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500000435D896DD61993BCE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ccfa" officeooo:paragraph-rsid="001dccfa"/>
    </style:style>
    <style:style style:name="P2" style:family="paragraph" style:parent-style-name="Text_20_body">
      <style:text-properties officeooo:rsid="001e4be2" officeooo:paragraph-rsid="001e4be2"/>
    </style:style>
    <style:style style:name="P3" style:family="paragraph" style:parent-style-name="Text_20_body">
      <style:paragraph-properties fo:text-align="justify" style:justify-single-word="false"/>
      <style:text-properties fo:color="#000000" officeooo:rsid="00b9d7d1" officeooo:paragraph-rsid="001e4be2"/>
    </style:style>
    <style:style style:name="P4" style:family="paragraph" style:parent-style-name="Text_20_body">
      <style:paragraph-properties fo:text-align="justify" style:justify-single-word="false"/>
      <style:text-properties fo:color="#000000" officeooo:rsid="00b9d7d1" officeooo:paragraph-rsid="0020de50"/>
    </style:style>
    <style:style style:name="P5" style:family="paragraph" style:parent-style-name="Text_20_body">
      <style:paragraph-properties fo:text-align="justify" style:justify-single-word="false"/>
      <style:text-properties fo:color="#000000" officeooo:rsid="00b9d7d1" officeooo:paragraph-rsid="0020de5c"/>
    </style:style>
    <style:style style:name="P6" style:family="paragraph" style:parent-style-name="Text_20_body">
      <style:paragraph-properties fo:text-align="justify" style:justify-single-word="false"/>
      <style:text-properties fo:color="#000000" officeooo:rsid="00b9d7d1" officeooo:paragraph-rsid="0021a0d0"/>
    </style:style>
    <style:style style:name="P7" style:family="paragraph" style:parent-style-name="Text_20_body">
      <style:paragraph-properties fo:text-align="justify" style:justify-single-word="false"/>
      <style:text-properties fo:color="#000000" officeooo:rsid="00b9d7d1" officeooo:paragraph-rsid="0021bf18"/>
    </style:style>
    <style:style style:name="P8" style:family="paragraph" style:parent-style-name="Text_20_body">
      <style:paragraph-properties fo:text-align="justify" style:justify-single-word="false"/>
      <style:text-properties fo:color="#000000" officeooo:rsid="00b9d7d1" officeooo:paragraph-rsid="0021c64e"/>
    </style:style>
    <style:style style:name="P9" style:family="paragraph" style:parent-style-name="Text_20_body">
      <style:paragraph-properties fo:text-align="justify" style:justify-single-word="false"/>
      <style:text-properties fo:color="#000000" officeooo:rsid="00b9d7d1" officeooo:paragraph-rsid="0023105f"/>
    </style:style>
    <style:style style:name="P10" style:family="paragraph" style:parent-style-name="Text_20_body">
      <style:paragraph-properties fo:text-align="justify" style:justify-single-word="false"/>
      <style:text-properties fo:color="#000000" officeooo:rsid="00b9d7d1" officeooo:paragraph-rsid="00233845"/>
    </style:style>
    <style:style style:name="P11" style:family="paragraph" style:parent-style-name="Text_20_body">
      <style:paragraph-properties fo:text-align="justify" style:justify-single-word="false"/>
      <style:text-properties fo:color="#000000" officeooo:rsid="00b9d7d1" officeooo:paragraph-rsid="002383ce"/>
    </style:style>
    <style:style style:name="P12" style:family="paragraph" style:parent-style-name="Text_20_body">
      <style:paragraph-properties fo:text-align="justify" style:justify-single-word="false"/>
      <style:text-properties fo:color="#000000" officeooo:rsid="00b9d7d1" officeooo:paragraph-rsid="0023b73b"/>
    </style:style>
    <style:style style:name="P13" style:family="paragraph" style:parent-style-name="Text_20_body">
      <style:paragraph-properties fo:text-align="justify" style:justify-single-word="false"/>
      <style:text-properties fo:color="#000000" officeooo:rsid="00b9d7d1" officeooo:paragraph-rsid="00244473"/>
    </style:style>
    <style:style style:name="P14" style:family="paragraph" style:parent-style-name="Text_20_body">
      <style:paragraph-properties fo:text-align="justify" style:justify-single-word="false"/>
      <style:text-properties fo:color="#000000" officeooo:rsid="00b9d7d1" officeooo:paragraph-rsid="0025d73f"/>
    </style:style>
    <style:style style:name="P15" style:family="paragraph" style:parent-style-name="Text_20_body">
      <style:paragraph-properties fo:text-align="justify" style:justify-single-word="false"/>
      <style:text-properties fo:color="#000000" officeooo:rsid="00b9d7d1" officeooo:paragraph-rsid="0026c9bb"/>
    </style:style>
    <style:style style:name="P16" style:family="paragraph" style:parent-style-name="Text_20_body">
      <style:paragraph-properties fo:text-align="justify" style:justify-single-word="false"/>
      <style:text-properties fo:color="#000000" officeooo:rsid="00b9d7d1" officeooo:paragraph-rsid="002aba92"/>
    </style:style>
    <style:style style:name="P17" style:family="paragraph" style:parent-style-name="Text_20_body">
      <style:paragraph-properties fo:text-align="justify" style:justify-single-word="false"/>
      <style:text-properties fo:color="#000000" officeooo:rsid="00b9d7d1" officeooo:paragraph-rsid="002c77db"/>
    </style:style>
    <style:style style:name="P18" style:family="paragraph" style:parent-style-name="Text_20_body">
      <style:paragraph-properties fo:text-align="justify" style:justify-single-word="false"/>
      <style:text-properties fo:color="#000000" officeooo:rsid="00b9d7d1" officeooo:paragraph-rsid="002f1b26"/>
    </style:style>
    <style:style style:name="P19" style:family="paragraph" style:parent-style-name="Text_20_body">
      <style:paragraph-properties fo:text-align="justify" style:justify-single-word="false"/>
      <style:text-properties fo:color="#000000" officeooo:rsid="00b9d7d1" officeooo:paragraph-rsid="0032fec9"/>
    </style:style>
    <style:style style:name="P20" style:family="paragraph" style:parent-style-name="Text_20_body">
      <style:paragraph-properties fo:text-align="justify" style:justify-single-word="false"/>
      <style:text-properties fo:color="#000000" officeooo:rsid="00b9d7d1" officeooo:paragraph-rsid="0033179a"/>
    </style:style>
    <style:style style:name="P21" style:family="paragraph" style:parent-style-name="Text_20_body">
      <style:paragraph-properties fo:text-align="justify" style:justify-single-word="false"/>
      <style:text-properties fo:color="#000000" officeooo:rsid="00b9d7d1" officeooo:paragraph-rsid="00337f48"/>
    </style:style>
    <style:style style:name="P22" style:family="paragraph" style:parent-style-name="Text_20_body">
      <style:paragraph-properties fo:text-align="justify" style:justify-single-word="false"/>
      <style:text-properties fo:color="#000000" officeooo:rsid="00b9d7d1" officeooo:paragraph-rsid="00341d0c"/>
    </style:style>
    <style:style style:name="P23" style:family="paragraph" style:parent-style-name="Text_20_body">
      <style:paragraph-properties fo:text-align="justify" style:justify-single-word="false"/>
      <style:text-properties fo:color="#000000" officeooo:rsid="00b9d7d1" officeooo:paragraph-rsid="0035e42f"/>
    </style:style>
    <style:style style:name="P24" style:family="paragraph" style:parent-style-name="Text_20_body">
      <style:paragraph-properties fo:text-align="justify" style:justify-single-word="false"/>
      <style:text-properties fo:color="#000000" officeooo:rsid="00b9d7d1" officeooo:paragraph-rsid="0037610f"/>
    </style:style>
    <style:style style:name="P25" style:family="paragraph" style:parent-style-name="Text_20_body">
      <style:paragraph-properties fo:text-align="justify" style:justify-single-word="false"/>
      <style:text-properties fo:color="#000000" officeooo:rsid="00b9d7d1" officeooo:paragraph-rsid="0039c218"/>
    </style:style>
    <style:style style:name="P26" style:family="paragraph" style:parent-style-name="Text_20_body">
      <style:paragraph-properties fo:text-align="justify" style:justify-single-word="false"/>
      <style:text-properties fo:color="#000000" officeooo:rsid="00b9d7d1" officeooo:paragraph-rsid="003ab012"/>
    </style:style>
    <style:style style:name="P27" style:family="paragraph" style:parent-style-name="Text_20_body">
      <style:paragraph-properties fo:text-align="justify" style:justify-single-word="false"/>
      <style:text-properties fo:color="#000000" officeooo:rsid="00b9d7d1" officeooo:paragraph-rsid="003c731d"/>
    </style:style>
    <style:style style:name="P28" style:family="paragraph" style:parent-style-name="Text_20_body">
      <style:paragraph-properties fo:text-align="justify" style:justify-single-word="false"/>
      <style:text-properties fo:color="#000000" officeooo:rsid="00b9d7d1" officeooo:paragraph-rsid="003d603d"/>
    </style:style>
    <style:style style:name="P29" style:family="paragraph" style:parent-style-name="Text_20_body">
      <style:paragraph-properties fo:text-align="justify" style:justify-single-word="false"/>
      <style:text-properties fo:color="#000000" officeooo:rsid="00b9d7d1" officeooo:paragraph-rsid="003eac7b"/>
    </style:style>
    <style:style style:name="P30" style:family="paragraph" style:parent-style-name="Text_20_body">
      <style:paragraph-properties fo:text-align="justify" style:justify-single-word="false"/>
      <style:text-properties fo:color="#000000" officeooo:rsid="00b9d7d1" officeooo:paragraph-rsid="003ecf57"/>
    </style:style>
    <style:style style:name="P31" style:family="paragraph" style:parent-style-name="Text_20_body">
      <style:paragraph-properties fo:text-align="justify" style:justify-single-word="false"/>
      <style:text-properties fo:color="#000000" officeooo:rsid="00b9d7d1" officeooo:paragraph-rsid="003fe4f4"/>
    </style:style>
    <style:style style:name="P32" style:family="paragraph" style:parent-style-name="Text_20_body">
      <style:paragraph-properties fo:text-align="justify" style:justify-single-word="false"/>
      <style:text-properties fo:color="#000000" officeooo:rsid="00b9d7d1" officeooo:paragraph-rsid="00408031"/>
    </style:style>
    <style:style style:name="P33" style:family="paragraph" style:parent-style-name="Text_20_body">
      <style:paragraph-properties fo:text-align="justify" style:justify-single-word="false"/>
      <style:text-properties fo:color="#000000" officeooo:rsid="00b9d7d1" officeooo:paragraph-rsid="0040dd9d"/>
    </style:style>
    <style:style style:name="P34" style:family="paragraph" style:parent-style-name="Text_20_body">
      <style:paragraph-properties fo:text-align="justify" style:justify-single-word="false"/>
      <style:text-properties fo:color="#000000" officeooo:rsid="00b9d7d1" officeooo:paragraph-rsid="0043bdef"/>
    </style:style>
    <style:style style:name="P35" style:family="paragraph" style:parent-style-name="Text_20_body">
      <style:paragraph-properties fo:text-align="justify" style:justify-single-word="false"/>
      <style:text-properties fo:color="#000000" officeooo:rsid="0021a0d0" officeooo:paragraph-rsid="0021a0d0"/>
    </style:style>
    <style:style style:name="P36" style:family="paragraph" style:parent-style-name="Text_20_body">
      <style:paragraph-properties fo:text-align="justify" style:justify-single-word="false"/>
      <style:text-properties fo:color="#000000" officeooo:rsid="0021c64e" officeooo:paragraph-rsid="0021c64e"/>
    </style:style>
    <style:style style:name="P37" style:family="paragraph" style:parent-style-name="Text_20_body">
      <style:paragraph-properties fo:text-align="justify" style:justify-single-word="false"/>
      <style:text-properties fo:color="#000000" officeooo:rsid="0026e7ce" officeooo:paragraph-rsid="0026e7ce"/>
    </style:style>
    <style:style style:name="P38" style:family="paragraph" style:parent-style-name="Text_20_body">
      <style:paragraph-properties fo:text-align="justify" style:justify-single-word="false"/>
      <style:text-properties fo:color="#000000" officeooo:rsid="002aba92" officeooo:paragraph-rsid="002aba92"/>
    </style:style>
    <style:style style:name="P39" style:family="paragraph" style:parent-style-name="Text_20_body">
      <style:paragraph-properties fo:text-align="justify" style:justify-single-word="false"/>
      <style:text-properties fo:color="#000000" officeooo:rsid="002d49df" officeooo:paragraph-rsid="002d49df"/>
    </style:style>
    <style:style style:name="P40" style:family="paragraph" style:parent-style-name="Text_20_body">
      <style:paragraph-properties fo:text-align="justify" style:justify-single-word="false"/>
      <style:text-properties fo:color="#000000" officeooo:rsid="0039c218" officeooo:paragraph-rsid="0039c218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3a1114" officeooo:paragraph-rsid="003a1114"/>
    </style:style>
    <style:style style:name="P42" style:family="paragraph" style:parent-style-name="Text_20_body">
      <style:paragraph-properties fo:text-align="justify" style:justify-single-word="false"/>
      <style:text-properties fo:color="#000000" officeooo:rsid="003d603d" officeooo:paragraph-rsid="003d603d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3de78e" officeooo:paragraph-rsid="003de78e"/>
    </style:style>
    <style:style style:name="P44" style:family="paragraph" style:parent-style-name="Text_20_body">
      <style:paragraph-properties fo:text-align="justify" style:justify-single-word="false"/>
      <style:text-properties fo:color="#000000" officeooo:rsid="003eac7b" officeooo:paragraph-rsid="003eac7b"/>
    </style:style>
    <style:style style:name="P45" style:family="paragraph" style:parent-style-name="Text_20_body">
      <style:paragraph-properties fo:text-align="justify" style:justify-single-word="false"/>
      <style:text-properties fo:color="#000000" officeooo:rsid="003ecf57" officeooo:paragraph-rsid="003ecf57"/>
    </style:style>
    <style:style style:name="P46" style:family="paragraph" style:parent-style-name="Text_20_body">
      <style:paragraph-properties fo:text-align="justify" style:justify-single-word="false"/>
      <style:text-properties fo:color="#000000" officeooo:rsid="003fe4f4" officeooo:paragraph-rsid="003fe4f4"/>
    </style:style>
    <style:style style:name="P47" style:family="paragraph" style:parent-style-name="Text_20_body">
      <style:paragraph-properties fo:text-align="justify" style:justify-single-word="false"/>
      <style:text-properties fo:color="#000000" officeooo:rsid="0043bdef" officeooo:paragraph-rsid="0043bdef"/>
    </style:style>
    <style:style style:name="P48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535c6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7bca0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90bd0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b0919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df0c1" style:font-weight-asian="bold" style:font-weight-complex="bold"/>
    </style:style>
    <style:style style:name="P53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0e85f" style:font-weight-asian="bold" style:font-weight-complex="bold"/>
    </style:style>
    <style:style style:name="P54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69f4e" style:font-weight-asian="bold" style:font-weight-complex="bold"/>
    </style:style>
    <style:style style:name="P55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623cc5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535c6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7bca0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0e85f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23cc5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69f4e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37fbc" style:font-weight-asian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568a7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color="#000000" fo:font-weight="normal" officeooo:rsid="0056ebf9" officeooo:paragraph-rsid="0056ebf9" style:font-weight-asian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color="#000000" fo:font-weight="normal" officeooo:rsid="00595aba" officeooo:paragraph-rsid="00595aba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color="#000000" fo:font-weight="normal" officeooo:rsid="005f6a7e" officeooo:paragraph-rsid="005f6a7e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37fbc" style:font-weight-asian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568a7" style:font-weight-asian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color="#000000" fo:font-weight="normal" officeooo:rsid="00644a24" officeooo:paragraph-rsid="00644a24" style:font-weight-asian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5f180" style:font-weight-asian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758b0" style:font-weight-asian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758b0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94ce" style:font-weight-asian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eebd" style:font-weight-asian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df462" style:font-weight-asian="normal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158d3" style:font-weight-asian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23f13" style:font-weight-asian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fo:color="#000000" fo:font-weight="normal" officeooo:rsid="006ae120" officeooo:paragraph-rsid="006ae120" style:font-weight-asian="normal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color="#000000" fo:font-weight="normal" officeooo:rsid="006cb796" officeooo:paragraph-rsid="006cb796" style:font-weight-asian="normal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fo:color="#000000" fo:font-weight="normal" officeooo:rsid="006e7ccd" officeooo:paragraph-rsid="006e7ccd" style:font-weight-asian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color="#000000" officeooo:rsid="004535c6" officeooo:paragraph-rsid="004535c6"/>
    </style:style>
    <style:style style:name="P81" style:family="paragraph" style:parent-style-name="Text_20_body">
      <style:text-properties officeooo:rsid="0020de50" officeooo:paragraph-rsid="0020de50"/>
    </style:style>
    <style:style style:name="P82" style:family="paragraph" style:parent-style-name="Text_20_body">
      <style:text-properties officeooo:rsid="0026c9bb" officeooo:paragraph-rsid="0026c9bb"/>
    </style:style>
    <style:style style:name="P83" style:family="paragraph" style:parent-style-name="Text_20_body">
      <style:paragraph-properties fo:text-align="justify" style:justify-single-word="false"/>
    </style:style>
    <style:style style:name="P84" style:family="paragraph" style:parent-style-name="Text_20_body">
      <style:paragraph-properties fo:text-align="justify" style:justify-single-word="false"/>
      <style:text-properties officeooo:paragraph-rsid="00337f48"/>
    </style:style>
    <style:style style:name="P85" style:family="paragraph" style:parent-style-name="Text_20_body">
      <style:paragraph-properties fo:text-align="justify" style:justify-single-word="false"/>
      <style:text-properties officeooo:paragraph-rsid="00637fbc"/>
    </style:style>
    <style:style style:name="P86" style:family="paragraph" style:parent-style-name="Text_20_body">
      <style:paragraph-properties fo:text-align="justify" style:justify-single-word="false"/>
      <style:text-properties officeooo:paragraph-rsid="006568a7"/>
    </style:style>
    <style:style style:name="P87" style:family="paragraph" style:parent-style-name="Text_20_body">
      <style:paragraph-properties fo:text-align="justify" style:justify-single-word="false"/>
      <style:text-properties officeooo:rsid="00337f48" officeooo:paragraph-rsid="00337f48"/>
    </style:style>
    <style:style style:name="P88" style:family="paragraph" style:parent-style-name="Text_20_body">
      <style:text-properties officeooo:paragraph-rsid="004b0919"/>
    </style:style>
    <style:style style:name="P89" style:family="paragraph" style:parent-style-name="Text_20_body">
      <style:text-properties officeooo:paragraph-rsid="004df0c1"/>
    </style:style>
    <style:style style:name="P90" style:family="paragraph" style:parent-style-name="Text_20_body">
      <style:paragraph-properties fo:text-align="justify" style:justify-single-word="false"/>
      <style:text-properties officeooo:rsid="0053e857" officeooo:paragraph-rsid="0053e857"/>
    </style:style>
    <style:style style:name="P91" style:family="paragraph" style:parent-style-name="Text_20_body">
      <style:paragraph-properties fo:text-align="justify" style:justify-single-word="false"/>
      <style:text-properties officeooo:rsid="00569f4e" officeooo:paragraph-rsid="00569f4e"/>
    </style:style>
    <style:style style:name="P92" style:family="paragraph" style:parent-style-name="Text_20_body">
      <style:paragraph-properties fo:text-align="justify" style:justify-single-word="false"/>
      <style:text-properties officeooo:rsid="005da55e" officeooo:paragraph-rsid="005da55e"/>
    </style:style>
    <style:style style:name="P93" style:family="paragraph" style:parent-style-name="Text_20_body">
      <style:text-properties officeooo:rsid="006a94ce" officeooo:paragraph-rsid="006a94ce"/>
    </style:style>
    <style:style style:name="P94" style:family="paragraph" style:parent-style-name="Text_20_body">
      <style:text-properties officeooo:rsid="00723f13" officeooo:paragraph-rsid="00723f13"/>
    </style:style>
    <style:style style:name="P95" style:family="paragraph" style:parent-style-name="Preformatted_20_Text">
      <style:paragraph-properties fo:margin-top="0in" fo:margin-bottom="0.1965in" loext:contextual-spacing="false"/>
    </style:style>
    <style:style style:name="P9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32564" style:font-weight-asian="normal" style:font-weight-complex="normal"/>
    </style:style>
    <style:style style:name="P97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158d3" style:font-weight-asian="normal" style:font-weight-complex="normal"/>
    </style:style>
    <style:style style:name="P98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23f13" style:font-weight-asian="normal" style:font-weight-complex="normal"/>
    </style:style>
    <style:style style:name="P99" style:family="paragraph" style:parent-style-name="Text_20_body">
      <style:paragraph-properties fo:text-align="justify" style:justify-single-word="false"/>
      <style:text-properties fo:color="#000000" fo:font-weight="normal" officeooo:rsid="00735fe4" officeooo:paragraph-rsid="00735fe4" style:font-weight-asian="normal" style:font-weight-complex="normal"/>
    </style:style>
    <style:style style:name="P100" style:family="paragraph" style:parent-style-name="Text_20_body">
      <style:text-properties officeooo:rsid="0075ce28" officeooo:paragraph-rsid="0075ce28"/>
    </style:style>
    <style:style style:name="P101" style:family="paragraph" style:parent-style-name="Heading_20_1">
      <style:text-properties officeooo:rsid="001dccfa" officeooo:paragraph-rsid="001dccfa"/>
    </style:style>
    <style:style style:name="P102" style:family="paragraph" style:parent-style-name="Heading_20_3">
      <style:text-properties officeooo:paragraph-rsid="001e4be2"/>
    </style:style>
    <style:style style:name="P103" style:family="paragraph" style:parent-style-name="Heading_20_3">
      <style:text-properties officeooo:paragraph-rsid="0021a0d0"/>
    </style:style>
    <style:style style:name="P104" style:family="paragraph" style:parent-style-name="Heading_20_3">
      <style:text-properties officeooo:paragraph-rsid="0021bf18"/>
    </style:style>
    <style:style style:name="P105" style:family="paragraph" style:parent-style-name="Heading_20_3">
      <style:text-properties officeooo:paragraph-rsid="0023105f"/>
    </style:style>
    <style:style style:name="P106" style:family="paragraph" style:parent-style-name="Heading_20_3">
      <style:text-properties officeooo:paragraph-rsid="00233845"/>
    </style:style>
    <style:style style:name="P107" style:family="paragraph" style:parent-style-name="Heading_20_3">
      <style:text-properties officeooo:paragraph-rsid="002383ce"/>
    </style:style>
    <style:style style:name="P108" style:family="paragraph" style:parent-style-name="Heading_20_3">
      <style:text-properties officeooo:paragraph-rsid="00244473"/>
    </style:style>
    <style:style style:name="P109" style:family="paragraph" style:parent-style-name="Heading_20_3">
      <style:text-properties officeooo:rsid="0025d73f" officeooo:paragraph-rsid="0025d73f"/>
    </style:style>
    <style:style style:name="P110" style:family="paragraph" style:parent-style-name="Heading_20_3">
      <style:text-properties officeooo:paragraph-rsid="0032fec9"/>
    </style:style>
    <style:style style:name="P111" style:family="paragraph" style:parent-style-name="Heading_20_3">
      <style:text-properties officeooo:paragraph-rsid="0033179a"/>
    </style:style>
    <style:style style:name="P112" style:family="paragraph" style:parent-style-name="Heading_20_3">
      <style:text-properties officeooo:paragraph-rsid="00337f48"/>
    </style:style>
    <style:style style:name="P113" style:family="paragraph" style:parent-style-name="Heading_20_3">
      <style:text-properties officeooo:paragraph-rsid="00341d0c"/>
    </style:style>
    <style:style style:name="P114" style:family="paragraph" style:parent-style-name="Heading_20_3">
      <style:text-properties officeooo:paragraph-rsid="0035e42f"/>
    </style:style>
    <style:style style:name="P115" style:family="paragraph" style:parent-style-name="Heading_20_3">
      <style:text-properties officeooo:paragraph-rsid="003ab012"/>
    </style:style>
    <style:style style:name="P116" style:family="paragraph" style:parent-style-name="Heading_20_3">
      <style:text-properties officeooo:paragraph-rsid="003c731d"/>
    </style:style>
    <style:style style:name="P117" style:family="paragraph" style:parent-style-name="Heading_20_3">
      <style:text-properties officeooo:paragraph-rsid="003eac7b"/>
    </style:style>
    <style:style style:name="P118" style:family="paragraph" style:parent-style-name="Heading_20_3">
      <style:text-properties officeooo:paragraph-rsid="003fe4f4"/>
    </style:style>
    <style:style style:name="P119" style:family="paragraph" style:parent-style-name="Heading_20_3">
      <style:text-properties officeooo:paragraph-rsid="00408031"/>
    </style:style>
    <style:style style:name="P120" style:family="paragraph" style:parent-style-name="Heading_20_3">
      <style:text-properties officeooo:paragraph-rsid="0040dd9d"/>
    </style:style>
    <style:style style:name="P121" style:family="paragraph" style:parent-style-name="Heading_20_3">
      <style:text-properties officeooo:paragraph-rsid="0047bca0"/>
    </style:style>
    <style:style style:name="P122" style:family="paragraph" style:parent-style-name="Heading_20_3">
      <style:text-properties officeooo:paragraph-rsid="004b0919"/>
    </style:style>
    <style:style style:name="P123" style:family="paragraph" style:parent-style-name="Heading_20_3">
      <style:text-properties officeooo:paragraph-rsid="004df0c1"/>
    </style:style>
    <style:style style:name="P124" style:family="paragraph" style:parent-style-name="Heading_20_3">
      <style:text-properties officeooo:paragraph-rsid="0050e85f"/>
    </style:style>
    <style:style style:name="P125" style:family="paragraph" style:parent-style-name="Heading_20_3">
      <style:text-properties officeooo:rsid="006568a7" officeooo:paragraph-rsid="006568a7"/>
    </style:style>
    <style:style style:name="P126" style:family="paragraph" style:parent-style-name="Heading_20_3">
      <style:text-properties officeooo:paragraph-rsid="006df462"/>
    </style:style>
    <style:style style:name="P127" style:family="paragraph" style:parent-style-name="Heading_20_3">
      <style:text-properties officeooo:paragraph-rsid="00723f13"/>
    </style:style>
    <style:style style:name="P128" style:family="paragraph" style:parent-style-name="Heading_20_3">
      <style:text-properties officeooo:paragraph-rsid="00732564"/>
    </style:style>
    <style:style style:name="T1" style:family="text">
      <style:text-properties officeooo:rsid="001e4be2"/>
    </style:style>
    <style:style style:name="T2" style:family="text">
      <style:text-properties officeooo:rsid="00b80b1c"/>
    </style:style>
    <style:style style:name="T3" style:family="text">
      <style:text-properties officeooo:rsid="001f87b8"/>
    </style:style>
    <style:style style:name="T4" style:family="text">
      <style:text-properties officeooo:rsid="0021a0d0"/>
    </style:style>
    <style:style style:name="T5" style:family="text">
      <style:text-properties officeooo:rsid="0021bf18"/>
    </style:style>
    <style:style style:name="T6" style:family="text">
      <style:text-properties officeooo:rsid="0021c64e"/>
    </style:style>
    <style:style style:name="T7" style:family="text">
      <style:text-properties officeooo:rsid="0023105f"/>
    </style:style>
    <style:style style:name="T8" style:family="text">
      <style:text-properties officeooo:rsid="00233845"/>
    </style:style>
    <style:style style:name="T9" style:family="text">
      <style:text-properties officeooo:rsid="002383ce"/>
    </style:style>
    <style:style style:name="T10" style:family="text">
      <style:text-properties officeooo:rsid="0023b73b"/>
    </style:style>
    <style:style style:name="T11" style:family="text">
      <style:text-properties officeooo:rsid="00244473"/>
    </style:style>
    <style:style style:name="T12" style:family="text">
      <style:text-properties officeooo:rsid="0025d73f"/>
    </style:style>
    <style:style style:name="T13" style:family="text">
      <style:text-properties officeooo:rsid="0026c9bb"/>
    </style:style>
    <style:style style:name="T14" style:family="text">
      <style:text-properties officeooo:rsid="00298022"/>
    </style:style>
    <style:style style:name="T15" style:family="text">
      <style:text-properties officeooo:rsid="002c77db"/>
    </style:style>
    <style:style style:name="T16" style:family="text">
      <style:text-properties officeooo:rsid="002f1b26"/>
    </style:style>
    <style:style style:name="T17" style:family="text">
      <style:text-properties officeooo:rsid="003083bf"/>
    </style:style>
    <style:style style:name="T18" style:family="text">
      <style:text-properties officeooo:rsid="0032fec9"/>
    </style:style>
    <style:style style:name="T19" style:family="text">
      <style:text-properties officeooo:rsid="0033179a"/>
    </style:style>
    <style:style style:name="T20" style:family="text">
      <style:text-properties officeooo:rsid="00333c59"/>
    </style:style>
    <style:style style:name="T21" style:family="text">
      <style:text-properties officeooo:rsid="00337f48"/>
    </style:style>
    <style:style style:name="T22" style:family="text">
      <style:text-properties fo:color="#000000" officeooo:rsid="00337f48"/>
    </style:style>
    <style:style style:name="T23" style:family="text">
      <style:text-properties fo:color="#000000" fo:font-weight="normal" officeooo:rsid="004b0919" style:font-weight-asian="normal" style:font-weight-complex="normal"/>
    </style:style>
    <style:style style:name="T24" style:family="text">
      <style:text-properties fo:color="#000000" fo:font-weight="normal" officeooo:rsid="00b9d7d1" style:font-weight-asian="normal" style:font-weight-complex="normal"/>
    </style:style>
    <style:style style:name="T25" style:family="text">
      <style:text-properties fo:color="#000000" fo:font-weight="normal" officeooo:rsid="00b80b1c" style:font-weight-asian="normal" style:font-weight-complex="normal"/>
    </style:style>
    <style:style style:name="T26" style:family="text">
      <style:text-properties officeooo:rsid="00341d0c"/>
    </style:style>
    <style:style style:name="T27" style:family="text">
      <style:text-properties officeooo:rsid="0035e42f"/>
    </style:style>
    <style:style style:name="T28" style:family="text">
      <style:text-properties officeooo:rsid="003a1114"/>
    </style:style>
    <style:style style:name="T29" style:family="text">
      <style:text-properties officeooo:rsid="003b67b5"/>
    </style:style>
    <style:style style:name="T30" style:family="text">
      <style:text-properties officeooo:rsid="003c731d"/>
    </style:style>
    <style:style style:name="T31" style:family="text">
      <style:text-properties officeooo:rsid="003d492f"/>
    </style:style>
    <style:style style:name="T32" style:family="text">
      <style:text-properties officeooo:rsid="003eac7b"/>
    </style:style>
    <style:style style:name="T33" style:family="text">
      <style:text-properties officeooo:rsid="003ecf57"/>
    </style:style>
    <style:style style:name="T34" style:family="text">
      <style:text-properties officeooo:rsid="003fe4f4"/>
    </style:style>
    <style:style style:name="T35" style:family="text">
      <style:text-properties officeooo:rsid="00408031"/>
    </style:style>
    <style:style style:name="T36" style:family="text">
      <style:text-properties officeooo:rsid="0040dd9d"/>
    </style:style>
    <style:style style:name="T37" style:family="text">
      <style:text-properties officeooo:rsid="0043bdef"/>
    </style:style>
    <style:style style:name="T38" style:family="text">
      <style:text-properties officeooo:rsid="004535c6"/>
    </style:style>
    <style:style style:name="T39" style:family="text">
      <style:text-properties officeooo:rsid="0047bca0"/>
    </style:style>
    <style:style style:name="T40" style:family="text">
      <style:text-properties officeooo:rsid="00490bd0"/>
    </style:style>
    <style:style style:name="T41" style:family="text">
      <style:text-properties officeooo:rsid="004b0919"/>
    </style:style>
    <style:style style:name="T42" style:family="text">
      <style:text-properties officeooo:rsid="004c6561"/>
    </style:style>
    <style:style style:name="T43" style:family="text">
      <style:text-properties officeooo:rsid="004df0c1"/>
    </style:style>
    <style:style style:name="T44" style:family="text">
      <style:text-properties officeooo:rsid="0050e85f"/>
    </style:style>
    <style:style style:name="T45" style:family="text">
      <style:text-properties officeooo:rsid="00532088"/>
    </style:style>
    <style:style style:name="T46" style:family="text">
      <style:text-properties officeooo:rsid="0053e857"/>
    </style:style>
    <style:style style:name="T47" style:family="text">
      <style:text-properties officeooo:rsid="0059ef21"/>
    </style:style>
    <style:style style:name="T48" style:family="text">
      <style:text-properties officeooo:rsid="005a3984"/>
    </style:style>
    <style:style style:name="T49" style:family="text">
      <style:text-properties officeooo:rsid="00644a24"/>
    </style:style>
    <style:style style:name="T50" style:family="text">
      <style:text-properties officeooo:rsid="006568a7"/>
    </style:style>
    <style:style style:name="T51" style:family="text">
      <style:text-properties officeooo:rsid="006865cb"/>
    </style:style>
    <style:style style:name="T52" style:family="text">
      <style:text-properties officeooo:rsid="0068f3c4"/>
    </style:style>
    <style:style style:name="T53" style:family="text">
      <style:text-properties officeooo:rsid="006df462"/>
    </style:style>
    <style:style style:name="T54" style:family="text">
      <style:text-properties officeooo:rsid="00723f13"/>
    </style:style>
    <style:style style:name="T55" style:family="text">
      <style:text-properties officeooo:rsid="00732564"/>
    </style:style>
    <style:style style:name="T56" style:family="text">
      <style:text-properties officeooo:rsid="0075ce2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1" text:outline-level="1">4. Frontend Setup</text:h>
      <text:h text:style-name="Heading_20_2" text:outline-level="2">4.0 CRA Cleanup and installation</text:h>
      <text:h text:style-name="Heading_20_3" text:outline-level="3">1) install</text:h>
      <text:p text:style-name="P1">개발폴더에 들어가서</text:p>
      <text:p text:style-name="P1">npx create-react-app instafront</text:p>
      <text:p text:style-name="P1">github.com/new 라고 치면 새로운 저장소 만드는 곳으로 간다. </text:p>
      <text:p text:style-name="P1">저장소 이름은 instafront라고 똑같이 만들어준다.</text:p>
      <text:p text:style-name="P1">내가 만든 개발폴더에 들어가서</text:p>
      <text:p text:style-name="P1">git remote add origin https://github.com/Philastrio/instafront.git</text:p>
      <text:p text:style-name="P1">붙여넣어준다. </text:p>
      <text:h text:style-name="Heading_20_3" text:outline-level="3">2) <text:span text:style-name="T1">src 폴더</text:span></text:h>
      <text:p text:style-name="P2">index.js, App.js만 빼고다 지운다. </text:p>
      <text:p text:style-name="P2"/>
      <text:h text:style-name="Heading_20_3" text:outline-level="3">3) index.js</text:h>
      <text:p text:style-name="P3">----------------<text:span text:style-name="T2">--------------------------------------------------------------------------------------------------------</text:span></text:p>
      <text:p text:style-name="P3">import React from "react";</text:p>
      <text:p text:style-name="P3">import ReactDOM from "react-dom";</text:p>
      <text:p text:style-name="P3">import App from "./Components/App";</text:p>
      <text:p text:style-name="P3"/>
      <text:p text:style-name="P3">ReactDOM.render(&lt;App /&gt;, document.getElementById("root"));</text:p>
      <text:p text:style-name="P3">----------------<text:span text:style-name="T2">--------------------------------------------------------------------------------------------------------</text:span></text:p>
      <text:p text:style-name="P3"/>
      <text:h text:style-name="P102" text:outline-level="3">3) <text:span text:style-name="T1">App</text:span>.js<text:span text:style-name="T1">(src-&gt; Components폴더)</text:span></text:h>
      <text:p text:style-name="P3">----------------<text:span text:style-name="T2">--------------------------------------------------------------------------------------------------------</text:span></text:p>
      <text:p text:style-name="P3">import React, { Component } from "react";</text:p>
      <text:p text:style-name="P3"/>
      <text:p text:style-name="P3">class App extends Component {</text:p>
      <text:p text:style-name="P3"><text:s text:c="2"/>render() {</text:p>
      <text:p text:style-name="P3"><text:s text:c="4"/>return &lt;div className="App" /&gt;;</text:p>
      <text:p text:style-name="P3"><text:soft-page-break/><text:s text:c="2"/>}</text:p>
      <text:p text:style-name="P3">}</text:p>
      <text:p text:style-name="P3">export default App;</text:p>
      <text:p text:style-name="P3">----------------<text:span text:style-name="T2">--------------------------------------------------------------------------------------------------------</text:span></text:p>
      <text:h text:style-name="Heading_20_3" text:outline-level="3">4)<text:span text:style-name="T3"> 추가설치</text:span></text:h>
      <text:p text:style-name="Text_20_body">yarn add styled-components react-router-dom graphql react-apollo-hooks apollo-boost<text:span text:style-name="T3"> react-helmet </text:span></text:p>
      <text:p text:style-name="P81">yarn add react-toastify styled-reset</text:p>
      <text:h text:style-name="Heading_20_1" text:outline-level="1">4.1 GlobalStyles and Theme</text:h>
      <text:h text:style-name="Heading_20_3" text:outline-level="3">1) GlobalStyles.js</text:h>
      <text:p text:style-name="P4">----------------<text:span text:style-name="T2">--------------------------------------------------------------------------------------------------------</text:span></text:p>
      <text:p text:style-name="P4">import { createGlobalStyle } from "styled-components";</text:p>
      <text:p text:style-name="P4">import reset from "styled-reset";</text:p>
      <text:p text:style-name="P4"/>
      <text:p text:style-name="P4">export default createGlobalStyle`</text:p>
      <text:p text:style-name="P4"><text:s text:c="2"/>${reset}</text:p>
      <text:p text:style-name="P4">`;</text:p>
      <text:p text:style-name="P4">----------------<text:span text:style-name="T2">--------------------------------------------------------------------------------------------------------</text:span></text:p>
      <text:h text:style-name="Heading_20_3" text:outline-level="3">2) App.js</text:h>
      <text:p text:style-name="P5">----------------<text:span text:style-name="T2">--------------------------------------------------------------------------------------------------------</text:span></text:p>
      <text:p text:style-name="P5">import React from "react";</text:p>
      <text:p text:style-name="P5">import GlobalStyles from "../Styles/GlobalStyles";</text:p>
      <text:p text:style-name="P5"/>
      <text:p text:style-name="P5">export default () =&gt; (</text:p>
      <text:p text:style-name="P5"><text:s text:c="2"/>&lt;&gt;</text:p>
      <text:p text:style-name="P5"><text:s text:c="4"/>&lt;GlobalStyles /&gt;</text:p>
      <text:p text:style-name="P5"><text:s text:c="4"/>hello</text:p>
      <text:p text:style-name="P5"><text:s text:c="2"/>&lt;/&gt;</text:p>
      <text:p text:style-name="P5">);</text:p>
      <text:p text:style-name="P5">----------------<text:span text:style-name="T2">--------------------------------------------------------------------------------------------------------</text:span></text:p>
      <text:p text:style-name="P4"/>
      <text:h text:style-name="P103" text:outline-level="3"><text:soft-page-break/><text:span text:style-name="T4">3</text:span>) GlobalStyles.js<text:span text:style-name="T4"> #2</text:span></text:h>
      <text:p text:style-name="P6">----------------<text:span text:style-name="T2">--------------------------------------------------------------------------------------------------------</text:span></text:p>
      <text:p text:style-name="Text_20_body">import { createGlobalStyle } from "styled-components";</text:p>
      <text:p text:style-name="Text_20_body">import reset from "styled-reset";</text:p>
      <text:p text:style-name="Text_20_body"/>
      <text:p text:style-name="Text_20_body">export default createGlobalStyle`</text:p>
      <text:p text:style-name="Text_20_body"><text:s text:c="2"/>${reset}</text:p>
      <text:p text:style-name="Text_20_body"><text:s text:c="2"/>* {</text:p>
      <text:p text:style-name="Text_20_body"><text:s text:c="4"/>box-sizing: border-box;</text:p>
      <text:p text:style-name="Text_20_body"><text:s text:c="2"/>}</text:p>
      <text:p text:style-name="Text_20_body">`;</text:p>
      <text:p text:style-name="P6">----------------<text:span text:style-name="T2">--------------------------------------------------------------------------------------------------------</text:span></text:p>
      <text:p text:style-name="P6"/>
      <text:h text:style-name="Heading_20_3" text:outline-level="3">4) Theme.js</text:h>
      <text:p text:style-name="P6">----------------<text:span text:style-name="T2">--------------------------------------------------------------------------------------------------------</text:span></text:p>
      <text:p text:style-name="P6">const BOX_BORDER = "1px solid #e6e6e6";</text:p>
      <text:p text:style-name="P6">const BORDER_RADIUS = "4px";</text:p>
      <text:p text:style-name="P6"/>
      <text:p text:style-name="P6">export default {</text:p>
      <text:p text:style-name="P6"><text:s text:c="2"/>bgColor: "#FAFAFA",</text:p>
      <text:p text:style-name="P6"><text:s text:c="2"/>blackColor: "#262626",</text:p>
      <text:p text:style-name="P6"><text:s text:c="2"/>blueColor: "#3897f0",</text:p>
      <text:p text:style-name="P6"><text:s text:c="2"/>darkGreyColor: "#999",</text:p>
      <text:p text:style-name="P6"><text:s text:c="2"/>lightGreyColor: "#c7c7c7",</text:p>
      <text:p text:style-name="P6"><text:s text:c="2"/>darkBlueColor: "#003569",</text:p>
      <text:p text:style-name="P6"><text:s text:c="2"/>redColor: "#ED4956",</text:p>
      <text:p text:style-name="P6"><text:s text:c="2"/>whiteBox: `</text:p>
      <text:p text:style-name="P6"><text:span text:style-name="T16"><text:s text:c="4"/></text:span>border:${BORDER_RADIUS};</text:p>
      <text:p text:style-name="P6"><text:s text:c="4"/>border-radius:${BOX_BORDER}<text:span text:style-name="T17">;</text:span></text:p>
      <text:p text:style-name="P6"><text:s text:c="4"/>background-color: white;</text:p>
      <text:p text:style-name="P6"><text:s text:c="2"/>`</text:p>
      <text:p text:style-name="P6">};</text:p>
      <text:p text:style-name="P6"><text:soft-page-break/>----------------<text:span text:style-name="T2">--------------------------------------------------------------------------------------------------------</text:span></text:p>
      <text:p text:style-name="P35">이것은 나 대신 색깔을 복붙해준다. </text:p>
      <text:h text:style-name="P104" text:outline-level="3"><text:span text:style-name="T5">5</text:span>) App.js</text:h>
      <text:p text:style-name="P7">----------------<text:span text:style-name="T2">--------------------------------------------------------------------------------------------------------</text:span></text:p>
      <text:p text:style-name="P7">import React from "react";</text:p>
      <text:p text:style-name="P7">import { ThemeProvider } from "styled-components";</text:p>
      <text:p text:style-name="P7">import GlobalStyles from "../Styles/GlobalStyles";</text:p>
      <text:p text:style-name="P7">import Theme from "../Styles/Theme";</text:p>
      <text:p text:style-name="P7"/>
      <text:p text:style-name="P7">export default () =&gt; (</text:p>
      <text:p text:style-name="P7"><text:s text:c="2"/>&lt;ThemeProvider theme={Theme}&gt;</text:p>
      <text:p text:style-name="P7"><text:s text:c="4"/>&lt;GlobalStyles /&gt;</text:p>
      <text:p text:style-name="P7"><text:s text:c="2"/>&lt;/ThemeProvider&gt;</text:p>
      <text:p text:style-name="P7">);</text:p>
      <text:p text:style-name="P7">----------------<text:span text:style-name="T2">--------------------------------------------------------------------------------------------------------</text:span></text:p>
      <text:p text:style-name="P36"><text:s/></text:p>
      <text:h text:style-name="Heading_20_1" text:outline-level="1">4.2<text:span text:style-name="T6"> React Router</text:span></text:h>
      <text:h text:style-name="P105" text:outline-level="3">1) (src -&gt; Routes 폴더)<text:span text:style-name="T7">: </text:span>Auth<text:span text:style-name="T7">.js, EditProfile.js, Explore.js, Feed.js, Post.js, Profile.js 만들어서 ""안에만 파일 이름과 같이 해준다. </text:span></text:h>
      <text:p text:style-name="P8">----------------<text:span text:style-name="T2">--------------------------------------------------------------------------------------------------------</text:span></text:p>
      <text:p text:style-name="P8">export default () =&gt; "Auth";</text:p>
      <text:p text:style-name="P9">----------------<text:span text:style-name="T2">--------------------------------------------------------------------------------------------------------</text:span></text:p>
      <text:h text:style-name="P106" text:outline-level="3"><text:span text:style-name="T8">2</text:span>) <text:span text:style-name="T8">Router.js</text:span></text:h>
      <text:p text:style-name="P10">----------------<text:span text:style-name="T2">--------------------------------------------------------------------------------------------------------</text:span></text:p>
      <text:p text:style-name="P10">import PropTypes from "prop-types";</text:p>
      <text:p text:style-name="P10">import { HashRouter as Router, Route, Switch } from "react-router-dom";</text:p>
      <text:p text:style-name="P10">import Auth from "../Routes/Auth";</text:p>
      <text:p text:style-name="P10">import Feed from "../Routes/Feed";</text:p>
      <text:p text:style-name="P10"/>
      <text:p text:style-name="P10">import React from "react";</text:p>
      <text:p text:style-name="P10"><text:soft-page-break/></text:p>
      <text:p text:style-name="P10">const LoggedInRoutes = () =&gt; (</text:p>
      <text:p text:style-name="P10"><text:s text:c="2"/>&lt;&gt;</text:p>
      <text:p text:style-name="P10"><text:s text:c="4"/>&lt;Route exact path="/" component={Feed} /&gt;</text:p>
      <text:p text:style-name="P10"><text:s text:c="2"/>&lt;/&gt;</text:p>
      <text:p text:style-name="P10">);</text:p>
      <text:p text:style-name="P10"/>
      <text:p text:style-name="P10">const LoggedOutRoutes = () =&gt; (</text:p>
      <text:p text:style-name="P10"><text:s text:c="2"/>&lt;&gt;</text:p>
      <text:p text:style-name="P10"><text:s text:c="4"/>&lt;Route exact path="/" component={Auth} /&gt;</text:p>
      <text:p text:style-name="P10"><text:s text:c="2"/>&lt;/&gt;</text:p>
      <text:p text:style-name="P10">);</text:p>
      <text:p text:style-name="P10"/>
      <text:p text:style-name="P10">const AppRouter = ({ isLoggedIn }) =&gt; (</text:p>
      <text:p text:style-name="P10"><text:s text:c="2"/>&lt;Router&gt;</text:p>
      <text:p text:style-name="P10"><text:s text:c="4"/>&lt;Switch&gt;{isLoggedIn ? &lt;LoggedInRoutes /&gt; : &lt;LoggedOutRoutes /&gt;}&lt;/Switch&gt;</text:p>
      <text:p text:style-name="P10"><text:s text:c="2"/>&lt;/Router&gt;</text:p>
      <text:p text:style-name="P10">);</text:p>
      <text:p text:style-name="P10"/>
      <text:p text:style-name="P10">AppRouter.propTypes = {</text:p>
      <text:p text:style-name="P10"><text:s text:c="2"/>isLoggedIn: PropTypes.bool.isRequired</text:p>
      <text:p text:style-name="P10">};</text:p>
      <text:p text:style-name="P10"/>
      <text:p text:style-name="P10">export default AppRouter;</text:p>
      <text:p text:style-name="P10">----------------<text:span text:style-name="T2">--------------------------------------------------------------------------------------------------------</text:span></text:p>
      <text:h text:style-name="P107" text:outline-level="3"><text:span text:style-name="T9">3</text:span>) <text:span text:style-name="T9">App.js</text:span></text:h>
      <text:p text:style-name="P11">----------------<text:span text:style-name="T2">--------------------------------------------------------------------------------------------------------</text:span></text:p>
      <text:p text:style-name="P11">import React from "react";</text:p>
      <text:p text:style-name="P11">import { ThemeProvider } from "styled-components";</text:p>
      <text:p text:style-name="P11">import GlobalStyles from "../Styles/GlobalStyles";</text:p>
      <text:p text:style-name="P11">import Theme from "../Styles/Theme";</text:p>
      <text:p text:style-name="P11">import Router from "./Router";</text:p>
      <text:p text:style-name="P11"><text:soft-page-break/></text:p>
      <text:p text:style-name="P11">export default () =&gt; (</text:p>
      <text:p text:style-name="P11"><text:s text:c="2"/>&lt;ThemeProvider theme={Theme}&gt;</text:p>
      <text:p text:style-name="P11"><text:s text:c="4"/>&lt;&gt;</text:p>
      <text:p text:style-name="P11"><text:s text:c="6"/>&lt;GlobalStyles /&gt;</text:p>
      <text:p text:style-name="P11"><text:s text:c="6"/>&lt;Router isLoggedIn={false} /&gt;</text:p>
      <text:p text:style-name="P11"><text:s text:c="4"/>&lt;/&gt;</text:p>
      <text:p text:style-name="P11"><text:s text:c="2"/>&lt;/ThemeProvider&gt;</text:p>
      <text:p text:style-name="P11">);</text:p>
      <text:p text:style-name="P11">----------------<text:span text:style-name="T2">--------------------------------------------------------------------------------------------------------</text:span></text:p>
      <text:h text:style-name="Heading_20_1" text:outline-level="1">4.3<text:span text:style-name="T10"> Apollo Client</text:span></text:h>
      <text:h text:style-name="Heading_20_3" text:outline-level="3">1) Client.js(src-&gt; Apollo 폴더)</text:h>
      <text:p text:style-name="P12">----------------<text:span text:style-name="T2">--------------------------------------------------------------------------------------------------------</text:span></text:p>
      <text:p text:style-name="P12">import ApolloClient from "apollo-boost";</text:p>
      <text:p text:style-name="P12"/>
      <text:p text:style-name="P12">export default new ApolloClient({</text:p>
      <text:p text:style-name="P12"><text:s text:c="2"/>uri: "http://localhost:4000",</text:p>
      <text:p text:style-name="P12"><text:s text:c="2"/>clientState: {</text:p>
      <text:p text:style-name="P12"><text:s text:c="4"/>typeDefs,</text:p>
      <text:p text:style-name="P12"><text:s text:c="4"/>resolvers</text:p>
      <text:p text:style-name="P12"><text:s text:c="2"/>}</text:p>
      <text:p text:style-name="P12">});</text:p>
      <text:p text:style-name="P12">----------------<text:span text:style-name="T2">--------------------------------------------------------------------------------------------------------</text:span></text:p>
      <text:p text:style-name="P12">이<text:span text:style-name="T13"> 안에 들어가는 것은 apolloclient 설정들이다. </text:span></text:p>
      <text:h text:style-name="P108" text:outline-level="3"><text:span text:style-name="T11">2)</text:span> <text:span text:style-name="T11">App.js</text:span></text:h>
      <text:p text:style-name="P13">----------------<text:span text:style-name="T2">--------------------------------------------------------------------------------------------------------</text:span></text:p>
      <text:p text:style-name="P13">import React from "react";</text:p>
      <text:p text:style-name="P13">import { ThemeProvider } from "styled-components";</text:p>
      <text:p text:style-name="P13">import GlobalStyles from "../Styles/GlobalStyles";</text:p>
      <text:p text:style-name="P13">import Theme from "../Styles/Theme";</text:p>
      <text:p text:style-name="P13"><text:soft-page-break/>import Router from "./Router";</text:p>
      <text:p text:style-name="P13"/>
      <text:p text:style-name="P13">export default () =&gt; (</text:p>
      <text:p text:style-name="P13"><text:s text:c="2"/>&lt;ThemeProvider theme={Theme}&gt;</text:p>
      <text:p text:style-name="P13"><text:s text:c="4"/>&lt;&gt;</text:p>
      <text:p text:style-name="P13"><text:s text:c="6"/>&lt;GlobalStyles /&gt;</text:p>
      <text:p text:style-name="P13"><text:s text:c="6"/>&lt;Router isLoggedIn={false} /&gt;</text:p>
      <text:p text:style-name="P13"><text:s text:c="4"/>&lt;/&gt;</text:p>
      <text:p text:style-name="P13"><text:s text:c="2"/>&lt;/ThemeProvider&gt;</text:p>
      <text:p text:style-name="P13">);</text:p>
      <text:p text:style-name="P13">----------------<text:span text:style-name="T2">--------------------------------------------------------------------------------------------------------</text:span></text:p>
      <text:h text:style-name="P109" text:outline-level="3">3) index.js</text:h>
      <text:p text:style-name="P14"><text:span text:style-name="T12">-</text:span>----------------<text:span text:style-name="T2">-------------------------------------------------------------------------------------------------------</text:span></text:p>
      <text:p text:style-name="P14">import React from "react";</text:p>
      <text:p text:style-name="P14">import ReactDOM from "react-dom";</text:p>
      <text:p text:style-name="P14">import App from "./Components/App";</text:p>
      <text:p text:style-name="P14">import { ApolloProvider } from "react-apollo-hooks";</text:p>
      <text:p text:style-name="P14">import Client from "./Apollo/Client";</text:p>
      <text:p text:style-name="P14"/>
      <text:p text:style-name="P14">ReactDOM.render(</text:p>
      <text:p text:style-name="P14"><text:s text:c="2"/>&lt;ApolloProvider client={Client}&gt;</text:p>
      <text:p text:style-name="P14"><text:s text:c="4"/>&lt;App /&gt;</text:p>
      <text:p text:style-name="P14"><text:s text:c="2"/>&lt;/ApolloProvider&gt;,</text:p>
      <text:p text:style-name="P14"><text:s text:c="2"/>document.getElementById("root")</text:p>
      <text:p text:style-name="P14">);</text:p>
      <text:p text:style-name="P14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4) LocalState.js</text:h>
      <text:p text:style-name="P82">Localstate는 기본적으로 client에 없는 state이다. 마치 api의 state 처럼</text:p>
      <text:p text:style-name="P82">메뉴 열리고 닫히고 하는것을 여기서 한다. 하지만 여기서는 ui가 복잡하지 않기에 간단할 것이다. 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15">export const defaults = {</text:p>
      <text:p text:style-name="P15"><text:soft-page-break/><text:span text:style-name="T14"><text:s text:c="2"/></text:span>isLoggedIn: Boolean(localStorage.getItem("token")) || false</text:p>
      <text:p text:style-name="P15">};</text:p>
      <text:p text:style-name="P15"/>
      <text:p text:style-name="P15">export const resolvers = {</text:p>
      <text:p text:style-name="P15"><text:s text:c="2"/>Mutation: {</text:p>
      <text:p text:style-name="P15"><text:s text:c="4"/>logUserIn: (_, { token }, { cache }) =&gt; {</text:p>
      <text:p text:style-name="P15"><text:s text:c="6"/>localStorage.setItem("token", token);</text:p>
      <text:p text:style-name="P15"><text:s text:c="6"/>cache.writeData({</text:p>
      <text:p text:style-name="P15"><text:s text:c="8"/>data: {</text:p>
      <text:p text:style-name="P15"><text:s text:c="10"/>isLoggedIn: true</text:p>
      <text:p text:style-name="P15"><text:s text:c="8"/>}</text:p>
      <text:p text:style-name="P15"><text:s text:c="6"/>});</text:p>
      <text:p text:style-name="P15"><text:s text:c="6"/>return null;</text:p>
      <text:p text:style-name="P15"><text:s text:c="4"/>},</text:p>
      <text:p text:style-name="P15"><text:s text:c="4"/>logUserOut: (_, __, { cache }) =&gt; {</text:p>
      <text:p text:style-name="P15"><text:s text:c="6"/>localStorage.removeItem("token");</text:p>
      <text:p text:style-name="P15"><text:s text:c="6"/>window.location.reload();</text:p>
      <text:p text:style-name="P15"><text:s text:c="6"/>return null;</text:p>
      <text:p text:style-name="P15"><text:s text:c="4"/>}</text:p>
      <text:p text:style-name="P15"><text:s text:c="2"/>}</text:p>
      <text:p text:style-name="P15">};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37">이걸 하는 이유는 전체페이지를 reload 하는 것이 좋고, 모든 cache를 없애고 하기를 원하기 때문이다. </text:p>
      <text:p text:style-name="P37">이것은 오프라인에서 진행되는데<text:span text:style-name="T14">, 어떤 사람은 redux를 이용해서 하는데, 우리는 그럴 필요없다. localstate만으로도 충분하다</text:span></text:p>
      <text:p text:style-name="P37"/>
      <text:h text:style-name="Heading_20_1" text:outline-level="1">4.4 First Hooks Query</text:h>
      <text:h text:style-name="Heading_20_3" text:outline-level="3">1) App.js</text:h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16">import React from "react";</text:p>
      <text:p text:style-name="P16">import { ThemeProvider } from "styled-components";</text:p>
      <text:p text:style-name="P16"><text:soft-page-break/>import { gql } from "apollo-boost";</text:p>
      <text:p text:style-name="P16">import GlobalStyles from "../Styles/GlobalStyles";</text:p>
      <text:p text:style-name="P16">import Theme from "../Styles/Theme";</text:p>
      <text:p text:style-name="P16">import Router from "./Router";</text:p>
      <text:p text:style-name="P16">import { useQuery } from "react-apollo-hooks";</text:p>
      <text:p text:style-name="P16"/>
      <text:p text:style-name="P16">const QUERY = gql`</text:p>
      <text:p text:style-name="P16"><text:s text:c="2"/>{</text:p>
      <text:p text:style-name="P16"><text:s text:c="4"/>isLoggedIn @client</text:p>
      <text:p text:style-name="P16"><text:s text:c="2"/>}</text:p>
      <text:p text:style-name="P16">`;</text:p>
      <text:p text:style-name="P16"/>
      <text:p text:style-name="P16">export default () =&gt; {</text:p>
      <text:p text:style-name="P16"><text:s text:c="2"/>const {</text:p>
      <text:p text:style-name="P16"><text:s text:c="4"/>data: { isLoggedIn }</text:p>
      <text:p text:style-name="P16"><text:s text:c="2"/>} = useQuery(QUERY);</text:p>
      <text:p text:style-name="P16"/>
      <text:p text:style-name="P16"><text:s text:c="2"/>return (</text:p>
      <text:p text:style-name="P16"><text:s text:c="4"/>&lt;ThemeProvider theme={Theme}&gt;</text:p>
      <text:p text:style-name="P16"><text:s text:c="6"/>&lt;&gt;</text:p>
      <text:p text:style-name="P16"><text:s text:c="8"/>&lt;GlobalStyles /&gt;</text:p>
      <text:p text:style-name="P16"><text:s text:c="8"/>&lt;Router isLoggedIn={isLoggedIn} /&gt;</text:p>
      <text:p text:style-name="P16"><text:s text:c="6"/>&lt;/&gt;</text:p>
      <text:p text:style-name="P16"><text:s text:c="4"/>&lt;/ThemeProvider&gt;</text:p>
      <text:p text:style-name="P16"><text:s text:c="2"/>);</text:p>
      <text:p text:style-name="P16">};</text:p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38">이 query는 서버로 올라가는 것이 아니기에 간단하다. </text:p>
      <text:p text:style-name="P38">@client를 안하면 apollo-boost가 query를 api로 보내려고 할 것이다. 나는 <text:span text:style-name="T15">api대신에 cache에 대해서 실행하게 되는 것이다. </text:span></text:p>
      <text:h text:style-name="Heading_20_3" text:outline-level="3">2) GlobalStyles.js</text:h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17"><text:soft-page-break/></text:p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39">theme가 잘 적용되는 이유는 GlobalStyles는 ThemeProvider 안에 있기 때문이다. </text:p>
      <text:p text:style-name="P39"/>
      <text:h text:style-name="Heading_20_1" text:outline-level="1">5.0 Auth Route UI part One</text:h>
      <text:h text:style-name="Heading_20_3" text:outline-level="3">1) Auth.js</text:h>
      <text:p text:style-name="P18"><text:span text:style-name="T12">-</text:span>----------------<text:span text:style-name="T2">-------------------------------------------------------------------------------------------------------</text:span></text:p>
      <text:p text:style-name="P18">import React, { useState } from "react";</text:p>
      <text:p text:style-name="P18">import styled from "styled-components";</text:p>
      <text:p text:style-name="P18"/>
      <text:p text:style-name="P18">const Wrapper = styled.div`</text:p>
      <text:p text:style-name="P18"><text:s text:c="2"/>min-height: 100vh;</text:p>
      <text:p text:style-name="P18"><text:s text:c="2"/>display: flex;</text:p>
      <text:p text:style-name="P18"><text:s text:c="2"/>align-items: center;</text:p>
      <text:p text:style-name="P18"><text:s text:c="2"/>justify-content: center;</text:p>
      <text:p text:style-name="P18">`;</text:p>
      <text:p text:style-name="P18"/>
      <text:p text:style-name="P18">const Box = styled.div`</text:p>
      <text:p text:style-name="P18"><text:s text:c="2"/>${props =&gt; props.theme.whiteBox}</text:p>
      <text:p text:style-name="P18">`;</text:p>
      <text:p text:style-name="P18"/>
      <text:p text:style-name="P18">export default () =&gt; {</text:p>
      <text:p text:style-name="P18"><text:s text:c="2"/>const [action, setAction] = useState("logIn");</text:p>
      <text:p text:style-name="P18"/>
      <text:p text:style-name="P18"><text:s text:c="2"/>return (</text:p>
      <text:p text:style-name="P18"><text:s text:c="4"/>&lt;Wrapper&gt;</text:p>
      <text:p text:style-name="P18"><text:s text:c="6"/>{action === "logIn" ? &lt;Box&gt;로그인됨&lt;/Box&gt; : &lt;Box&gt;가입&lt;/Box&gt;}</text:p>
      <text:p text:style-name="P18"><text:s text:c="4"/>&lt;/Wrapper&gt;</text:p>
      <text:p text:style-name="P18"><text:s text:c="2"/>);</text:p>
      <text:p text:style-name="P18">};</text:p>
      <text:p text:style-name="P18"><text:span text:style-name="T12">-</text:span>----------------<text:span text:style-name="T2">-------------------------------------------------------------------------------------------------------</text:span></text:p>
      <text:h text:style-name="P110" text:outline-level="3"><text:soft-page-break/><text:span text:style-name="T18">5.1</text:span> <text:span text:style-name="T18">Footer and Auth UI part Two</text:span></text:h>
      <text:h text:style-name="Heading_20_3" text:outline-level="3">1) Footer.js</text:h>
      <text:p text:style-name="P19"><text:span text:style-name="T12">-</text:span>----------------<text:span text:style-name="T2">-------------------------------------------------------------------------------------------------------</text:span></text:p>
      <text:p text:style-name="P19">import React from "react";</text:p>
      <text:p text:style-name="P19">import styled from "styled-components";</text:p>
      <text:p text:style-name="P19"/>
      <text:p text:style-name="P19">const Footer = styled.footer`</text:p>
      <text:p text:style-name="P19"><text:s text:c="2"/>display: flex;</text:p>
      <text:p text:style-name="P19"><text:s text:c="2"/>justify-content: space-between;</text:p>
      <text:p text:style-name="P19"><text:s text:c="2"/>align-items: center;</text:p>
      <text:p text:style-name="P19"><text:s text:c="2"/>text-transform: uppercase;</text:p>
      <text:p text:style-name="P19"><text:s text:c="2"/>font-weight: 600;</text:p>
      <text:p text:style-name="P19"><text:s text:c="2"/>font-size: 12px;</text:p>
      <text:p text:style-name="P19">`;</text:p>
      <text:p text:style-name="P19"/>
      <text:p text:style-name="P19">const List = styled.ul`</text:p>
      <text:p text:style-name="P19"><text:s text:c="2"/>display: flex;</text:p>
      <text:p text:style-name="P19">`;</text:p>
      <text:p text:style-name="P19"/>
      <text:p text:style-name="P19">const ListItem = styled.li`</text:p>
      <text:p text:style-name="P19"><text:s text:c="2"/>&amp;:not(:last-child) {</text:p>
      <text:p text:style-name="P19"><text:s text:c="4"/>margin-right: 16px;</text:p>
      <text:p text:style-name="P19"><text:s text:c="2"/>}</text:p>
      <text:p text:style-name="P19">`;</text:p>
      <text:p text:style-name="P19"/>
      <text:p text:style-name="P19">const Link = styled.a`</text:p>
      <text:p text:style-name="P19"><text:s text:c="2"/>color: ${props =&gt; props.theme.darkBlueColor};</text:p>
      <text:p text:style-name="P19">`;</text:p>
      <text:p text:style-name="P19"/>
      <text:p text:style-name="P19">const Copyright = styled.span`</text:p>
      <text:p text:style-name="P19"><text:s text:c="2"/>color: ${props =&gt; props.theme.darkGreyColor};</text:p>
      <text:p text:style-name="P19">`;</text:p>
      <text:p text:style-name="P19"><text:soft-page-break/></text:p>
      <text:p text:style-name="P19">export default () =&gt; (</text:p>
      <text:p text:style-name="P19"><text:s text:c="2"/>&lt;Footer&gt;</text:p>
      <text:p text:style-name="P19"><text:s text:c="4"/>&lt;List&gt;</text:p>
      <text:p text:style-name="P19"><text:s text:c="6"/>&lt;ListItem&gt;</text:p>
      <text:p text:style-name="P19"><text:s text:c="8"/>&lt;Link href="#"&gt;About us&lt;/Link&gt;</text:p>
      <text:p text:style-name="P19"><text:s text:c="6"/>&lt;/ListItem&gt;</text:p>
      <text:p text:style-name="P19"><text:s text:c="6"/>&lt;ListItem&gt;</text:p>
      <text:p text:style-name="P19"><text:s text:c="8"/>&lt;Link href="#"&gt;Press&lt;/Link&gt;</text:p>
      <text:p text:style-name="P19"><text:s text:c="6"/>&lt;/ListItem&gt;</text:p>
      <text:p text:style-name="P19"><text:s text:c="6"/>&lt;ListItem&gt;</text:p>
      <text:p text:style-name="P19"><text:s text:c="8"/>&lt;Link href="#"&gt;API&lt;/Link&gt;</text:p>
      <text:p text:style-name="P19"><text:s text:c="6"/>&lt;/ListItem&gt;</text:p>
      <text:p text:style-name="P19"><text:s text:c="6"/>&lt;ListItem&gt;</text:p>
      <text:p text:style-name="P19"><text:s text:c="8"/>&lt;Link href="#"&gt;Jobs&lt;/Link&gt;</text:p>
      <text:p text:style-name="P19"><text:s text:c="6"/>&lt;/ListItem&gt;</text:p>
      <text:p text:style-name="P19"><text:s text:c="6"/>&lt;ListItem&gt;</text:p>
      <text:p text:style-name="P19"><text:s text:c="8"/>&lt;Link href="#"&gt;Privacy&lt;/Link&gt;</text:p>
      <text:p text:style-name="P19"><text:s text:c="6"/>&lt;/ListItem&gt;</text:p>
      <text:p text:style-name="P19"><text:s text:c="6"/>&lt;ListItem&gt;</text:p>
      <text:p text:style-name="P19"><text:s text:c="8"/>&lt;Link href="#"&gt;Terms&lt;/Link&gt;</text:p>
      <text:p text:style-name="P19"><text:s text:c="6"/>&lt;/ListItem&gt;</text:p>
      <text:p text:style-name="P19"><text:s text:c="6"/>&lt;ListItem&gt;</text:p>
      <text:p text:style-name="P19"><text:s text:c="8"/>&lt;Link href="#"&gt;Directory&lt;/Link&gt;</text:p>
      <text:p text:style-name="P19"><text:s text:c="6"/>&lt;/ListItem&gt;</text:p>
      <text:p text:style-name="P19"><text:s text:c="6"/>&lt;ListItem&gt;</text:p>
      <text:p text:style-name="P19"><text:s text:c="8"/>&lt;Link href="#"&gt;Profiles&lt;/Link&gt;</text:p>
      <text:p text:style-name="P19"><text:s text:c="6"/>&lt;/ListItem&gt;</text:p>
      <text:p text:style-name="P19"><text:s text:c="6"/>&lt;ListItem&gt;</text:p>
      <text:p text:style-name="P19"><text:s text:c="8"/>&lt;Link href="#"&gt;Hashtags&lt;/Link&gt;</text:p>
      <text:p text:style-name="P19"><text:s text:c="6"/>&lt;/ListItem&gt;</text:p>
      <text:p text:style-name="P19"><text:s text:c="6"/>&lt;ListItem&gt;</text:p>
      <text:p text:style-name="P19"><text:soft-page-break/><text:s text:c="8"/>&lt;Link href="#"&gt;Language&lt;/Link&gt;</text:p>
      <text:p text:style-name="P19"><text:s text:c="6"/>&lt;/ListItem&gt;</text:p>
      <text:p text:style-name="P19"><text:s text:c="4"/>&lt;/List&gt;</text:p>
      <text:p text:style-name="P19"><text:s text:c="4"/>&lt;Copyright&gt;InstaClone {new Date().getFullYear()} &amp;copy;&lt;/Copyright&gt;</text:p>
      <text:p text:style-name="P19"><text:s text:c="2"/>&lt;/Footer&gt;</text:p>
      <text:p text:style-name="P19">);</text:p>
      <text:p text:style-name="P19"><text:span text:style-name="T12">-</text:span>----------------<text:span text:style-name="T2">-------------------------------------------------------------------------------------------------------</text:span></text:p>
      <text:h text:style-name="P111" text:outline-level="3"><text:span text:style-name="T19">2</text:span>) <text:span text:style-name="T20">App</text:span>.js</text:h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>import React from "react";</text:p>
      <text:p text:style-name="P20">import styled, { ThemeProvider } from "styled-components";</text:p>
      <text:p text:style-name="P20">import { gql } from "apollo-boost";</text:p>
      <text:p text:style-name="P20">import GlobalStyles from "../Styles/GlobalStyles";</text:p>
      <text:p text:style-name="P20">import Theme from "../Styles/Theme";</text:p>
      <text:p text:style-name="P20">import Router from "./Router";</text:p>
      <text:p text:style-name="P20">import { useQuery } from "react-apollo-hooks";</text:p>
      <text:p text:style-name="P20">import Footer from "./Footer";</text:p>
      <text:p text:style-name="P20"/>
      <text:p text:style-name="P20">const QUERY = gql`</text:p>
      <text:p text:style-name="P20"><text:s text:c="2"/>{</text:p>
      <text:p text:style-name="P20"><text:s text:c="4"/>isLoggedIn @client</text:p>
      <text:p text:style-name="P20"><text:s text:c="2"/>}</text:p>
      <text:p text:style-name="P20">`;</text:p>
      <text:p text:style-name="P20"/>
      <text:p text:style-name="P20">const Wrapper = styled.div`</text:p>
      <text:p text:style-name="P20"><text:s text:c="2"/>margin: 0 auto;</text:p>
      <text:p text:style-name="P20"><text:s text:c="2"/>max-width: 935px;</text:p>
      <text:p text:style-name="P20"><text:s text:c="2"/>width: 100%;</text:p>
      <text:p text:style-name="P20">`;</text:p>
      <text:p text:style-name="P20"/>
      <text:p text:style-name="P20">export default () =&gt; {</text:p>
      <text:p text:style-name="P20"><text:s text:c="2"/>const {</text:p>
      <text:p text:style-name="P20"><text:soft-page-break/><text:s text:c="4"/>data: { isLoggedIn }</text:p>
      <text:p text:style-name="P20"><text:s text:c="2"/>} = useQuery(QUERY);</text:p>
      <text:p text:style-name="P20"/>
      <text:p text:style-name="P20"><text:s text:c="2"/>return (</text:p>
      <text:p text:style-name="P20"><text:s text:c="4"/>&lt;ThemeProvider theme={Theme}&gt;</text:p>
      <text:p text:style-name="P20"><text:s text:c="6"/>&lt;Wrapper&gt;</text:p>
      <text:p text:style-name="P20"><text:s text:c="8"/>&lt;GlobalStyles /&gt;</text:p>
      <text:p text:style-name="P20"><text:s text:c="8"/>&lt;Router isLoggedIn={isLoggedIn} /&gt;</text:p>
      <text:p text:style-name="P20"><text:s text:c="8"/>&lt;Footer /&gt;</text:p>
      <text:p text:style-name="P20"><text:s text:c="6"/>&lt;/Wrapper&gt;</text:p>
      <text:p text:style-name="P20"><text:s text:c="4"/>&lt;/ThemeProvider&gt;</text:p>
      <text:p text:style-name="P20"><text:s text:c="2"/>);</text:p>
      <text:p text:style-name="P20">};</text:p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/>
      <text:h text:style-name="P112" text:outline-level="3"><text:span text:style-name="T21">3</text:span>) <text:span text:style-name="T21">GlobalStyles</text:span>.js</text:h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>import { createGlobalStyle } from "styled-components";</text:p>
      <text:p text:style-name="P21">import reset from "styled-reset";</text:p>
      <text:p text:style-name="P21"/>
      <text:p text:style-name="P21">export default createGlobalStyle`</text:p>
      <text:p text:style-name="P21"><text:s text:c="2"/>${reset};</text:p>
      <text:p text:style-name="P21"/>
      <text:p text:style-name="P21"><text:s text:c="2"/>@import url('https://fonts.googleapis.com/css?family=Open+Sans:400,600,700');</text:p>
      <text:p text:style-name="P21"/>
      <text:p text:style-name="P21"/>
      <text:p text:style-name="P21"><text:s text:c="2"/>* {</text:p>
      <text:p text:style-name="P21"><text:s text:c="4"/>box-sizing: border-box;</text:p>
      <text:p text:style-name="P21"><text:s text:c="2"/>}</text:p>
      <text:p text:style-name="P21"><text:s text:c="2"/>body {</text:p>
      <text:p text:style-name="P21"><text:s text:c="4"/>background-color: ${props =&gt; props.theme.bgColor};</text:p>
      <text:p text:style-name="P21"><text:s text:c="4"/>color: ${props =&gt; props.theme.blackColor};</text:p>
      <text:p text:style-name="P21"><text:soft-page-break/><text:s text:c="4"/>font-size: 14px;</text:p>
      <text:p text:style-name="P21"><text:s text:c="4"/>font-family: -apple-system, BlinkMacSystemFont, 'Segoe UI', Roboto, Oxygen, Ubuntu, Cantarell, 'Open Sans', 'Helvetica Neue', sans-serif;</text:p>
      <text:p text:style-name="P21"><text:s text:c="2"/>}</text:p>
      <text:p text:style-name="P21"><text:s text:c="2"/>a {</text:p>
      <text:p text:style-name="P21"><text:s text:c="4"/>color: ${props =&gt; props.theme.blueColor};</text:p>
      <text:p text:style-name="P21"><text:s text:c="4"/>text-decoration: none;</text:p>
      <text:p text:style-name="P21"><text:s text:c="2"/>}</text:p>
      <text:p text:style-name="P21">`;</text:p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/>
      <text:p text:style-name="P84"><text:span text:style-name="T22">open sans google font 로 검색해서 </text:span><text:a xlink:type="simple" xlink:href="https://fonts.google.com/specimen/Open+Sans" text:style-name="Internet_20_link" text:visited-style-name="Visited_20_Internet_20_Link">https://fonts.google.com/specimen/Open+Sans</text:a><text:span text:style-name="T21"> 로 들어간다. </text:span></text:p>
      <text:p text:style-name="P87"><draw:frame draw:style-name="fr1" draw:name="Image1" text:anchor-type="paragraph" svg:width="6.6929in" svg:height="3.8402in" draw:z-index="0"><draw:image xlink:href="Pictures/100002010000075500000435D896DD61993BCE9F.png" xlink:type="simple" xlink:show="embed" xlink:actuate="onLoad" loext:mime-type="image/png"/></draw:frame></text:p>
      <text:p text:style-name="P87">customize에서 'regular 400', 'semi-bold 600', 'bold 700'을 선택후 저기서 import를 붙여넣는다. </text:p>
      <text:h text:style-name="P113" text:outline-level="3"><text:span text:style-name="T21">3</text:span>) <text:span text:style-name="T26">Auth</text:span>.js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, { useState } from "react";</text:p>
      <text:p text:style-name="P22">import styled from "styled-components";</text:p>
      <text:p text:style-name="P22"/>
      <text:p text:style-name="P22"><text:soft-page-break/>const Wrapper = styled.div`</text:p>
      <text:p text:style-name="P22"><text:s text:c="2"/>min-height: 100vh;</text:p>
      <text:p text:style-name="P22"><text:s text:c="2"/>display: flex;</text:p>
      <text:p text:style-name="P22"><text:s text:c="2"/>align-items: center;</text:p>
      <text:p text:style-name="P22"><text:s text:c="2"/>justify-content: center;</text:p>
      <text:p text:style-name="P22">`;</text:p>
      <text:p text:style-name="P22"/>
      <text:p text:style-name="P22">const Box = styled.div`</text:p>
      <text:p text:style-name="P22"><text:s text:c="2"/>${props =&gt; props.theme.whiteBox}</text:p>
      <text:p text:style-name="P22"><text:s text:c="2"/>border-radius: 0px;</text:p>
      <text:p text:style-name="P22"><text:s text:c="2"/>width: 350px;</text:p>
      <text:p text:style-name="P22">`;</text:p>
      <text:p text:style-name="P22"/>
      <text:p text:style-name="P22">const StateChanger = styled(Box)`</text:p>
      <text:p text:style-name="P22"><text:s text:c="2"/>text-align: center;</text:p>
      <text:p text:style-name="P22"><text:s text:c="2"/>padding: 20px 0px;</text:p>
      <text:p text:style-name="P22">`;</text:p>
      <text:p text:style-name="P22"/>
      <text:p text:style-name="P22">const Link = styled.span`</text:p>
      <text:p text:style-name="P22"><text:s text:c="2"/>color: ${props =&gt; props.theme.blueColor};</text:p>
      <text:p text:style-name="P22"><text:s text:c="2"/>cursor: pointer;</text:p>
      <text:p text:style-name="P22">`;</text:p>
      <text:p text:style-name="P22"/>
      <text:p text:style-name="P22">export default () =&gt; {</text:p>
      <text:p text:style-name="P22"><text:s text:c="2"/>const [action, setAction] = useState("logIn");</text:p>
      <text:p text:style-name="P22"/>
      <text:p text:style-name="P22"><text:s text:c="2"/>return (</text:p>
      <text:p text:style-name="P22"><text:s text:c="4"/>&lt;Wrapper&gt;</text:p>
      <text:p text:style-name="P22"><text:s text:c="6"/>&lt;StateChanger&gt;</text:p>
      <text:p text:style-name="P22"><text:s text:c="8"/>{action === "logIn" ? (</text:p>
      <text:p text:style-name="P22"><text:s text:c="10"/>&lt;&gt;</text:p>
      <text:p text:style-name="P22"><text:s text:c="12"/>계정이 없으신가요?{" "}</text:p>
      <text:p text:style-name="P22"><text:soft-page-break/><text:s text:c="12"/>&lt;Link onClick={() =&gt; setAction("signUp")}&gt;가입하기&lt;/Link&gt;</text:p>
      <text:p text:style-name="P22"><text:s text:c="10"/>&lt;/&gt;</text:p>
      <text:p text:style-name="P22"><text:s text:c="8"/>) : (</text:p>
      <text:p text:style-name="P22"><text:s text:c="10"/>&lt;Box&gt;</text:p>
      <text:p text:style-name="P22"><text:s text:c="12"/>계정이 있으신가요?{" "}</text:p>
      <text:p text:style-name="P22"><text:s text:c="12"/>&lt;Link onClick={() =&gt; setAction("logIn")}&gt;로그인&lt;/Link&gt;</text:p>
      <text:p text:style-name="P22"><text:s text:c="10"/>&lt;/Box&gt;</text:p>
      <text:p text:style-name="P22"><text:s text:c="8"/>)}</text:p>
      <text:p text:style-name="P22"><text:s text:c="6"/>&lt;/StateChanger&gt;</text:p>
      <text:p text:style-name="P22"><text:s text:c="4"/>&lt;/Wrapper&gt;</text:p>
      <text:p text:style-name="P22"><text:s text:c="2"/>);</text:p>
      <text:p text:style-name="P22">};</text:p>
      <text:p text:style-name="P22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2 Footer and Auth UI part Three</text:h>
      <text:h text:style-name="Heading_20_3" text:outline-level="3">1) input.js(in components)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 from "react";</text:p>
      <text:p text:style-name="P22">import styled from "styled-components";</text:p>
      <text:p text:style-name="P22">import PropTypes from "prop-types";</text:p>
      <text:p text:style-name="P22"/>
      <text:p text:style-name="P22">const Container = styled.input`</text:p>
      <text:p text:style-name="P22"><text:s text:c="2"/>border: 0;</text:p>
      <text:p text:style-name="P22"><text:s text:c="2"/>border: ${props =&gt; props.theme.boxBorder};</text:p>
      <text:p text:style-name="P22"><text:s text:c="2"/>border-radius: ${props =&gt; props.theme.borderRadius};</text:p>
      <text:p text:style-name="P22"><text:s text:c="2"/>background-color: ${props =&gt; props.theme.bgColor};</text:p>
      <text:p text:style-name="P22"><text:s text:c="2"/>height: 35px;</text:p>
      <text:p text:style-name="P22"><text:s text:c="2"/>font-size: 12px;</text:p>
      <text:p text:style-name="P22"><text:s text:c="2"/>padding: 0px 15px;</text:p>
      <text:p text:style-name="P22">`;</text:p>
      <text:p text:style-name="P22"/>
      <text:p text:style-name="P22">const Input = ({ placeholder }) =&gt; &lt;Container placeholder={placeholder} /&gt;;</text:p>
      <text:p text:style-name="P22"><text:soft-page-break/></text:p>
      <text:p text:style-name="P22">Input.propTypes = {</text:p>
      <text:p text:style-name="P22"><text:s text:c="2"/>placeholder: PropTypes.string.isRequired</text:p>
      <text:p text:style-name="P22">};</text:p>
      <text:p text:style-name="P22"/>
      <text:p text:style-name="P22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14" text:outline-level="3"><text:span text:style-name="T27">2</text:span>) <text:span text:style-name="T27">Footer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/>
      <text:p text:style-name="P23">const Footer = styled.footer`</text:p>
      <text:p text:style-name="P23"><text:s text:c="2"/>display: flex;</text:p>
      <text:p text:style-name="P23"><text:s text:c="2"/>justify-content: space-between;</text:p>
      <text:p text:style-name="P23"><text:s text:c="2"/>align-items: center;</text:p>
      <text:p text:style-name="P23"><text:s text:c="2"/>text-transform: uppercase;</text:p>
      <text:p text:style-name="P23"><text:s text:c="2"/>font-weight: 600;</text:p>
      <text:p text:style-name="P23"><text:s text:c="2"/>font-size: 12px;</text:p>
      <text:p text:style-name="P23">`;</text:p>
      <text:p text:style-name="P23"/>
      <text:p text:style-name="P23">const List = styled.ul`</text:p>
      <text:p text:style-name="P23"><text:s text:c="2"/>display: flex;</text:p>
      <text:p text:style-name="P23">`;</text:p>
      <text:p text:style-name="P23"/>
      <text:p text:style-name="P23">const ListItem = styled.li`</text:p>
      <text:p text:style-name="P23"><text:s text:c="2"/>&amp;:not(:last-child) {</text:p>
      <text:p text:style-name="P23"><text:s text:c="4"/>margin-right: 16px;</text:p>
      <text:p text:style-name="P23"><text:s text:c="2"/>}</text:p>
      <text:p text:style-name="P23">`;</text:p>
      <text:p text:style-name="P23"/>
      <text:p text:style-name="P23">const Link = styled.a`</text:p>
      <text:p text:style-name="P23"><text:soft-page-break/><text:s text:c="2"/>color: ${props =&gt; props.theme.darkBlueColor};</text:p>
      <text:p text:style-name="P23">`;</text:p>
      <text:p text:style-name="P23"/>
      <text:p text:style-name="P23">const Copyright = styled.span`</text:p>
      <text:p text:style-name="P23"><text:s text:c="2"/>color: ${props =&gt; props.theme.darkGreyColor};</text:p>
      <text:p text:style-name="P23">`;</text:p>
      <text:p text:style-name="P23"/>
      <text:p text:style-name="P23">export default () =&gt; (</text:p>
      <text:p text:style-name="P23"><text:s text:c="2"/>&lt;Footer&gt;</text:p>
      <text:p text:style-name="P23"><text:s text:c="4"/>&lt;List&gt;</text:p>
      <text:p text:style-name="P23"><text:s text:c="6"/>&lt;ListItem&gt;</text:p>
      <text:p text:style-name="P23"><text:s text:c="8"/>&lt;Link href="#"&gt;About us&lt;/Link&gt;</text:p>
      <text:p text:style-name="P23"><text:s text:c="6"/>&lt;/ListItem&gt;</text:p>
      <text:p text:style-name="P23"><text:s text:c="6"/>&lt;ListItem&gt;</text:p>
      <text:p text:style-name="P23"><text:s text:c="8"/>&lt;Link href="#"&gt;Press&lt;/Link&gt;</text:p>
      <text:p text:style-name="P23"><text:s text:c="6"/>&lt;/ListItem&gt;</text:p>
      <text:p text:style-name="P23"><text:s text:c="6"/>&lt;ListItem&gt;</text:p>
      <text:p text:style-name="P23"><text:s text:c="8"/>&lt;Link href="#"&gt;API&lt;/Link&gt;</text:p>
      <text:p text:style-name="P23"><text:s text:c="6"/>&lt;/ListItem&gt;</text:p>
      <text:p text:style-name="P23"><text:s text:c="6"/>&lt;ListItem&gt;</text:p>
      <text:p text:style-name="P23"><text:s text:c="8"/>&lt;Link href="#"&gt;Jobs&lt;/Link&gt;</text:p>
      <text:p text:style-name="P23"><text:s text:c="6"/>&lt;/ListItem&gt;</text:p>
      <text:p text:style-name="P23"><text:s text:c="6"/>&lt;ListItem&gt;</text:p>
      <text:p text:style-name="P23"><text:s text:c="8"/>&lt;Link href="#"&gt;Privacy&lt;/Link&gt;</text:p>
      <text:p text:style-name="P23"><text:s text:c="6"/>&lt;/ListItem&gt;</text:p>
      <text:p text:style-name="P23"><text:s text:c="6"/>&lt;ListItem&gt;</text:p>
      <text:p text:style-name="P23"><text:s text:c="8"/>&lt;Link href="#"&gt;Terms&lt;/Link&gt;</text:p>
      <text:p text:style-name="P23"><text:s text:c="6"/>&lt;/ListItem&gt;</text:p>
      <text:p text:style-name="P23"><text:s text:c="6"/>&lt;ListItem&gt;</text:p>
      <text:p text:style-name="P23"><text:s text:c="8"/>&lt;Link href="#"&gt;Directory&lt;/Link&gt;</text:p>
      <text:p text:style-name="P23"><text:s text:c="6"/>&lt;/ListItem&gt;</text:p>
      <text:p text:style-name="P23"><text:s text:c="6"/>&lt;ListItem&gt;</text:p>
      <text:p text:style-name="P23"><text:soft-page-break/><text:s text:c="8"/>&lt;Link href="#"&gt;Profiles&lt;/Link&gt;</text:p>
      <text:p text:style-name="P23"><text:s text:c="6"/>&lt;/ListItem&gt;</text:p>
      <text:p text:style-name="P23"><text:s text:c="6"/>&lt;ListItem&gt;</text:p>
      <text:p text:style-name="P23"><text:s text:c="8"/>&lt;Link href="#"&gt;Hashtags&lt;/Link&gt;</text:p>
      <text:p text:style-name="P23"><text:s text:c="6"/>&lt;/ListItem&gt;</text:p>
      <text:p text:style-name="P23"><text:s text:c="6"/>&lt;ListItem&gt;</text:p>
      <text:p text:style-name="P23"><text:s text:c="8"/>&lt;Link href="#"&gt;Language&lt;/Link&gt;</text:p>
      <text:p text:style-name="P23"><text:s text:c="6"/>&lt;/ListItem&gt;</text:p>
      <text:p text:style-name="P23"><text:s text:c="4"/>&lt;/List&gt;</text:p>
      <text:p text:style-name="P23"><text:s text:c="4"/>&lt;Copyright&gt;InstaClone {new Date().getFullYear()} &amp;copy;&lt;/Copyright&gt;</text:p>
      <text:p text:style-name="P23"><text:s text:c="2"/>&lt;/Footer&gt;</text:p>
      <text:p text:style-name="P23">)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14" text:outline-level="3"><text:span text:style-name="T27">3</text:span>) <text:span text:style-name="T27">GlobalStyles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{ createGlobalStyle } from "styled-components";</text:p>
      <text:p text:style-name="P23">import reset from "styled-reset";</text:p>
      <text:p text:style-name="P23"/>
      <text:p text:style-name="P23">export default createGlobalStyle`</text:p>
      <text:p text:style-name="P23"><text:s text:c="2"/>${reset};</text:p>
      <text:p text:style-name="P23"/>
      <text:p text:style-name="P23"><text:s text:c="2"/>@import url('https://fonts.googleapis.com/css?family=Open+Sans:400,600,700');</text:p>
      <text:p text:style-name="P23"/>
      <text:p text:style-name="P23"/>
      <text:p text:style-name="P23"><text:s text:c="2"/>* {</text:p>
      <text:p text:style-name="P23"><text:s text:c="4"/>box-sizing: border-box;</text:p>
      <text:p text:style-name="P23"><text:s text:c="2"/>}</text:p>
      <text:p text:style-name="P23"><text:s text:c="2"/>body {</text:p>
      <text:p text:style-name="P23"><text:s text:c="4"/>background-color: ${props =&gt; props.theme.bgColor};</text:p>
      <text:p text:style-name="P23"><text:s text:c="4"/>color: ${props =&gt; props.theme.blackColor};</text:p>
      <text:p text:style-name="P23"><text:s text:c="4"/>font-size: 14px;</text:p>
      <text:p text:style-name="P23"><text:soft-page-break/><text:s text:c="4"/>font-family: -apple-system, BlinkMacSystemFont, 'Segoe UI', Roboto, Oxygen, Ubuntu, Cantarell, 'Open Sans', 'Helvetica Neue', sans-serif;</text:p>
      <text:p text:style-name="P23"><text:s text:c="2"/>}</text:p>
      <text:p text:style-name="P23"><text:s text:c="2"/>a {</text:p>
      <text:p text:style-name="P23"><text:s text:c="4"/>color: ${props =&gt; props.theme.blueColor};</text:p>
      <text:p text:style-name="P23"><text:s text:c="4"/>text-decoration: none;</text:p>
      <text:p text:style-name="P23"><text:s text:c="2"/>}</text:p>
      <text:p text:style-name="P23"/>
      <text:p text:style-name="P23"><text:s text:c="2"/>input:focus {</text:p>
      <text:p text:style-name="P23"><text:s text:c="4"/>outline: none;</text:p>
      <text:p text:style-name="P23"><text:s text:c="2"/>}</text:p>
      <text:p text:style-name="P23">`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14" text:outline-level="3"><text:span text:style-name="T27">4</text:span>) <text:span text:style-name="T27">Auth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, { useState } from "react";</text:p>
      <text:p text:style-name="P23">import styled from "styled-components";</text:p>
      <text:p text:style-name="P23">import Input from "../Components/Input";</text:p>
      <text:p text:style-name="P23">import Button from "../Components/Button";</text:p>
      <text:p text:style-name="P23"/>
      <text:p text:style-name="P23">const Wrapper = styled.div`</text:p>
      <text:p text:style-name="P23"><text:s text:c="2"/>min-height: 100vh;</text:p>
      <text:p text:style-name="P23"><text:s text:c="2"/>display: flex;</text:p>
      <text:p text:style-name="P23"><text:s text:c="2"/>align-items: center;</text:p>
      <text:p text:style-name="P23"><text:s text:c="2"/>justify-content: center;</text:p>
      <text:p text:style-name="P23"><text:s text:c="2"/>flex-direction: column;</text:p>
      <text:p text:style-name="P23">`;</text:p>
      <text:p text:style-name="P23"/>
      <text:p text:style-name="P23">const Box = styled.div`</text:p>
      <text:p text:style-name="P23"><text:s text:c="2"/>${props =&gt; props.theme.whiteBox}</text:p>
      <text:p text:style-name="P23"><text:s text:c="2"/>border-radius: 0px;</text:p>
      <text:p text:style-name="P23"><text:s text:c="2"/>width: 100%</text:p>
      <text:p text:style-name="P23"><text:soft-page-break/><text:s text:c="2"/>max-width: 350px;</text:p>
      <text:p text:style-name="P23">`;</text:p>
      <text:p text:style-name="P23"/>
      <text:p text:style-name="P23">const StateChanger = styled(Box)`</text:p>
      <text:p text:style-name="P23"><text:s text:c="2"/>text-align: center;</text:p>
      <text:p text:style-name="P23"><text:s text:c="2"/>padding: 20px 0px;</text:p>
      <text:p text:style-name="P23">`;</text:p>
      <text:p text:style-name="P23"/>
      <text:p text:style-name="P23">const Link = styled.span`</text:p>
      <text:p text:style-name="P23"><text:s text:c="2"/>color: ${props =&gt; props.theme.blueColor};</text:p>
      <text:p text:style-name="P23"><text:s text:c="2"/>cursor: pointer;</text:p>
      <text:p text:style-name="P23">`;</text:p>
      <text:p text:style-name="P23"/>
      <text:p text:style-name="P23">const Form = styled(Box)`</text:p>
      <text:p text:style-name="P23"><text:s text:c="2"/>padding: 40px;</text:p>
      <text:p text:style-name="P23"><text:s text:c="2"/>padding-bottom: 30px;</text:p>
      <text:p text:style-name="P23"><text:s text:c="2"/>margin-bottom: 15px;</text:p>
      <text:p text:style-name="P23"><text:s text:c="2"/>form {</text:p>
      <text:p text:style-name="P23"><text:s text:c="4"/>width: 100%;</text:p>
      <text:p text:style-name="P23"><text:s text:c="4"/>input {</text:p>
      <text:p text:style-name="P23"><text:s text:c="6"/>width: 100%;</text:p>
      <text:p text:style-name="P23"><text:s text:c="6"/>&amp;:not(last-child) {</text:p>
      <text:p text:style-name="P23"><text:s text:c="8"/>margin-bottom: 7px;</text:p>
      <text:p text:style-name="P23"><text:s text:c="6"/>}</text:p>
      <text:p text:style-name="P23"><text:s text:c="4"/>}</text:p>
      <text:p text:style-name="P23"><text:s text:c="4"/>button {</text:p>
      <text:p text:style-name="P23"><text:s text:c="6"/>margin-top: 15px;</text:p>
      <text:p text:style-name="P23"><text:s text:c="4"/>}</text:p>
      <text:p text:style-name="P23"><text:s text:c="2"/>}</text:p>
      <text:p text:style-name="P23">`;</text:p>
      <text:p text:style-name="P23"/>
      <text:p text:style-name="P23">export default () =&gt; {</text:p>
      <text:p text:style-name="P23"><text:soft-page-break/><text:s text:c="2"/>const [action, setAction] = useState("logIn");</text:p>
      <text:p text:style-name="P23"/>
      <text:p text:style-name="P23"><text:s text:c="2"/>return (</text:p>
      <text:p text:style-name="P23"><text:s text:c="4"/>&lt;Wrapper&gt;</text:p>
      <text:p text:style-name="P23"><text:s text:c="6"/>&lt;Form&gt;</text:p>
      <text:p text:style-name="P23"><text:s text:c="8"/>{action === "logIn" ? (</text:p>
      <text:p text:style-name="P23"><text:s text:c="10"/>&lt;form&gt;</text:p>
      <text:p text:style-name="P23"><text:s text:c="12"/>&lt;Input placeholder={"아이디"} /&gt;</text:p>
      <text:p text:style-name="P23"><text:s text:c="12"/>&lt;Input placeholder={"이름"} /&gt;</text:p>
      <text:p text:style-name="P23"><text:s text:c="12"/>&lt;Button text={"로그인"} /&gt;</text:p>
      <text:p text:style-name="P23"><text:s text:c="10"/>&lt;/form&gt;</text:p>
      <text:p text:style-name="P23"><text:s text:c="8"/>) : (</text:p>
      <text:p text:style-name="P23"><text:s text:c="10"/>&lt;form&gt;</text:p>
      <text:p text:style-name="P23"><text:s text:c="12"/>&lt;Input placeholder={"성"} /&gt;</text:p>
      <text:p text:style-name="P23"><text:s text:c="12"/>&lt;Input placeholder={"이름"} /&gt;</text:p>
      <text:p text:style-name="P23"><text:s text:c="12"/>&lt;Input placeholder={"사용자 이름"} /&gt;</text:p>
      <text:p text:style-name="P23"><text:s text:c="12"/>&lt;Input placeholder={"이메일 주소"} /&gt;</text:p>
      <text:p text:style-name="P23"><text:s text:c="12"/>&lt;Input placeholder={"비밀번호"} /&gt;</text:p>
      <text:p text:style-name="P23"><text:s text:c="12"/>&lt;Button text={"가입"} /&gt;</text:p>
      <text:p text:style-name="P23"><text:s text:c="10"/>&lt;/form&gt;</text:p>
      <text:p text:style-name="P23"><text:s text:c="8"/>)}</text:p>
      <text:p text:style-name="P23"><text:s text:c="6"/>&lt;/Form&gt;</text:p>
      <text:p text:style-name="P23"><text:s text:c="6"/>&lt;StateChanger&gt;</text:p>
      <text:p text:style-name="P23"><text:s text:c="8"/>{action === "logIn" ? (</text:p>
      <text:p text:style-name="P23"><text:s text:c="10"/>&lt;&gt;</text:p>
      <text:p text:style-name="P23"><text:s text:c="12"/>계정이 없으신가요?{" "}</text:p>
      <text:p text:style-name="P23"><text:s text:c="12"/>&lt;Link onClick={() =&gt; setAction("signUp")}&gt;가입하기&lt;/Link&gt;</text:p>
      <text:p text:style-name="P23"><text:s text:c="10"/>&lt;/&gt;</text:p>
      <text:p text:style-name="P23"><text:s text:c="8"/>) : (</text:p>
      <text:p text:style-name="P23"><text:s text:c="10"/>&lt;Box&gt;</text:p>
      <text:p text:style-name="P23"><text:s text:c="12"/>계정이 있으신가요?{" "}</text:p>
      <text:p text:style-name="P23"><text:soft-page-break/><text:s text:c="12"/>&lt;Link onClick={() =&gt; setAction("logIn")}&gt;로그인&lt;/Link&gt;</text:p>
      <text:p text:style-name="P23"><text:s text:c="10"/>&lt;/Box&gt;</text:p>
      <text:p text:style-name="P23"><text:s text:c="8"/>)}</text:p>
      <text:p text:style-name="P23"><text:s text:c="6"/>&lt;/StateChanger&gt;</text:p>
      <text:p text:style-name="P23"><text:s text:c="4"/>&lt;/Wrapper&gt;</text:p>
      <text:p text:style-name="P23"><text:s text:c="2"/>);</text:p>
      <text:p text:style-name="P23">}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14" text:outline-level="3"><text:span text:style-name="T27">5</text:span>) <text:span text:style-name="T27">Button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button`</text:p>
      <text:p text:style-name="P23"><text:s text:c="2"/>width: 100%;</text:p>
      <text:p text:style-name="P23"><text:s text:c="2"/>border: 0;</text:p>
      <text:p text:style-name="P23"><text:s text:c="2"/>border-radius: ${props =&gt; props.theme.borderRadius};</text:p>
      <text:p text:style-name="P23"><text:s text:c="2"/>color: white;</text:p>
      <text:p text:style-name="P23"><text:s text:c="2"/>font-weight: 600;</text:p>
      <text:p text:style-name="P23"><text:s text:c="2"/>background-color: ${props =&gt; props.theme.blueColor};</text:p>
      <text:p text:style-name="P23"><text:s text:c="2"/>text-align: center;</text:p>
      <text:p text:style-name="P23"><text:s text:c="2"/>padding: 7px 0px;</text:p>
      <text:p text:style-name="P23"><text:s text:c="2"/>font-size: 16px;</text:p>
      <text:p text:style-name="P23">`;</text:p>
      <text:p text:style-name="P23"/>
      <text:p text:style-name="P23">const Button = ({ text }) =&gt; &lt;Container&gt;{text}&lt;/Container&gt;;</text:p>
      <text:p text:style-name="P23"/>
      <text:p text:style-name="P23">Button.propTypes = {</text:p>
      <text:p text:style-name="P23"><text:s text:c="2"/>text: PropTypes.string.isRequired</text:p>
      <text:p text:style-name="P23">};</text:p>
      <text:p text:style-name="P23"><text:soft-page-break/></text:p>
      <text:p text:style-name="P23">export default Button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3 Auth Form with Hooks</text:h>
      <text:h text:style-name="Heading_20_3" text:outline-level="3">1) Input.js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input`</text:p>
      <text:p text:style-name="P23"><text:s text:c="2"/>border: 0;</text:p>
      <text:p text:style-name="P23"><text:s text:c="2"/>border: ${props =&gt; props.theme.boxBorder};</text:p>
      <text:p text:style-name="P23"><text:s text:c="2"/>border-radius: ${props =&gt; props.theme.borderRadius};</text:p>
      <text:p text:style-name="P23"><text:s text:c="2"/>background-color: ${props =&gt; props.theme.bgColor};</text:p>
      <text:p text:style-name="P23"><text:s text:c="2"/>height: 35px;</text:p>
      <text:p text:style-name="P23"><text:s text:c="2"/>font-size: 12px;</text:p>
      <text:p text:style-name="P23"><text:s text:c="2"/>padding: 0px 15px;</text:p>
      <text:p text:style-name="P23">`;</text:p>
      <text:p text:style-name="P23"/>
      <text:p text:style-name="P23">const Input = ({</text:p>
      <text:p text:style-name="P23"><text:s text:c="2"/>placeholder,</text:p>
      <text:p text:style-name="P23"><text:s text:c="2"/>required = true,</text:p>
      <text:p text:style-name="P23"><text:s text:c="2"/>value,</text:p>
      <text:p text:style-name="P23"><text:s text:c="2"/>onChange,</text:p>
      <text:p text:style-name="P23"><text:s text:c="2"/>type = "text"</text:p>
      <text:p text:style-name="P23">}) =&gt; (</text:p>
      <text:p text:style-name="P23"><text:s text:c="2"/>&lt;Container</text:p>
      <text:p text:style-name="P23"><text:s text:c="4"/>placeholder={placeholder}</text:p>
      <text:p text:style-name="P23"><text:s text:c="4"/>required={required}</text:p>
      <text:p text:style-name="P23"><text:s text:c="4"/>value={value}</text:p>
      <text:p text:style-name="P23"><text:soft-page-break/><text:s text:c="4"/>onChange={onChange}</text:p>
      <text:p text:style-name="P23"><text:s text:c="4"/>type={type}</text:p>
      <text:p text:style-name="P23"><text:s text:c="2"/>/&gt;</text:p>
      <text:p text:style-name="P23">);</text:p>
      <text:p text:style-name="P23"/>
      <text:p text:style-name="P23">Input.propTypes = {</text:p>
      <text:p text:style-name="P23"><text:s text:c="2"/>placeholder: PropTypes.string.isRequired,</text:p>
      <text:p text:style-name="P23"><text:s text:c="2"/>required: PropTypes.bool,</text:p>
      <text:p text:style-name="P23"><text:s text:c="2"/>value: PropTypes.string.isRequired,</text:p>
      <text:p text:style-name="P23"><text:s text:c="2"/>onChange: PropTypes.func.isRequired,</text:p>
      <text:p text:style-name="P23"><text:s text:c="2"/>type: PropTypes.string</text:p>
      <text:p text:style-name="P23">};</text:p>
      <text:p text:style-name="P23"/>
      <text:p text:style-name="P23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useInput.js</text:h>
      <text:p text:style-name="P24"><text:span text:style-name="T12">-</text:span>----------------<text:span text:style-name="T2">-------------------------------------------------------------------------------------------------------</text:span></text:p>
      <text:p text:style-name="P24">import { useState } from "react";</text:p>
      <text:p text:style-name="P24"/>
      <text:p text:style-name="P24">export default defaultValue =&gt; {</text:p>
      <text:p text:style-name="P24"><text:s text:c="2"/>const [value, setValue] = useState(defaultValue);</text:p>
      <text:p text:style-name="P24"/>
      <text:p text:style-name="P24"><text:s text:c="2"/>const onChange = e =&gt; {</text:p>
      <text:p text:style-name="P24"><text:s text:c="4"/>const {</text:p>
      <text:p text:style-name="P24"><text:s text:c="6"/>target: { value }</text:p>
      <text:p text:style-name="P24"><text:s text:c="4"/>} = e;</text:p>
      <text:p text:style-name="P24"/>
      <text:p text:style-name="P24"><text:s text:c="4"/>setValue(value);</text:p>
      <text:p text:style-name="P24"><text:s text:c="2"/>};</text:p>
      <text:p text:style-name="P24"/>
      <text:p text:style-name="P24"><text:s text:c="2"/>return { value, onChange };</text:p>
      <text:p text:style-name="P24">};</text:p>
      <text:p text:style-name="P24"><text:soft-page-break/><text:span text:style-name="T12">-</text:span>----------------<text:span text:style-name="T2">-------------------------------------------------------------------------------------------------------</text:span></text:p>
      <text:p text:style-name="P40">useInput은 하나의 value를 가지는데, 우리는 useState에서 그 value를 사용할 것이고, useState는 우리에게 value와 setValue를 줄 것이다. </text:p>
      <text:p text:style-name="P41">hooks를 만들어서 그걸 auth.js에 추가한다. </text:p>
      <text:h text:style-name="Heading_20_3" text:outline-level="3"><text:span text:style-name="T28">3</text:span>) Auth.js</text:h>
      <text:p text:style-name="P25"><text:span text:style-name="T12">-</text:span>----------------<text:span text:style-name="T2">-------------------------------------------------------------------------------------------------------</text:span></text:p>
      <text:p text:style-name="P25">import React, { useState } from "react";</text:p>
      <text:p text:style-name="P25">import styled from "styled-components";</text:p>
      <text:p text:style-name="P25">import Input from "../Components/Input";</text:p>
      <text:p text:style-name="P25">import Button from "../Components/Button";</text:p>
      <text:p text:style-name="P25">import useInput from "../Hooks/useInput";</text:p>
      <text:p text:style-name="P25"/>
      <text:p text:style-name="P25">const Wrapper = styled.div`</text:p>
      <text:p text:style-name="P25"><text:s text:c="2"/>min-height: 100vh;</text:p>
      <text:p text:style-name="P25"><text:s text:c="2"/>display: flex;</text:p>
      <text:p text:style-name="P25"><text:s text:c="2"/>align-items: center;</text:p>
      <text:p text:style-name="P25"><text:s text:c="2"/>justify-content: center;</text:p>
      <text:p text:style-name="P25"><text:s text:c="2"/>flex-direction: column;</text:p>
      <text:p text:style-name="P25">`;</text:p>
      <text:p text:style-name="P25"/>
      <text:p text:style-name="P25">const Box = styled.div`</text:p>
      <text:p text:style-name="P25"><text:s text:c="2"/>${props =&gt; props.theme.whiteBox}</text:p>
      <text:p text:style-name="P25"><text:s text:c="2"/>border-radius: 0px;</text:p>
      <text:p text:style-name="P25"><text:s text:c="2"/>width: 100%</text:p>
      <text:p text:style-name="P25"><text:s text:c="2"/>max-width: 350px;</text:p>
      <text:p text:style-name="P25">`;</text:p>
      <text:p text:style-name="P25"/>
      <text:p text:style-name="P25">const StateChanger = styled(Box)`</text:p>
      <text:p text:style-name="P25"><text:s text:c="2"/>text-align: center;</text:p>
      <text:p text:style-name="P25"><text:s text:c="2"/>padding: 20px 0px;</text:p>
      <text:p text:style-name="P25">`;</text:p>
      <text:p text:style-name="P25"/>
      <text:p text:style-name="P25"><text:soft-page-break/>const Link = styled.span`</text:p>
      <text:p text:style-name="P25"><text:s text:c="2"/>color: ${props =&gt; props.theme.blueColor};</text:p>
      <text:p text:style-name="P25"><text:s text:c="2"/>cursor: pointer;</text:p>
      <text:p text:style-name="P25">`;</text:p>
      <text:p text:style-name="P25"/>
      <text:p text:style-name="P25">const Form = styled(Box)`</text:p>
      <text:p text:style-name="P25"><text:s text:c="2"/>padding: 40px;</text:p>
      <text:p text:style-name="P25"><text:s text:c="2"/>padding-bottom: 30px;</text:p>
      <text:p text:style-name="P25"><text:s text:c="2"/>margin-bottom: 15px;</text:p>
      <text:p text:style-name="P25"><text:s text:c="2"/>form {</text:p>
      <text:p text:style-name="P25"><text:s text:c="4"/>width: 100%;</text:p>
      <text:p text:style-name="P25"><text:s text:c="4"/>input {</text:p>
      <text:p text:style-name="P25"><text:s text:c="6"/>width: 100%;</text:p>
      <text:p text:style-name="P25"><text:s text:c="6"/>&amp;:not(last-child) {</text:p>
      <text:p text:style-name="P25"><text:s text:c="8"/>margin-bottom: 7px;</text:p>
      <text:p text:style-name="P25"><text:s text:c="6"/>}</text:p>
      <text:p text:style-name="P25"><text:s text:c="4"/>}</text:p>
      <text:p text:style-name="P25"><text:s text:c="4"/>button {</text:p>
      <text:p text:style-name="P25"><text:s text:c="6"/>margin-top: 15px;</text:p>
      <text:p text:style-name="P25"><text:s text:c="4"/>}</text:p>
      <text:p text:style-name="P25"><text:s text:c="2"/>}</text:p>
      <text:p text:style-name="P25">`;</text:p>
      <text:p text:style-name="P25"/>
      <text:p text:style-name="P25">export default () =&gt; {</text:p>
      <text:p text:style-name="P25"><text:s text:c="2"/>const [action, setAction] = useState("logIn");</text:p>
      <text:p text:style-name="P25"><text:s text:c="2"/>const name = useInput("");</text:p>
      <text:p text:style-name="P25"><text:s text:c="2"/>const lastName = useInput("");</text:p>
      <text:p text:style-name="P25"><text:s text:c="2"/>const firstName = useInput("");</text:p>
      <text:p text:style-name="P25"><text:s text:c="2"/>const password = useInput("");</text:p>
      <text:p text:style-name="P25"><text:s text:c="2"/>const email = useInput("");</text:p>
      <text:p text:style-name="P25"/>
      <text:p text:style-name="P25"><text:s text:c="2"/>return (</text:p>
      <text:p text:style-name="P25"><text:soft-page-break/><text:s text:c="4"/>&lt;Wrapper&gt;</text:p>
      <text:p text:style-name="P25"><text:s text:c="6"/>&lt;Form&gt;</text:p>
      <text:p text:style-name="P25"><text:s text:c="8"/>{action === "logIn" ?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비밀번호"} {...password} type="password" /&gt;</text:p>
      <text:p text:style-name="P25"><text:s text:c="12"/>&lt;Button text={"로그인"} /&gt;</text:p>
      <text:p text:style-name="P25"><text:s text:c="10"/>&lt;/form&gt;</text:p>
      <text:p text:style-name="P25"><text:s text:c="8"/>) :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성"} {...lastName} /&gt;</text:p>
      <text:p text:style-name="P25"><text:s text:c="12"/>&lt;Input placeholder={"명"} {...firstName} /&gt;</text:p>
      <text:p text:style-name="P25"><text:s text:c="12"/>&lt;Input placeholder={"이메일 주소"} {...email} type="email" /&gt;</text:p>
      <text:p text:style-name="P25"><text:s text:c="12"/>&lt;Input placeholder={"비밀번호"} {...password} type="password" /&gt;</text:p>
      <text:p text:style-name="P25"><text:s text:c="12"/>&lt;Button text={"가입"} /&gt;</text:p>
      <text:p text:style-name="P25"><text:s text:c="10"/>&lt;/form&gt;</text:p>
      <text:p text:style-name="P25"><text:s text:c="8"/>)}</text:p>
      <text:p text:style-name="P25"><text:s text:c="6"/>&lt;/Form&gt;</text:p>
      <text:p text:style-name="P25"><text:s text:c="6"/>&lt;StateChanger&gt;</text:p>
      <text:p text:style-name="P25"><text:s text:c="8"/>{action === "logIn" ? (</text:p>
      <text:p text:style-name="P25"><text:s text:c="10"/>&lt;&gt;</text:p>
      <text:p text:style-name="P25"><text:s text:c="12"/>계정이 없으신가요?{" "}</text:p>
      <text:p text:style-name="P25"><text:s text:c="12"/>&lt;Link onClick={() =&gt; setAction("signUp")}&gt;가입하기&lt;/Link&gt;</text:p>
      <text:p text:style-name="P25"><text:s text:c="10"/>&lt;/&gt;</text:p>
      <text:p text:style-name="P25"><text:s text:c="8"/>) : (</text:p>
      <text:p text:style-name="P25"><text:s text:c="10"/>&lt;Box&gt;</text:p>
      <text:p text:style-name="P25"><text:s text:c="12"/>계정이 있으신가요?{" "}</text:p>
      <text:p text:style-name="P25"><text:s text:c="12"/>&lt;Link onClick={() =&gt; setAction("logIn")}&gt;로그인&lt;/Link&gt;</text:p>
      <text:p text:style-name="P25"><text:s text:c="10"/>&lt;/Box&gt;</text:p>
      <text:p text:style-name="P25"><text:s text:c="8"/>)}</text:p>
      <text:p text:style-name="P25"><text:soft-page-break/><text:s text:c="6"/>&lt;/StateChanger&gt;</text:p>
      <text:p text:style-name="P25"><text:s text:c="4"/>&lt;/Wrapper&gt;</text:p>
      <text:p text:style-name="P25"><text:s text:c="2"/>);</text:p>
      <text:p text:style-name="P25">};</text:p>
      <text:p text:style-name="P25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4 requestSecret Mutation and Refactor</text:h>
      <text:h text:style-name="Heading_20_3" text:outline-level="3">1) Authcontainer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, { useState } from "react";</text:p>
      <text:p text:style-name="P26">import AuthPresenter from "./AuthPresenter";</text:p>
      <text:p text:style-name="P26">import useInput from "../../Hooks/useInput";</text:p>
      <text:p text:style-name="P26"/>
      <text:p text:style-name="P26">export default () =&gt; {</text:p>
      <text:p text:style-name="P26"><text:s text:c="2"/>const [action, setAction] = useState("logIn");</text:p>
      <text:p text:style-name="P26"><text:s text:c="2"/>const name = useInput("");</text:p>
      <text:p text:style-name="P26"><text:s text:c="2"/>const lastName = useInput("");</text:p>
      <text:p text:style-name="P26"><text:s text:c="2"/>const firstName = useInput("");</text:p>
      <text:p text:style-name="P26"><text:s text:c="2"/>const email = useInput("");</text:p>
      <text:p text:style-name="P26"/>
      <text:p text:style-name="P26"><text:s text:c="2"/>return (</text:p>
      <text:p text:style-name="P26"><text:s text:c="4"/>&lt;AuthPresenter</text:p>
      <text:p text:style-name="P26"><text:s text:c="6"/>setAction={setAction}</text:p>
      <text:p text:style-name="P26"><text:s text:c="6"/>action={action}</text:p>
      <text:p text:style-name="P26"><text:s text:c="6"/>name={name}</text:p>
      <text:p text:style-name="P26"><text:s text:c="6"/>lastName={lastName}</text:p>
      <text:p text:style-name="P26"><text:s text:c="6"/>firstName={firstName}</text:p>
      <text:p text:style-name="P26"><text:s text:c="6"/>email={email}</text:p>
      <text:p text:style-name="P26"><text:s text:c="4"/>/&gt;</text:p>
      <text:p text:style-name="P26"><text:s text:c="2"/>);</text:p>
      <text:p text:style-name="P26">}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83"><text:soft-page-break/>모든 <text:span text:style-name="T29">state랑 query, data 같은 것들을 Container에둘 것이다. 모든 hooks도 Container에 둘 것이다. 오직 style만 presenter에 둘 것이다. </text:span></text:p>
      <text:p text:style-name="P83"/>
      <text:p text:style-name="P28">우리가 <text:span text:style-name="T31">submit을 했을대 default가 되지 않도록 선언할 것이다. 우리는 event가 prevent default 이길 원한다. 왜냐하면 우리는 페이지가 새로고침 되길 원하지 않기 때문이다.</text:span></text:p>
      <text:p text:style-name="P28"/>
      <text:p text:style-name="P42">email다음에 requestSecret을 적어줘야 email 값을 가져온다. </text:p>
      <text:p text:style-name="P42"/>
      <text:p text:style-name="P43">useInput은 나한테 value랑 onChange를 줄 것이다.</text:p>
      <text:p text:style-name="P43"/>
      <text:h text:style-name="P115" text:outline-level="3"><text:span text:style-name="T30">2</text:span>) <text:span text:style-name="T30">AuthPresenter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 from "react";</text:p>
      <text:p text:style-name="P26">import styled from "styled-components";</text:p>
      <text:p text:style-name="P26">import Input from "../../Components/Input";</text:p>
      <text:p text:style-name="P26">import Button from "../../Components/Button";</text:p>
      <text:p text:style-name="P26"/>
      <text:p text:style-name="P26">const Wrapper = styled.div`</text:p>
      <text:p text:style-name="P26"><text:s text:c="2"/>min-height: 100vh;</text:p>
      <text:p text:style-name="P26"><text:s text:c="2"/>display: flex;</text:p>
      <text:p text:style-name="P26"><text:s text:c="2"/>align-items: center;</text:p>
      <text:p text:style-name="P26"><text:s text:c="2"/>justify-content: center;</text:p>
      <text:p text:style-name="P26"><text:s text:c="2"/>flex-direction: column;</text:p>
      <text:p text:style-name="P26">`;</text:p>
      <text:p text:style-name="P26"/>
      <text:p text:style-name="P26">const Box = styled.div`</text:p>
      <text:p text:style-name="P26"><text:s text:c="2"/>${props =&gt; props.theme.whiteBox}</text:p>
      <text:p text:style-name="P26"><text:s text:c="2"/>border-radius: 0px;</text:p>
      <text:p text:style-name="P26"><text:s text:c="2"/>width: 100%</text:p>
      <text:p text:style-name="P26"><text:s text:c="2"/>max-width: 350px;</text:p>
      <text:p text:style-name="P26">`;</text:p>
      <text:p text:style-name="P26"/>
      <text:p text:style-name="P26"><text:soft-page-break/>const StateChanger = styled(Box)`</text:p>
      <text:p text:style-name="P26"><text:s text:c="2"/>text-align: center;</text:p>
      <text:p text:style-name="P26"><text:s text:c="2"/>padding: 20px 0px;</text:p>
      <text:p text:style-name="P26">`;</text:p>
      <text:p text:style-name="P26"/>
      <text:p text:style-name="P26">const Link = styled.span`</text:p>
      <text:p text:style-name="P26"><text:s text:c="2"/>color: ${props =&gt; props.theme.blueColor};</text:p>
      <text:p text:style-name="P26"><text:s text:c="2"/>cursor: pointer;</text:p>
      <text:p text:style-name="P26">`;</text:p>
      <text:p text:style-name="P26"/>
      <text:p text:style-name="P26">const Form = styled(Box)`</text:p>
      <text:p text:style-name="P26"><text:s text:c="2"/>padding: 40px;</text:p>
      <text:p text:style-name="P26"><text:s text:c="2"/>padding-bottom: 30px;</text:p>
      <text:p text:style-name="P26"><text:s text:c="2"/>margin-bottom: 15px;</text:p>
      <text:p text:style-name="P26"><text:s text:c="2"/>form {</text:p>
      <text:p text:style-name="P26"><text:s text:c="4"/>width: 100%;</text:p>
      <text:p text:style-name="P26"><text:s text:c="4"/>input {</text:p>
      <text:p text:style-name="P26"><text:s text:c="6"/>width: 100%;</text:p>
      <text:p text:style-name="P26"><text:s text:c="6"/>&amp;:not(last-child) {</text:p>
      <text:p text:style-name="P26"><text:s text:c="8"/>margin-bottom: 7px;</text:p>
      <text:p text:style-name="P26"><text:s text:c="6"/>}</text:p>
      <text:p text:style-name="P26"><text:s text:c="4"/>}</text:p>
      <text:p text:style-name="P26"><text:s text:c="4"/>button {</text:p>
      <text:p text:style-name="P26"><text:s text:c="6"/>margin-top: 15px;</text:p>
      <text:p text:style-name="P26"><text:s text:c="4"/>}</text:p>
      <text:p text:style-name="P26"><text:s text:c="2"/>}</text:p>
      <text:p text:style-name="P26">`;</text:p>
      <text:p text:style-name="P26"/>
      <text:p text:style-name="P26">export default ({ action, name, firstName, lastName, email, setAction }) =&gt; (</text:p>
      <text:p text:style-name="P26"><text:s text:c="2"/>&lt;Wrapper&gt;</text:p>
      <text:p text:style-name="P26"><text:s text:c="4"/>&lt;Form&gt;</text:p>
      <text:p text:style-name="P26"><text:s text:c="6"/>{action === "logIn" ? (</text:p>
      <text:p text:style-name="P26"><text:soft-page-break/><text:s text:c="8"/>&lt;form&gt;</text:p>
      <text:p text:style-name="P26"><text:s text:c="10"/>&lt;Input placeholder={"이메일 주소"} {...email} type="email" /&gt;</text:p>
      <text:p text:style-name="P26"><text:s text:c="10"/>&lt;Button text={"로그인"} /&gt;</text:p>
      <text:p text:style-name="P26"><text:s text:c="8"/>&lt;/form&gt;</text:p>
      <text:p text:style-name="P26"><text:s text:c="6"/>) : (</text:p>
      <text:p text:style-name="P26"><text:s text:c="8"/>&lt;form&gt;</text:p>
      <text:p text:style-name="P26"><text:s text:c="10"/>&lt;Input placeholder={"이름"} {...name} /&gt;</text:p>
      <text:p text:style-name="P26"><text:s text:c="10"/>&lt;Input placeholder={"성"} {...lastName} /&gt;</text:p>
      <text:p text:style-name="P26"><text:s text:c="10"/>&lt;Input placeholder={"명"} {...firstName} /&gt;</text:p>
      <text:p text:style-name="P26"><text:s text:c="10"/>&lt;Input placeholder={"이메일 주소"} {...email} type="email" /&gt;</text:p>
      <text:p text:style-name="P26"><text:s text:c="10"/>&lt;Button text={"가입"} /&gt;</text:p>
      <text:p text:style-name="P26"><text:s text:c="8"/>&lt;/form&gt;</text:p>
      <text:p text:style-name="P26"><text:s text:c="6"/>)}</text:p>
      <text:p text:style-name="P26"><text:s text:c="4"/>&lt;/Form&gt;</text:p>
      <text:p text:style-name="P26"><text:s text:c="4"/>&lt;StateChanger&gt;</text:p>
      <text:p text:style-name="P26"><text:s text:c="6"/>{action === "logIn" ? (</text:p>
      <text:p text:style-name="P26"><text:s text:c="8"/>&lt;&gt;</text:p>
      <text:p text:style-name="P26"><text:s text:c="10"/>계정이 없으신가요?{" "}</text:p>
      <text:p text:style-name="P26"><text:s text:c="10"/>&lt;Link onClick={() =&gt; setAction("signUp")}&gt;가입하기&lt;/Link&gt;</text:p>
      <text:p text:style-name="P26"><text:s text:c="8"/>&lt;/&gt;</text:p>
      <text:p text:style-name="P26"><text:s text:c="6"/>) : (</text:p>
      <text:p text:style-name="P26"><text:s text:c="8"/>&lt;Box&gt;</text:p>
      <text:p text:style-name="P26"><text:s text:c="10"/>계정이 있으신가요?{" "}</text:p>
      <text:p text:style-name="P26"><text:s text:c="10"/>&lt;Link onClick={() =&gt; setAction("logIn")}&gt;로그인&lt;/Link&gt;</text:p>
      <text:p text:style-name="P26"><text:s text:c="8"/>&lt;/Box&gt;</text:p>
      <text:p text:style-name="P26"><text:s text:c="6"/>)}</text:p>
      <text:p text:style-name="P26"><text:s text:c="4"/>&lt;/StateChanger&gt;</text:p>
      <text:p text:style-name="P26"><text:s text:c="2"/>&lt;/Wrapper&gt;</text:p>
      <text:p text:style-name="P26">)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/>
      <text:h text:style-name="P115" text:outline-level="3"><text:soft-page-break/><text:span text:style-name="T30">3</text:span>) <text:span text:style-name="T30">index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AuthContainer from "./AuthContainer";</text:p>
      <text:p text:style-name="P26">export default AuthContainer;</text:p>
      <text:p text:style-name="P26"><text:span text:style-name="T12">-</text:span>----------------<text:span text:style-name="T2">-------------------------------------------------------------------------------------------------------</text:span></text:p>
      <text:h text:style-name="P116" text:outline-level="3"><text:span text:style-name="T30">4</text:span>) <text:span text:style-name="T30">AuthQueries</text:span>.js</text:h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7">import { gql } from "apollo-boost";</text:p>
      <text:p text:style-name="P27"/>
      <text:p text:style-name="P27">export const LOG_IN = gql`</text:p>
      <text:p text:style-name="P27"><text:s text:c="2"/>mutation requestSecret($email: String!) {</text:p>
      <text:p text:style-name="P27"><text:s text:c="4"/>requestSecret(email: $email)</text:p>
      <text:p text:style-name="P27"><text:s text:c="2"/>}</text:p>
      <text:p text:style-name="P27">`;</text:p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6">크롬<text:span text:style-name="T31"> -&gt; 개발자 도구 -&gt; Apollo로 들어간다. (먼저 graphql 서버를 켜야 한다)</text:span></text:p>
      <text:p text:style-name="P25"/>
      <text:h text:style-name="Heading_20_1" text:outline-level="1">5.5 Toastify and createdAccount Mutation</text:h>
      <text:h text:style-name="P117" text:outline-level="3">1) <text:span text:style-name="T32">App.js(in components)</text:span></text:h>
      <text:p text:style-name="Text_20_body">react toastify</text:p>
      <text:p text:style-name="Text_20_body">https://github.com/fkhadra/react-toastify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reformatted_20_Text"><text:s text:c="2"/>import { ToastContainer<text:span text:style-name="T33">, toast</text:span> } from 'react-toastify';</text:p>
      <text:p text:style-name="P95"><text:s text:c="2"/>import 'react-toastify/dist/ReactToastify.css';</text:p>
      <text:p text:style-name="Preformatted_20_Text"/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44">이 부분을 복사한 후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29">import React from "react";</text:p>
      <text:p text:style-name="P29">import { ToastContainer, toast } from "react-toastify";</text:p>
      <text:p text:style-name="P29">import "react-toastify/dist/ReactToastify.css";</text:p>
      <text:p text:style-name="P29"><text:soft-page-break/>import styled, { ThemeProvider } from "styled-components";</text:p>
      <text:p text:style-name="P29">import { gql } from "apollo-boost";</text:p>
      <text:p text:style-name="P29">import GlobalStyles from "../Styles/GlobalStyles";</text:p>
      <text:p text:style-name="P29">import Theme from "../Styles/Theme";</text:p>
      <text:p text:style-name="P29">import Router from "./Router";</text:p>
      <text:p text:style-name="P29">import { useQuery } from "react-apollo-hooks";</text:p>
      <text:p text:style-name="P29">import Footer from "./Footer";</text:p>
      <text:p text:style-name="P29"/>
      <text:p text:style-name="P29">const QUERY = gql`</text:p>
      <text:p text:style-name="P29"><text:s text:c="2"/>{</text:p>
      <text:p text:style-name="P29"><text:s text:c="4"/>isLoggedIn @client</text:p>
      <text:p text:style-name="P29"><text:s text:c="2"/>}</text:p>
      <text:p text:style-name="P29">`;</text:p>
      <text:p text:style-name="P29"/>
      <text:p text:style-name="P29">const Wrapper = styled.div`</text:p>
      <text:p text:style-name="P29"><text:s text:c="2"/>margin: 0 auto;</text:p>
      <text:p text:style-name="P29"><text:s text:c="2"/>max-width: 935px;</text:p>
      <text:p text:style-name="P29"><text:s text:c="2"/>width: 100%;</text:p>
      <text:p text:style-name="P29">`;</text:p>
      <text:p text:style-name="P29"/>
      <text:p text:style-name="P29">export default () =&gt; {</text:p>
      <text:p text:style-name="P29"><text:s text:c="2"/>const {</text:p>
      <text:p text:style-name="P29"><text:s text:c="4"/>data: { isLoggedIn }</text:p>
      <text:p text:style-name="P29"><text:s text:c="2"/>} = useQuery(QUERY);</text:p>
      <text:p text:style-name="P29"/>
      <text:p text:style-name="P29"><text:s text:c="2"/>return (</text:p>
      <text:p text:style-name="P29"><text:s text:c="4"/>&lt;ThemeProvider theme={Theme}&gt;</text:p>
      <text:p text:style-name="P29"><text:s text:c="6"/>&lt;Wrapper&gt;</text:p>
      <text:p text:style-name="P29"><text:s text:c="8"/>&lt;GlobalStyles /&gt;</text:p>
      <text:p text:style-name="P29"><text:s text:c="8"/>&lt;Router isLoggedIn={isLoggedIn} /&gt;</text:p>
      <text:p text:style-name="P29"><text:s text:c="8"/>&lt;Footer /&gt;</text:p>
      <text:p text:style-name="P29"><text:s text:c="8"/>&lt;ToastContainer position={toast.POSITION.BOTTOM_LEFT} /&gt;</text:p>
      <text:p text:style-name="P29"><text:soft-page-break/><text:s text:c="6"/>&lt;/Wrapper&gt;</text:p>
      <text:p text:style-name="P29"><text:s text:c="4"/>&lt;/ThemeProvider&gt;</text:p>
      <text:p text:style-name="P29"><text:s text:c="2"/>);</text:p>
      <text:p text:style-name="P29">};</text:p>
      <text:p text:style-name="P29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<text:span text:style-name="T33">Authcontainer.js</text:span></text:h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30"/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45">update는 기본적으로 mutation의 result를 얻는 방법이다. </text:p>
      <text:h text:style-name="P118" text:outline-level="3"><text:span text:style-name="T34">3</text:span>) <text:span text:style-name="T35">createAccunt.js(backend)</text:span></text:h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31">import { prisma } from "../../../../generated/prisma-client";</text:p>
      <text:p text:style-name="P31"/>
      <text:p text:style-name="P31">export default {</text:p>
      <text:p text:style-name="P31"><text:s text:c="2"/>Mutation: {</text:p>
      <text:p text:style-name="P31"><text:s text:c="4"/>createAccount: async (_, args) =&gt; {</text:p>
      <text:p text:style-name="P31"><text:s text:c="6"/>const { name, email, firstName = "", lastName = "", bio = "" } = args;</text:p>
      <text:p text:style-name="P31"><text:s text:c="6"/>try {</text:p>
      <text:p text:style-name="P31"><text:s text:c="8"/>await prisma.createUser({</text:p>
      <text:p text:style-name="P31"><text:s text:c="10"/>name,</text:p>
      <text:p text:style-name="P31"><text:s text:c="10"/>email,</text:p>
      <text:p text:style-name="P31"><text:s text:c="10"/>firstName,</text:p>
      <text:p text:style-name="P31"><text:s text:c="10"/>lastName,</text:p>
      <text:p text:style-name="P31"><text:s text:c="10"/>bio</text:p>
      <text:p text:style-name="P31"><text:s text:c="8"/>});</text:p>
      <text:p text:style-name="P31"><text:s text:c="8"/>return true;</text:p>
      <text:p text:style-name="P31"><text:s text:c="6"/>} catch {</text:p>
      <text:p text:style-name="P31"><text:s text:c="8"/>return false;</text:p>
      <text:p text:style-name="P31"><text:s text:c="6"/>}</text:p>
      <text:p text:style-name="P31"><text:s text:c="4"/>}</text:p>
      <text:p text:style-name="P31"><text:soft-page-break/><text:s text:c="2"/>}</text:p>
      <text:p text:style-name="P31">};</text:p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46">createAccount는 User를 리턴하는게 아니라 okay만을 리턴해야 한다. </text:p>
      <text:h text:style-name="P119" text:outline-level="3"><text:span text:style-name="T35">4</text:span>) <text:span text:style-name="T35">AuthQueries.js</text:span></text:h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>import { gql } from "apollo-boost";</text:p>
      <text:p text:style-name="P32"/>
      <text:p text:style-name="P32">export const LOG_IN = gql`</text:p>
      <text:p text:style-name="P32"><text:s text:c="2"/>mutation requestSecret($email: String!) {</text:p>
      <text:p text:style-name="P32"><text:s text:c="4"/>requestSecret(email: $email)</text:p>
      <text:p text:style-name="P32"><text:s text:c="2"/>}</text:p>
      <text:p text:style-name="P32">`;</text:p>
      <text:p text:style-name="P32"/>
      <text:p text:style-name="P32">export const CREATE_ACCOUNT = gql`</text:p>
      <text:p text:style-name="P32"><text:s text:c="2"/>mutation createAccount(</text:p>
      <text:p text:style-name="P32"><text:s text:c="4"/>$name: String!</text:p>
      <text:p text:style-name="P32"><text:s text:c="4"/>$email: String!</text:p>
      <text:p text:style-name="P32"><text:s text:c="4"/>$firstName: String</text:p>
      <text:p text:style-name="P32"><text:s text:c="4"/>$lastName: String</text:p>
      <text:p text:style-name="P32"><text:s text:c="2"/>) {</text:p>
      <text:p text:style-name="P32"><text:s text:c="4"/>createAccount(</text:p>
      <text:p text:style-name="P32"><text:s text:c="6"/>name: $name</text:p>
      <text:p text:style-name="P32"><text:s text:c="6"/>email: $email</text:p>
      <text:p text:style-name="P32"><text:s text:c="6"/>firstName: $firstName</text:p>
      <text:p text:style-name="P32"><text:s text:c="6"/>lastName: $lastName</text:p>
      <text:p text:style-name="P32"><text:s text:c="4"/>)</text:p>
      <text:p text:style-name="P32"><text:s text:c="2"/>}</text:p>
      <text:p text:style-name="P32">`;</text:p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/>
      <text:h text:style-name="P120" text:outline-level="3"><text:soft-page-break/><text:span text:style-name="T36">5</text:span>) <text:span text:style-name="T35">AuthPresenter.js</text:span></text:h>
      <text:p text:style-name="P33"><text:span text:style-name="T12">-</text:span>----------------<text:span text:style-name="T2">-------------------------------------------------------------------------------------------------------</text:span></text:p>
      <text:p text:style-name="P33">import React from "react";</text:p>
      <text:p text:style-name="P33">import styled from "styled-components";</text:p>
      <text:p text:style-name="P33">import Input from "../../Components/Input";</text:p>
      <text:p text:style-name="P33">import Button from "../../Components/Button";</text:p>
      <text:p text:style-name="P33"/>
      <text:p text:style-name="P33">const Wrapper = styled.div`</text:p>
      <text:p text:style-name="P33"><text:s text:c="2"/>min-height: 100vh;</text:p>
      <text:p text:style-name="P33"><text:s text:c="2"/>display: flex;</text:p>
      <text:p text:style-name="P33"><text:s text:c="2"/>align-items: center;</text:p>
      <text:p text:style-name="P33"><text:s text:c="2"/>justify-content: center;</text:p>
      <text:p text:style-name="P33"><text:s text:c="2"/>flex-direction: column;</text:p>
      <text:p text:style-name="P33">`;</text:p>
      <text:p text:style-name="P33"/>
      <text:p text:style-name="P33">const Box = styled.div`</text:p>
      <text:p text:style-name="P33"><text:s text:c="2"/>${props =&gt; props.theme.whiteBox}</text:p>
      <text:p text:style-name="P33"><text:s text:c="2"/>border-radius: 0px;</text:p>
      <text:p text:style-name="P33"><text:s text:c="2"/>width: 100%</text:p>
      <text:p text:style-name="P33"><text:s text:c="2"/>max-width: 350px;</text:p>
      <text:p text:style-name="P33">`;</text:p>
      <text:p text:style-name="P33"/>
      <text:p text:style-name="P33">const StateChanger = styled(Box)`</text:p>
      <text:p text:style-name="P33"><text:s text:c="2"/>text-align: center;</text:p>
      <text:p text:style-name="P33"><text:s text:c="2"/>padding: 20px 0px;</text:p>
      <text:p text:style-name="P33">`;</text:p>
      <text:p text:style-name="P33"/>
      <text:p text:style-name="P33">const Link = styled.span`</text:p>
      <text:p text:style-name="P33"><text:s text:c="2"/>color: ${props =&gt; props.theme.blueColor};</text:p>
      <text:p text:style-name="P33"><text:s text:c="2"/>cursor: pointer;</text:p>
      <text:p text:style-name="P33">`;</text:p>
      <text:p text:style-name="P33"/>
      <text:p text:style-name="P33"><text:soft-page-break/>const Form = styled(Box)`</text:p>
      <text:p text:style-name="P33"><text:s text:c="2"/>padding: 40px;</text:p>
      <text:p text:style-name="P33"><text:s text:c="2"/>padding-bottom: 30px;</text:p>
      <text:p text:style-name="P33"><text:s text:c="2"/>margin-bottom: 15px;</text:p>
      <text:p text:style-name="P33"><text:s text:c="2"/>form {</text:p>
      <text:p text:style-name="P33"><text:s text:c="4"/>width: 100%;</text:p>
      <text:p text:style-name="P33"><text:s text:c="4"/>input {</text:p>
      <text:p text:style-name="P33"><text:s text:c="6"/>width: 100%;</text:p>
      <text:p text:style-name="P33"><text:s text:c="6"/>&amp;:not(last-child) {</text:p>
      <text:p text:style-name="P33"><text:s text:c="8"/>margin-bottom: 7px;</text:p>
      <text:p text:style-name="P33"><text:s text:c="6"/>}</text:p>
      <text:p text:style-name="P33"><text:s text:c="4"/>}</text:p>
      <text:p text:style-name="P33"><text:s text:c="4"/>button {</text:p>
      <text:p text:style-name="P33"><text:s text:c="6"/>margin-top: 15px;</text:p>
      <text:p text:style-name="P33"><text:s text:c="4"/>}</text:p>
      <text:p text:style-name="P33"><text:s text:c="2"/>}</text:p>
      <text:p text:style-name="P33">`;</text:p>
      <text:p text:style-name="P33"/>
      <text:p text:style-name="P33">export default ({</text:p>
      <text:p text:style-name="P33"><text:s text:c="2"/>action,</text:p>
      <text:p text:style-name="P33"><text:s text:c="2"/>name,</text:p>
      <text:p text:style-name="P33"><text:s text:c="2"/>firstName,</text:p>
      <text:p text:style-name="P33"><text:s text:c="2"/>lastName,</text:p>
      <text:p text:style-name="P33"><text:s text:c="2"/>email,</text:p>
      <text:p text:style-name="P33"><text:s text:c="2"/>setAction,</text:p>
      <text:p text:style-name="P33"><text:s text:c="2"/>onSubmit</text:p>
      <text:p text:style-name="P33">}) =&gt; (</text:p>
      <text:p text:style-name="P33"><text:s text:c="2"/>&lt;Wrapper&gt;</text:p>
      <text:p text:style-name="P33"><text:s text:c="4"/>&lt;Form&gt;</text:p>
      <text:p text:style-name="P33"><text:s text:c="6"/>{action === "logIn" ? (</text:p>
      <text:p text:style-name="P33"><text:s text:c="8"/>&lt;form onSubmit={onSubmit}&gt;</text:p>
      <text:p text:style-name="P33"><text:s text:c="10"/>&lt;Input placeholder={"이메일 주소"} {...email} type="email" /&gt;</text:p>
      <text:p text:style-name="P33"><text:soft-page-break/><text:s text:c="10"/>&lt;Button text={"로그인"} /&gt;</text:p>
      <text:p text:style-name="P33"><text:s text:c="8"/>&lt;/form&gt;</text:p>
      <text:p text:style-name="P33"><text:s text:c="6"/>) : (</text:p>
      <text:p text:style-name="P33"><text:s text:c="8"/>&lt;form onSubmit={onSubmit}&gt;</text:p>
      <text:p text:style-name="P33"><text:s text:c="10"/>&lt;Input placeholder={"이름"} {...name} /&gt;</text:p>
      <text:p text:style-name="P33"><text:s text:c="10"/>&lt;Input placeholder={"성"} {...lastName} /&gt;</text:p>
      <text:p text:style-name="P33"><text:s text:c="10"/>&lt;Input placeholder={"명"} {...firstName} /&gt;</text:p>
      <text:p text:style-name="P33"><text:s text:c="10"/>&lt;Input placeholder={"이메일 주소"} {...email} type="email" /&gt;</text:p>
      <text:p text:style-name="P33"><text:s text:c="10"/>&lt;Button text={"가입"} /&gt;</text:p>
      <text:p text:style-name="P33"><text:s text:c="8"/>&lt;/form&gt;</text:p>
      <text:p text:style-name="P33"><text:s text:c="6"/>)}</text:p>
      <text:p text:style-name="P33"><text:s text:c="4"/>&lt;/Form&gt;</text:p>
      <text:p text:style-name="P33"><text:s text:c="4"/>&lt;StateChanger&gt;</text:p>
      <text:p text:style-name="P33"><text:s text:c="6"/>{action === "logIn" ? (</text:p>
      <text:p text:style-name="P33"><text:s text:c="8"/>&lt;&gt;</text:p>
      <text:p text:style-name="P33"><text:s text:c="10"/>계정이 없으신가요?{" "}</text:p>
      <text:p text:style-name="P33"><text:s text:c="10"/>&lt;Link onClick={() =&gt; setAction("signUp")}&gt;가입하기&lt;/Link&gt;</text:p>
      <text:p text:style-name="P33"><text:s text:c="8"/>&lt;/&gt;</text:p>
      <text:p text:style-name="P33"><text:s text:c="6"/>) : (</text:p>
      <text:p text:style-name="P33"><text:s text:c="8"/>&lt;Box&gt;</text:p>
      <text:p text:style-name="P33"><text:s text:c="10"/>계정이 있으신가요?{" "}</text:p>
      <text:p text:style-name="P33"><text:s text:c="10"/>&lt;Link onClick={() =&gt; setAction("logIn")}&gt;로그인&lt;/Link&gt;</text:p>
      <text:p text:style-name="P33"><text:s text:c="8"/>&lt;/Box&gt;</text:p>
      <text:p text:style-name="P33"><text:s text:c="6"/>)}</text:p>
      <text:p text:style-name="P33"><text:s text:c="4"/>&lt;/StateChanger&gt;</text:p>
      <text:p text:style-name="P33"><text:s text:c="2"/>&lt;/Wrapper&gt;</text:p>
      <text:p text:style-name="P33">);</text:p>
      <text:p text:style-name="P3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<text:soft-page-break/>5.6<text:span text:style-name="T37"> createAccount Mutation part Two</text:span></text:h>
      <text:h text:style-name="Heading_20_3" text:outline-level="3">1) Authcontainer.js</text:h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34">import React, { useState } from "react";</text:p>
      <text:p text:style-name="P34">import AuthPresenter from "./AuthPresenter";</text:p>
      <text:p text:style-name="P34">import useInput from "../../Hooks/useInput";</text:p>
      <text:p text:style-name="P34">import { useMutation } from "react-apollo-hooks";</text:p>
      <text:p text:style-name="P34">import { LOG_IN, CREATE_ACCOUNT } from "./AuthQueries";</text:p>
      <text:p text:style-name="P34">import { toast } from "react-toastify";</text:p>
      <text:p text:style-name="P34"/>
      <text:p text:style-name="P34">export default () =&gt; {</text:p>
      <text:p text:style-name="P34"><text:s text:c="2"/>const [action, setAction] = useState("logIn");</text:p>
      <text:p text:style-name="P34"/>
      <text:p text:style-name="P34"><text:s text:c="2"/>const name = useInput("");</text:p>
      <text:p text:style-name="P34"><text:s text:c="2"/>const lastName = useInput("");</text:p>
      <text:p text:style-name="P34"><text:s text:c="2"/>const firstName = useInput("");</text:p>
      <text:p text:style-name="P34"><text:s text:c="2"/>const secret = useInput("");</text:p>
      <text:p text:style-name="P34"><text:s text:c="2"/>const email = useInput("");</text:p>
      <text:p text:style-name="P34"><text:s text:c="2"/>const requestSecretMutatin = useMutation(LOG_IN, {</text:p>
      <text:p text:style-name="P34"><text:s text:c="4"/>variables: { email: email.value }</text:p>
      <text:p text:style-name="P34"><text:s text:c="2"/>});</text:p>
      <text:p text:style-name="P34"/>
      <text:p text:style-name="P34"><text:s text:c="2"/>const createAccountMutation = useMutation(CREATE_ACCOUNT, {</text:p>
      <text:p text:style-name="P34"><text:s text:c="4"/>variables: {</text:p>
      <text:p text:style-name="P34"><text:s text:c="6"/>email: email.value,</text:p>
      <text:p text:style-name="P34"><text:s text:c="6"/>name: name.value,</text:p>
      <text:p text:style-name="P34"><text:s text:c="6"/>lastName: lastName.value,</text:p>
      <text:p text:style-name="P34"><text:s text:c="6"/>firstName: firstName.value</text:p>
      <text:p text:style-name="P34"><text:s text:c="4"/>}</text:p>
      <text:p text:style-name="P34"><text:s text:c="2"/>});</text:p>
      <text:p text:style-name="P34"/>
      <text:p text:style-name="P34"><text:soft-page-break/><text:s text:c="2"/>const onSubmit = async e =&gt; {</text:p>
      <text:p text:style-name="P34"><text:s text:c="4"/>e.preventDefault();</text:p>
      <text:p text:style-name="P34"><text:s text:c="4"/>if (action === "logIn") {</text:p>
      <text:p text:style-name="P34"><text:s text:c="6"/>if (email.value !== "") {</text:p>
      <text:p text:style-name="P34"><text:s text:c="8"/>try {</text:p>
      <text:p text:style-name="P34"><text:s text:c="10"/>const {</text:p>
      <text:p text:style-name="P34"><text:s text:c="12"/>data: { requestSecret }</text:p>
      <text:p text:style-name="P34"><text:s text:c="10"/>} = await requestSecretMutatin();</text:p>
      <text:p text:style-name="P34"><text:s text:c="10"/>if (!requestSecret) {</text:p>
      <text:p text:style-name="P34"><text:s text:c="12"/>toast.error("계정이 없으신가요? 가입하기");</text:p>
      <text:p text:style-name="P34"><text:s text:c="12"/>setTimeout(() =&gt; {</text:p>
      <text:p text:style-name="P34"><text:s text:c="14"/>setAction("signUp");</text:p>
      <text:p text:style-name="P34"><text:s text:c="12"/>}, 3000);</text:p>
      <text:p text:style-name="P34"><text:s text:c="10"/>} else {</text:p>
      <text:p text:style-name="P34"><text:s text:c="12"/>toast.success("가입시 기재된 이메일을 확인해주세요");</text:p>
      <text:p text:style-name="P34"><text:s text:c="12"/>setAction("confirm")</text:p>
      <text:p text:style-name="P34"><text:s text:c="10"/>}</text:p>
      <text:p text:style-name="P34"><text:s text:c="8"/>} catch (error) {</text:p>
      <text:p text:style-name="P34"><text:s text:c="10"/>toast.error("비밀코드를 얻을 수 없습니다. 다시 시도해 주세요");</text:p>
      <text:p text:style-name="P34"><text:s text:c="8"/>}</text:p>
      <text:p text:style-name="P34"><text:s text:c="6"/>} else {</text:p>
      <text:p text:style-name="P34"><text:s text:c="8"/>toast.error("이메일을 입력해주세요");</text:p>
      <text:p text:style-name="P34"><text:s text:c="6"/>}</text:p>
      <text:p text:style-name="P34"><text:s text:c="4"/>} else if (action === "signUp") {</text:p>
      <text:p text:style-name="P34"><text:s text:c="6"/>if (</text:p>
      <text:p text:style-name="P34"><text:s text:c="8"/>email.value !== "" &amp;&amp;</text:p>
      <text:p text:style-name="P34"><text:s text:c="8"/>name.value !== "" &amp;&amp;</text:p>
      <text:p text:style-name="P34"><text:s text:c="8"/>lastName.value !== "" &amp;&amp;</text:p>
      <text:p text:style-name="P34"><text:s text:c="8"/>firstName.value !== ""</text:p>
      <text:p text:style-name="P34"><text:s text:c="6"/>) {</text:p>
      <text:p text:style-name="P34"><text:s text:c="8"/>try {</text:p>
      <text:p text:style-name="P34"><text:soft-page-break/><text:s text:c="10"/>const {</text:p>
      <text:p text:style-name="P34"><text:s text:c="12"/>data: { createAccount }</text:p>
      <text:p text:style-name="P34"><text:s text:c="10"/>} = await createAccountMutation();</text:p>
      <text:p text:style-name="P34"><text:s text:c="10"/>if (!createAccount) {</text:p>
      <text:p text:style-name="P34"><text:s text:c="12"/>toast.error("계정을 생성할 수 없습니다");</text:p>
      <text:p text:style-name="P34"><text:s text:c="10"/>} else {</text:p>
      <text:p text:style-name="P34"><text:s text:c="12"/>toast.success("계정 생성에 성공했습니다. 로그인해주세요 ");</text:p>
      <text:p text:style-name="P34"><text:s text:c="12"/>setTimeout(() =&gt; setAction("로그인"), 3000);</text:p>
      <text:p text:style-name="P34"><text:s text:c="10"/>}</text:p>
      <text:p text:style-name="P34"><text:s text:c="8"/>} catch (e) {</text:p>
      <text:p text:style-name="P34"><text:s text:c="10"/>toast.error(</text:p>
      <text:p text:style-name="P34"><text:s text:c="12"/>console.log(e.message),</text:p>
      <text:p text:style-name="P34"><text:s text:c="12"/>"계정을 생성할 수 없습니다. 다시 시도해주세요"</text:p>
      <text:p text:style-name="P34"><text:s text:c="10"/>);</text:p>
      <text:p text:style-name="P34"><text:s text:c="8"/>}</text:p>
      <text:p text:style-name="P34"><text:s text:c="6"/>} else {</text:p>
      <text:p text:style-name="P34"><text:s text:c="8"/>toast.error("모든 항목을 기입해주세요");</text:p>
      <text:p text:style-name="P34"><text:s text:c="6"/>}</text:p>
      <text:p text:style-name="P34"><text:s text:c="4"/>}</text:p>
      <text:p text:style-name="P34"><text:s text:c="2"/>};</text:p>
      <text:p text:style-name="P34"/>
      <text:p text:style-name="P34"><text:s text:c="2"/>return (</text:p>
      <text:p text:style-name="P34"><text:s text:c="4"/>&lt;AuthPresenter</text:p>
      <text:p text:style-name="P34"><text:s text:c="6"/>setAction={setAction}</text:p>
      <text:p text:style-name="P34"><text:s text:c="6"/>action={action}</text:p>
      <text:p text:style-name="P34"><text:s text:c="6"/>name={name}</text:p>
      <text:p text:style-name="P34"><text:s text:c="6"/>lastName={lastName}</text:p>
      <text:p text:style-name="P34"><text:s text:c="6"/>firstName={firstName}</text:p>
      <text:p text:style-name="P34"><text:s text:c="6"/>secret={secret}</text:p>
      <text:p text:style-name="P34"><text:s text:c="6"/>email={email}</text:p>
      <text:p text:style-name="P34"><text:s text:c="6"/>onSubmit={onSubmit}</text:p>
      <text:p text:style-name="P34"><text:soft-page-break/><text:s text:c="4"/>/&gt;</text:p>
      <text:p text:style-name="P34"><text:s text:c="2"/>);</text:p>
      <text:p text:style-name="P34">};</text:p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47">보통 우리는 cache를 update 하길 원할 때 update함수를 사용하고, Client.js를 update하고 싶을 때 도 사용한다. Apollo Client에 접근할 필요가 있을 때도 사용한다. </text:p>
      <text:p text:style-name="P80">누군가가 이메일로 받은 login secret을 입력하면 confirm을 setAction하게 될 것이다.</text:p>
      <text:h text:style-name="Heading_20_3" text:outline-level="3"><text:span text:style-name="T38">2</text:span>) Auth<text:span text:style-name="T38">Presenter</text:span>.js</text:h>
      <text:p text:style-name="P48"><text:span text:style-name="T12">-</text:span>----------------<text:span text:style-name="T2">-------------------------------------------------------------------------------------------------------</text:span></text:p>
      <text:p text:style-name="P56">import React from "react";</text:p>
      <text:p text:style-name="P56">import styled from "styled-components";</text:p>
      <text:p text:style-name="P56">import Input from "../../Components/Input";</text:p>
      <text:p text:style-name="P56">import Button from "../../Components/Button";</text:p>
      <text:p text:style-name="P56"/>
      <text:p text:style-name="P56">const Wrapper = styled.div`</text:p>
      <text:p text:style-name="P56"><text:s text:c="2"/>min-height: 100vh;</text:p>
      <text:p text:style-name="P56"><text:s text:c="2"/>display: flex;</text:p>
      <text:p text:style-name="P56"><text:s text:c="2"/>align-items: center;</text:p>
      <text:p text:style-name="P56"><text:s text:c="2"/>justify-content: center;</text:p>
      <text:p text:style-name="P56"><text:s text:c="2"/>flex-direction: column;</text:p>
      <text:p text:style-name="P56">`;</text:p>
      <text:p text:style-name="P56"/>
      <text:p text:style-name="P56">const Box = styled.div`</text:p>
      <text:p text:style-name="P56"><text:s text:c="2"/>${props =&gt; props.theme.whiteBox}</text:p>
      <text:p text:style-name="P56"><text:s text:c="2"/>border-radius: 0px;</text:p>
      <text:p text:style-name="P56"><text:s text:c="2"/>width: 100%</text:p>
      <text:p text:style-name="P56"><text:s text:c="2"/>max-width: 350px;</text:p>
      <text:p text:style-name="P56">`;</text:p>
      <text:p text:style-name="P56"/>
      <text:p text:style-name="P56">const StateChanger = styled(Box)`</text:p>
      <text:p text:style-name="P56"><text:s text:c="2"/>text-align: center;</text:p>
      <text:p text:style-name="P56"><text:s text:c="2"/>padding: 20px 0px;</text:p>
      <text:p text:style-name="P56"><text:soft-page-break/>`;</text:p>
      <text:p text:style-name="P56"/>
      <text:p text:style-name="P56">const Link = styled.span`</text:p>
      <text:p text:style-name="P56"><text:s text:c="2"/>color: ${props =&gt; props.theme.blueColor};</text:p>
      <text:p text:style-name="P56"><text:s text:c="2"/>cursor: pointer;</text:p>
      <text:p text:style-name="P56">`;</text:p>
      <text:p text:style-name="P56"/>
      <text:p text:style-name="P56">const Form = styled(Box)`</text:p>
      <text:p text:style-name="P56"><text:s text:c="2"/>padding: 40px;</text:p>
      <text:p text:style-name="P56"><text:s text:c="2"/>padding-bottom: 30px;</text:p>
      <text:p text:style-name="P56"><text:s text:c="2"/>margin-bottom: 15px;</text:p>
      <text:p text:style-name="P56"><text:s text:c="2"/>form {</text:p>
      <text:p text:style-name="P56"><text:s text:c="4"/>width: 100%;</text:p>
      <text:p text:style-name="P56"><text:s text:c="4"/>input {</text:p>
      <text:p text:style-name="P56"><text:s text:c="6"/>width: 100%;</text:p>
      <text:p text:style-name="P56"><text:s text:c="6"/>&amp;:not(last-child) {</text:p>
      <text:p text:style-name="P56"><text:s text:c="8"/>margin-bottom: 7px;</text:p>
      <text:p text:style-name="P56"><text:s text:c="6"/>}</text:p>
      <text:p text:style-name="P56"><text:s text:c="4"/>}</text:p>
      <text:p text:style-name="P56"><text:s text:c="4"/>button {</text:p>
      <text:p text:style-name="P56"><text:s text:c="6"/>margin-top: 15px;</text:p>
      <text:p text:style-name="P56"><text:s text:c="4"/>}</text:p>
      <text:p text:style-name="P56"><text:s text:c="2"/>}</text:p>
      <text:p text:style-name="P56">`;</text:p>
      <text:p text:style-name="P56"/>
      <text:p text:style-name="P56">export default ({</text:p>
      <text:p text:style-name="P56"><text:s text:c="2"/>action,</text:p>
      <text:p text:style-name="P56"><text:s text:c="2"/>name,</text:p>
      <text:p text:style-name="P56"><text:s text:c="2"/>firstName,</text:p>
      <text:p text:style-name="P56"><text:s text:c="2"/>lastName,</text:p>
      <text:p text:style-name="P56"><text:s text:c="2"/>secret,</text:p>
      <text:p text:style-name="P56"><text:s text:c="2"/>email,</text:p>
      <text:p text:style-name="P56"><text:soft-page-break/><text:s text:c="2"/>setAction,</text:p>
      <text:p text:style-name="P56"><text:s text:c="2"/>onSubmit</text:p>
      <text:p text:style-name="P56">}) =&gt; (</text:p>
      <text:p text:style-name="P56"><text:s text:c="2"/>&lt;Wrapper&gt;</text:p>
      <text:p text:style-name="P56"><text:s text:c="4"/>&lt;Form&gt;</text:p>
      <text:p text:style-name="P56"><text:s text:c="6"/>{action === "logIn" &amp;&amp; (</text:p>
      <text:p text:style-name="P56"><text:s text:c="8"/>&lt;form onSubmit={onSubmit}&gt;</text:p>
      <text:p text:style-name="P56"><text:s text:c="10"/>&lt;Input placeholder={"이메일 주소"} {...email} type="email" /&gt;</text:p>
      <text:p text:style-name="P56"><text:s text:c="10"/>&lt;Button text={"로그인"} /&gt;</text:p>
      <text:p text:style-name="P56"><text:s text:c="8"/>&lt;/form&gt;</text:p>
      <text:p text:style-name="P56"><text:s text:c="6"/>)}</text:p>
      <text:p text:style-name="P56"><text:s text:c="6"/>{action === "signUp"} &amp;&amp; : (</text:p>
      <text:p text:style-name="P56"><text:s text:c="6"/>&lt;form onSubmit={onSubmit}&gt;</text:p>
      <text:p text:style-name="P56"><text:s text:c="8"/>&lt;Input placeholder={"아이디"} {...name} /&gt;</text:p>
      <text:p text:style-name="P56"><text:s text:c="8"/>&lt;Input placeholder={"성"} {...lastName} /&gt;</text:p>
      <text:p text:style-name="P56"><text:s text:c="8"/>&lt;Input placeholder={"명"} {...firstName} /&gt;</text:p>
      <text:p text:style-name="P56"><text:s text:c="8"/>&lt;Input placeholder={"이메일 주소"} {...email} type="email" /&gt;</text:p>
      <text:p text:style-name="P56"><text:s text:c="8"/>&lt;Button text={"가입"} /&gt;</text:p>
      <text:p text:style-name="P56"><text:s text:c="6"/>&lt;/form&gt;</text:p>
      <text:p text:style-name="P56"><text:s text:c="6"/>)}</text:p>
      <text:p text:style-name="P56"><text:s text:c="6"/>{action === "confirm" &amp;&amp; (</text:p>
      <text:p text:style-name="P56"><text:s text:c="8"/>&lt;form onSubmit={onSubmit}&gt;</text:p>
      <text:p text:style-name="P56"><text:s text:c="10"/>&lt;Input</text:p>
      <text:p text:style-name="P56"><text:s text:c="12"/>placeholder="당신의 비밀코드를 붙여넣어 주세요"</text:p>
      <text:p text:style-name="P56"><text:s text:c="12"/>required</text:p>
      <text:p text:style-name="P56"><text:s text:c="12"/>{...secret}</text:p>
      <text:p text:style-name="P56"><text:s text:c="10"/>/&gt;</text:p>
      <text:p text:style-name="P56"><text:s text:c="10"/>&lt;Button text={"확인"} /&gt;</text:p>
      <text:p text:style-name="P56"><text:s text:c="8"/>&lt;/form&gt;</text:p>
      <text:p text:style-name="P56"><text:s text:c="6"/>)}</text:p>
      <text:p text:style-name="P56"><text:s text:c="4"/>&lt;/Form&gt;</text:p>
      <text:p text:style-name="P56"><text:soft-page-break/><text:s text:c="4"/>&lt;StateChanger&gt;</text:p>
      <text:p text:style-name="P56"><text:s text:c="6"/>{action === "logIn" ? (</text:p>
      <text:p text:style-name="P56"><text:s text:c="8"/>&lt;&gt;</text:p>
      <text:p text:style-name="P56"><text:s text:c="10"/>계정이 없으신가요?{" "}</text:p>
      <text:p text:style-name="P56"><text:s text:c="10"/>&lt;Link onClick={() =&gt; setAction("signUp")}&gt;가입하기&lt;/Link&gt;</text:p>
      <text:p text:style-name="P56"><text:s text:c="8"/>&lt;/&gt;</text:p>
      <text:p text:style-name="P56"><text:s text:c="6"/>) : (</text:p>
      <text:p text:style-name="P56"><text:s text:c="8"/>&lt;Box&gt;</text:p>
      <text:p text:style-name="P56"><text:s text:c="10"/>계정이 있으신가요?{" "}</text:p>
      <text:p text:style-name="P56"><text:s text:c="10"/>&lt;Link onClick={() =&gt; setAction("logIn")}&gt;로그인&lt;/Link&gt;</text:p>
      <text:p text:style-name="P56"><text:s text:c="8"/>&lt;/Box&gt;</text:p>
      <text:p text:style-name="P56"><text:s text:c="6"/>)}</text:p>
      <text:p text:style-name="P56"><text:s text:c="4"/>&lt;/StateChanger&gt;</text:p>
      <text:p text:style-name="P56"><text:s text:c="2"/>&lt;/Wrapper&gt;</text:p>
      <text:p text:style-name="P56">);</text:p>
      <text:p text:style-name="P48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7<text:span text:style-name="T39">~8 confrimSecret + LogIn Mutation</text:span></text:h>
      <text:h text:style-name="P121" text:outline-level="3"><text:span text:style-name="T39">1</text:span>) Auth<text:span text:style-name="T38">Present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>import React from "react";</text:p>
      <text:p text:style-name="P49">import styled from "styled-components";</text:p>
      <text:p text:style-name="P49">import Input from "../../Components/Input";</text:p>
      <text:p text:style-name="P49">import Button from "../../Components/Button";</text:p>
      <text:p text:style-name="P49"/>
      <text:p text:style-name="P49">const Wrapper = styled.div`</text:p>
      <text:p text:style-name="P49"><text:s text:c="2"/>min-height: 100vh;</text:p>
      <text:p text:style-name="P49"><text:s text:c="2"/>display: flex;</text:p>
      <text:p text:style-name="P49"><text:s text:c="2"/>align-items: center;</text:p>
      <text:p text:style-name="P49"><text:s text:c="2"/>justify-content: center;</text:p>
      <text:p text:style-name="P49"><text:s text:c="2"/>flex-direction: column;</text:p>
      <text:p text:style-name="P49"><text:soft-page-break/>`;</text:p>
      <text:p text:style-name="P49"/>
      <text:p text:style-name="P49">const Box = styled.div`</text:p>
      <text:p text:style-name="P49"><text:s text:c="2"/>${props =&gt; props.theme.whiteBox}</text:p>
      <text:p text:style-name="P49"><text:s text:c="2"/>border-radius: 0px;</text:p>
      <text:p text:style-name="P49"><text:s text:c="2"/>width: 100%</text:p>
      <text:p text:style-name="P49"><text:s text:c="2"/>max-width: 350px;</text:p>
      <text:p text:style-name="P49">`;</text:p>
      <text:p text:style-name="P49"/>
      <text:p text:style-name="P49">const StateChanger = styled(Box)`</text:p>
      <text:p text:style-name="P49"><text:s text:c="2"/>text-align: center;</text:p>
      <text:p text:style-name="P49"><text:s text:c="2"/>padding: 20px 0px;</text:p>
      <text:p text:style-name="P49">`;</text:p>
      <text:p text:style-name="P49"/>
      <text:p text:style-name="P49">const Link = styled.span`</text:p>
      <text:p text:style-name="P49"><text:s text:c="2"/>color: ${props =&gt; props.theme.blueColor};</text:p>
      <text:p text:style-name="P49"><text:s text:c="2"/>cursor: pointer;</text:p>
      <text:p text:style-name="P49">`;</text:p>
      <text:p text:style-name="P49"/>
      <text:p text:style-name="P49">const Form = styled(Box)`</text:p>
      <text:p text:style-name="P49"><text:s text:c="2"/>padding: 40px;</text:p>
      <text:p text:style-name="P49"><text:s text:c="2"/>padding-bottom: 30px;</text:p>
      <text:p text:style-name="P49"><text:s text:c="2"/>margin-bottom: 15px;</text:p>
      <text:p text:style-name="P49"><text:s text:c="2"/>form {</text:p>
      <text:p text:style-name="P49"><text:s text:c="4"/>width: 100%;</text:p>
      <text:p text:style-name="P49"><text:s text:c="4"/>input {</text:p>
      <text:p text:style-name="P49"><text:s text:c="6"/>width: 100%;</text:p>
      <text:p text:style-name="P49"><text:s text:c="6"/>&amp;:not(last-child) {</text:p>
      <text:p text:style-name="P49"><text:s text:c="8"/>margin-bottom: 7px;</text:p>
      <text:p text:style-name="P49"><text:s text:c="6"/>}</text:p>
      <text:p text:style-name="P49"><text:s text:c="4"/>}</text:p>
      <text:p text:style-name="P49"><text:s text:c="4"/>button {</text:p>
      <text:p text:style-name="P49"><text:soft-page-break/><text:s text:c="6"/>margin-top: 15px;</text:p>
      <text:p text:style-name="P49"><text:s text:c="4"/>}</text:p>
      <text:p text:style-name="P49"><text:s text:c="2"/>}</text:p>
      <text:p text:style-name="P49">`;</text:p>
      <text:p text:style-name="P49"/>
      <text:p text:style-name="P49">export default ({</text:p>
      <text:p text:style-name="P49"><text:s text:c="2"/>action,</text:p>
      <text:p text:style-name="P49"><text:s text:c="2"/>name,</text:p>
      <text:p text:style-name="P49"><text:s text:c="2"/>firstName,</text:p>
      <text:p text:style-name="P49"><text:s text:c="2"/>lastName,</text:p>
      <text:p text:style-name="P49"><text:s text:c="2"/>secret,</text:p>
      <text:p text:style-name="P49"><text:s text:c="2"/>email,</text:p>
      <text:p text:style-name="P49"><text:s text:c="2"/>setAction,</text:p>
      <text:p text:style-name="P49"><text:s text:c="2"/>onSubmit</text:p>
      <text:p text:style-name="P49">}) =&gt; (</text:p>
      <text:p text:style-name="P49"><text:s text:c="2"/>&lt;Wrapper&gt;</text:p>
      <text:p text:style-name="P49"><text:s text:c="4"/>&lt;Form&gt;</text:p>
      <text:p text:style-name="P49"><text:s text:c="6"/>{action === "logIn" &amp;&amp; (</text:p>
      <text:p text:style-name="P49"><text:s text:c="8"/>&lt;form onSubmit={onSubmit}&gt;</text:p>
      <text:p text:style-name="P49"><text:s text:c="10"/>&lt;Input placeholder={"이메일 주소"} {...email} type="email" /&gt;</text:p>
      <text:p text:style-name="P49"><text:s text:c="10"/>&lt;Button text={"로그인"} /&gt;</text:p>
      <text:p text:style-name="P49"><text:s text:c="8"/>&lt;/form&gt;</text:p>
      <text:p text:style-name="P49"><text:s text:c="6"/>)}</text:p>
      <text:p text:style-name="P49"><text:s text:c="6"/>{action === "signUp" &amp;&amp; (</text:p>
      <text:p text:style-name="P49"><text:s text:c="8"/>&lt;form onSubmit={onSubmit}&gt;</text:p>
      <text:p text:style-name="P49"><text:s text:c="10"/>&lt;Input placeholder={"아이디"} {...name} /&gt;</text:p>
      <text:p text:style-name="P49"><text:s text:c="10"/>&lt;Input placeholder={"성"} {...lastName} /&gt;</text:p>
      <text:p text:style-name="P49"><text:s text:c="10"/>&lt;Input placeholder={"명"} {...firstName} /&gt;</text:p>
      <text:p text:style-name="P49"><text:s text:c="10"/>&lt;Input placeholder={"이메일 주소"} {...email} type="email" /&gt;</text:p>
      <text:p text:style-name="P49"><text:s text:c="10"/>&lt;Button text={"가입"} /&gt;</text:p>
      <text:p text:style-name="P49"><text:s text:c="8"/>&lt;/form&gt;</text:p>
      <text:p text:style-name="P49"><text:soft-page-break/><text:s text:c="6"/>)}</text:p>
      <text:p text:style-name="P49"><text:s text:c="6"/>{action === "confirm" &amp;&amp; (</text:p>
      <text:p text:style-name="P49"><text:s text:c="8"/>&lt;form onSubmit={onSubmit}&gt;</text:p>
      <text:p text:style-name="P49"><text:s text:c="10"/>&lt;Input</text:p>
      <text:p text:style-name="P49"><text:s text:c="12"/>placeholder="당신의 비밀코드를 붙여넣어 주세요"</text:p>
      <text:p text:style-name="P49"><text:s text:c="12"/>required</text:p>
      <text:p text:style-name="P49"><text:s text:c="12"/>{...secret}</text:p>
      <text:p text:style-name="P49"><text:s text:c="10"/>/&gt;</text:p>
      <text:p text:style-name="P49"><text:s text:c="10"/>&lt;Button text={"확 인"} /&gt;</text:p>
      <text:p text:style-name="P49"><text:s text:c="8"/>&lt;/form&gt;</text:p>
      <text:p text:style-name="P49"><text:s text:c="6"/>)}</text:p>
      <text:p text:style-name="P49"><text:s text:c="4"/>&lt;/Form&gt;</text:p>
      <text:p text:style-name="P49"/>
      <text:p text:style-name="P49"><text:s text:c="4"/>{action !== "confirm" &amp;&amp; (</text:p>
      <text:p text:style-name="P49"><text:s text:c="6"/>&lt;StateChanger&gt;</text:p>
      <text:p text:style-name="P49"><text:s text:c="8"/>{action === "logIn" ? (</text:p>
      <text:p text:style-name="P49"><text:s text:c="10"/>&lt;&gt;</text:p>
      <text:p text:style-name="P49"><text:s text:c="12"/>계정이 없으신가요?{" "}</text:p>
      <text:p text:style-name="P49"><text:s text:c="12"/>&lt;Link onClick={() =&gt; setAction("signUp")}&gt;가입하기&lt;/Link&gt;</text:p>
      <text:p text:style-name="P49"><text:s text:c="10"/>&lt;/&gt;</text:p>
      <text:p text:style-name="P49"><text:s text:c="8"/>) : (</text:p>
      <text:p text:style-name="P49"><text:s text:c="10"/>&lt;Box&gt;</text:p>
      <text:p text:style-name="P49"><text:s text:c="12"/>계정이 있으신가요?{" "}</text:p>
      <text:p text:style-name="P49"><text:s text:c="12"/>&lt;Link onClick={() =&gt; setAction("logIn")}&gt;로그인&lt;/Link&gt;</text:p>
      <text:p text:style-name="P49"><text:s text:c="10"/>&lt;/Box&gt;</text:p>
      <text:p text:style-name="P49"><text:s text:c="8"/>)}</text:p>
      <text:p text:style-name="P49"><text:s text:c="6"/>&lt;/StateChanger&gt;</text:p>
      <text:p text:style-name="P49"><text:s text:c="4"/>)}</text:p>
      <text:p text:style-name="P49"><text:s text:c="2"/>&lt;/Wrapper&gt;</text:p>
      <text:p text:style-name="P49">)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21" text:outline-level="3"><text:soft-page-break/><text:span text:style-name="T39">2</text:span>) Auth<text:span text:style-name="T39">Contain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React, { useState } from "react";</text:p>
      <text:p text:style-name="P57">import AuthPresenter from "./AuthPresenter";</text:p>
      <text:p text:style-name="P57">import useInput from "../../Hooks/useInput";</text:p>
      <text:p text:style-name="P57">import { useMutation } from "react-apollo-hooks";</text:p>
      <text:p text:style-name="P57">import {</text:p>
      <text:p text:style-name="P57"><text:s text:c="2"/>LOG_IN,</text:p>
      <text:p text:style-name="P57"><text:s text:c="2"/>CREATE_ACCOUNT,</text:p>
      <text:p text:style-name="P57"><text:s text:c="2"/>CONFIRM_SECRET,</text:p>
      <text:p text:style-name="P57"><text:s text:c="2"/>LOCAL_LOG_IN</text:p>
      <text:p text:style-name="P57">} from "./AuthQueries";</text:p>
      <text:p text:style-name="P57">import { toast } from "react-toastify";</text:p>
      <text:p text:style-name="P57"/>
      <text:p text:style-name="P57">export default () =&gt; {</text:p>
      <text:p text:style-name="P57"><text:s text:c="2"/>const [action, setAction] = useState("logIn");</text:p>
      <text:p text:style-name="P57"/>
      <text:p text:style-name="P57"><text:s text:c="2"/>const name = useInput("");</text:p>
      <text:p text:style-name="P57"><text:s text:c="2"/>const lastName = useInput("");</text:p>
      <text:p text:style-name="P57"><text:s text:c="2"/>const firstName = useInput("");</text:p>
      <text:p text:style-name="P57"><text:s text:c="2"/>const secret = useInput("");</text:p>
      <text:p text:style-name="P57"><text:s text:c="2"/>const email = useInput("");</text:p>
      <text:p text:style-name="P57"><text:s text:c="2"/>const requestSecretMutatin = useMutation(LOG_IN, {</text:p>
      <text:p text:style-name="P57"><text:s text:c="4"/>variables: { email: email.value }</text:p>
      <text:p text:style-name="P57"><text:s text:c="2"/>});</text:p>
      <text:p text:style-name="P57"/>
      <text:p text:style-name="P57"><text:s text:c="2"/>const createAccountMutation = useMutation(CREATE_ACCOUNT, {</text:p>
      <text:p text:style-name="P57"><text:s text:c="4"/>variables: {</text:p>
      <text:p text:style-name="P57"><text:s text:c="6"/>email: email.value,</text:p>
      <text:p text:style-name="P57"><text:s text:c="6"/>name: name.value,</text:p>
      <text:p text:style-name="P57"><text:s text:c="6"/>lastName: lastName.value,</text:p>
      <text:p text:style-name="P57"><text:s text:c="6"/>firstName: firstName.value</text:p>
      <text:p text:style-name="P57"><text:soft-page-break/><text:s text:c="4"/>}</text:p>
      <text:p text:style-name="P57"><text:s text:c="2"/>});</text:p>
      <text:p text:style-name="P57"/>
      <text:p text:style-name="P57"><text:s text:c="2"/>const confirmSecretMutation = useMutation(CONFIRM_SECRET, {</text:p>
      <text:p text:style-name="P57"><text:s text:c="4"/>variables: {</text:p>
      <text:p text:style-name="P57"><text:s text:c="6"/>email: email.value,</text:p>
      <text:p text:style-name="P57"><text:s text:c="6"/>secret: secret.value</text:p>
      <text:p text:style-name="P57"><text:s text:c="4"/>}</text:p>
      <text:p text:style-name="P57"><text:s text:c="2"/>});</text:p>
      <text:p text:style-name="P57"/>
      <text:p text:style-name="P57"><text:s text:c="2"/>const localLogInMutation = useMutation(LOCAL_LOG_IN);</text:p>
      <text:p text:style-name="P57"/>
      <text:p text:style-name="P57"><text:s text:c="2"/>const onSubmit = async e =&gt; {</text:p>
      <text:p text:style-name="P57"><text:s text:c="4"/>e.preventDefault();</text:p>
      <text:p text:style-name="P57"><text:s text:c="4"/>if (action === "logIn") {</text:p>
      <text:p text:style-name="P57"><text:s text:c="6"/>if (email.value !== "") {</text:p>
      <text:p text:style-name="P57"><text:s text:c="8"/>try {</text:p>
      <text:p text:style-name="P57"><text:s text:c="10"/>const {</text:p>
      <text:p text:style-name="P57"><text:s text:c="12"/>data: { requestSecret }</text:p>
      <text:p text:style-name="P57"><text:s text:c="10"/>} = await requestSecretMutatin();</text:p>
      <text:p text:style-name="P57"><text:s text:c="10"/>if (!requestSecret) {</text:p>
      <text:p text:style-name="P57"><text:s text:c="12"/>toast.error("계정이 없으신가요? 가입하기");</text:p>
      <text:p text:style-name="P57"><text:s text:c="12"/>setTimeout(() =&gt; {</text:p>
      <text:p text:style-name="P57"><text:s text:c="14"/>setAction("signUp");</text:p>
      <text:p text:style-name="P57"><text:s text:c="12"/>}, 3000);</text:p>
      <text:p text:style-name="P57"><text:s text:c="10"/>} else {</text:p>
      <text:p text:style-name="P57"><text:s text:c="12"/>toast.success("가입시 기재된 이메일을 확인해주세요");</text:p>
      <text:p text:style-name="P57"><text:s text:c="12"/>setAction("confirm");</text:p>
      <text:p text:style-name="P57"><text:s text:c="10"/>}</text:p>
      <text:p text:style-name="P57"><text:s text:c="8"/>} catch (error) {</text:p>
      <text:p text:style-name="P57"><text:s text:c="10"/>toast.error("비밀코드를 얻을 수 없습니다. 다시 시도해 주세요");</text:p>
      <text:p text:style-name="P57"><text:s text:c="8"/>}</text:p>
      <text:p text:style-name="P57"><text:soft-page-break/><text:s text:c="6"/>} else {</text:p>
      <text:p text:style-name="P57"><text:s text:c="8"/>toast.error("이메일을 입력해주세요");</text:p>
      <text:p text:style-name="P57"><text:s text:c="6"/>}</text:p>
      <text:p text:style-name="P57"><text:s text:c="4"/>} else if (action === "signUp") {</text:p>
      <text:p text:style-name="P57"><text:s text:c="6"/>if (</text:p>
      <text:p text:style-name="P57"><text:s text:c="8"/>email.value !== "" &amp;&amp;</text:p>
      <text:p text:style-name="P57"><text:s text:c="8"/>name.value !== "" &amp;&amp;</text:p>
      <text:p text:style-name="P57"><text:s text:c="8"/>lastName.value !== "" &amp;&amp;</text:p>
      <text:p text:style-name="P57"><text:s text:c="8"/>firstName.value !== ""</text:p>
      <text:p text:style-name="P57"><text:s text:c="6"/>) {</text:p>
      <text:p text:style-name="P57"><text:s text:c="8"/>try {</text:p>
      <text:p text:style-name="P57"><text:s text:c="10"/>const {</text:p>
      <text:p text:style-name="P57"><text:s text:c="12"/>data: { createAccount }</text:p>
      <text:p text:style-name="P57"><text:s text:c="10"/>} = await createAccountMutation();</text:p>
      <text:p text:style-name="P57"><text:s text:c="10"/>if (!createAccount) {</text:p>
      <text:p text:style-name="P57"><text:s text:c="12"/>toast.error("계정을 생성할 수 없습니다");</text:p>
      <text:p text:style-name="P57"><text:s text:c="10"/>} else {</text:p>
      <text:p text:style-name="P57"><text:s text:c="12"/>toast.success("계정 생성에 성공했습니다. 로그인해주세요 ");</text:p>
      <text:p text:style-name="P57"><text:s text:c="12"/>setTimeout(() =&gt; setAction("로그인"), 3000);</text:p>
      <text:p text:style-name="P57"><text:s text:c="10"/>}</text:p>
      <text:p text:style-name="P57"><text:s text:c="8"/>} catch (e) {</text:p>
      <text:p text:style-name="P57"><text:s text:c="10"/>toast.error(</text:p>
      <text:p text:style-name="P57"><text:s text:c="12"/>console.log(e.message),</text:p>
      <text:p text:style-name="P57"><text:s text:c="12"/>"계정을 생성할 수 없습니다. 다시 시도해주세요"</text:p>
      <text:p text:style-name="P57"><text:s text:c="10"/>);</text:p>
      <text:p text:style-name="P57"><text:s text:c="8"/>}</text:p>
      <text:p text:style-name="P57"><text:s text:c="6"/>} else {</text:p>
      <text:p text:style-name="P57"><text:s text:c="8"/>toast.error("모든 항목을 기입해주세요");</text:p>
      <text:p text:style-name="P57"><text:s text:c="6"/>}</text:p>
      <text:p text:style-name="P57"><text:s text:c="4"/>} else if (action === "confirm") {</text:p>
      <text:p text:style-name="P57"><text:s text:c="6"/>if (secret.value !== "") {</text:p>
      <text:p text:style-name="P57"><text:soft-page-break/><text:s text:c="8"/>try {</text:p>
      <text:p text:style-name="P57"><text:s text:c="10"/>const {</text:p>
      <text:p text:style-name="P57"><text:s text:c="12"/>data: { confirmSecret: token }</text:p>
      <text:p text:style-name="P57"><text:s text:c="10"/>} = await confirmSecretMutation();</text:p>
      <text:p text:style-name="P57"><text:s text:c="10"/>if (token !== "" &amp;&amp; token !== undefined) {</text:p>
      <text:p text:style-name="P57"><text:s text:c="12"/>localLogInMutation({ variables: { token } });</text:p>
      <text:p text:style-name="P57"><text:s text:c="10"/>}</text:p>
      <text:p text:style-name="P57"><text:s text:c="8"/>} catch {</text:p>
      <text:p text:style-name="P57"><text:s text:c="10"/>toast.error("비밀코드를 잘못 입력했습니다");</text:p>
      <text:p text:style-name="P57"><text:s text:c="8"/>}</text:p>
      <text:p text:style-name="P57"><text:s text:c="6"/>}</text:p>
      <text:p text:style-name="P57"><text:s text:c="4"/>}</text:p>
      <text:p text:style-name="P57"><text:s text:c="2"/>};</text:p>
      <text:p text:style-name="P57"/>
      <text:p text:style-name="P57"><text:s text:c="2"/>return (</text:p>
      <text:p text:style-name="P57"><text:s text:c="4"/>&lt;AuthPresenter</text:p>
      <text:p text:style-name="P57"><text:s text:c="6"/>setAction={setAction}</text:p>
      <text:p text:style-name="P57"><text:s text:c="6"/>action={action}</text:p>
      <text:p text:style-name="P57"><text:s text:c="6"/>name={name}</text:p>
      <text:p text:style-name="P57"><text:s text:c="6"/>lastName={lastName}</text:p>
      <text:p text:style-name="P57"><text:s text:c="6"/>firstName={firstName}</text:p>
      <text:p text:style-name="P57"><text:s text:c="6"/>secret={secret}</text:p>
      <text:p text:style-name="P57"><text:s text:c="6"/>email={email}</text:p>
      <text:p text:style-name="P57"><text:s text:c="6"/>onSubmit={onSubmit}</text:p>
      <text:p text:style-name="P57"><text:s text:c="4"/>/&gt;</text:p>
      <text:p text:style-name="P57"><text:s text:c="2"/>);</text:p>
      <text:p text:style-name="P57">}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21" text:outline-level="3"><text:span text:style-name="T39">3</text:span>) Auth<text:span text:style-name="T39">Queries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{ gql } from "apollo-boost";</text:p>
      <text:p text:style-name="P57"><text:soft-page-break/></text:p>
      <text:p text:style-name="P57">export const LOG_IN = gql`</text:p>
      <text:p text:style-name="P57"><text:s text:c="2"/>mutation requestSecret($email: String!) {</text:p>
      <text:p text:style-name="P57"><text:s text:c="4"/>requestSecret(email: $email)</text:p>
      <text:p text:style-name="P57"><text:s text:c="2"/>}</text:p>
      <text:p text:style-name="P57">`;</text:p>
      <text:p text:style-name="P57"/>
      <text:p text:style-name="P57">export const CREATE_ACCOUNT = gql`</text:p>
      <text:p text:style-name="P57"><text:s text:c="2"/>mutation createAccount(</text:p>
      <text:p text:style-name="P57"><text:s text:c="4"/>$name: String!</text:p>
      <text:p text:style-name="P57"><text:s text:c="4"/>$email: String!</text:p>
      <text:p text:style-name="P57"><text:s text:c="4"/>$firstName: String</text:p>
      <text:p text:style-name="P57"><text:s text:c="4"/>$lastName: String</text:p>
      <text:p text:style-name="P57"><text:s text:c="2"/>) {</text:p>
      <text:p text:style-name="P57"><text:s text:c="4"/>createAccount(</text:p>
      <text:p text:style-name="P57"><text:s text:c="6"/>name: $name</text:p>
      <text:p text:style-name="P57"><text:s text:c="6"/>email: $email</text:p>
      <text:p text:style-name="P57"><text:s text:c="6"/>firstName: $firstName</text:p>
      <text:p text:style-name="P57"><text:s text:c="6"/>lastName: $lastName</text:p>
      <text:p text:style-name="P57"><text:s text:c="4"/>)</text:p>
      <text:p text:style-name="P57"><text:s text:c="2"/>}</text:p>
      <text:p text:style-name="P57">`;</text:p>
      <text:p text:style-name="P57"/>
      <text:p text:style-name="P57">export const CONFIRM_SECRET = gql`</text:p>
      <text:p text:style-name="P57"><text:s text:c="2"/>mutation confirmSecret($secret: String!, $email: String!) {</text:p>
      <text:p text:style-name="P57"><text:s text:c="4"/>confirmSecret(secret: $secret, email: $email)</text:p>
      <text:p text:style-name="P57"><text:s text:c="2"/>}</text:p>
      <text:p text:style-name="P57">`;</text:p>
      <text:p text:style-name="P57"/>
      <text:p text:style-name="P57">export const LOCAL_LOG_IN = gql`</text:p>
      <text:p text:style-name="P57"><text:s text:c="2"/>mutation logUserIn($token: String!) {</text:p>
      <text:p text:style-name="P57"><text:s text:c="4"/>logUserIn(token: $token) @client</text:p>
      <text:p text:style-name="P57"><text:soft-page-break/><text:s text:c="2"/>}</text:p>
      <text:p text:style-name="P57">`;</text:p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/>
      <text:h text:style-name="Heading_20_1" text:outline-level="1">6.0 Frontend: Header Component</text:h>
      <text:h text:style-name="Heading_20_2" text:outline-level="2"><text:span text:style-name="T40">6.0.</text:span>1 <text:span text:style-name="T40">Header UI</text:span></text:h>
      <text:h text:style-name="Heading_20_3" text:outline-level="3">1) <text:span text:style-name="T40">Header.js(in Components )</text:span></text:h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import React from "react";</text:p>
      <text:p text:style-name="Text_20_body">import styled from "styled-components";</text:p>
      <text:p text:style-name="Text_20_body">import { Link } from "react-router-dom";</text:p>
      <text:p text:style-name="Text_20_body"/>
      <text:p text:style-name="Text_20_body">import useInput from "../Hooks/useInput";</text:p>
      <text:p text:style-name="Text_20_body">import Input from "./Input";</text:p>
      <text:p text:style-name="Text_20_body">import { InstaCamera, Compass, HeartEmpty, User } from "./Icons";</text:p>
      <text:p text:style-name="Text_20_body"/>
      <text:p text:style-name="Text_20_body">const Header = styled.header`</text:p>
      <text:p text:style-name="Text_20_body"><text:s text:c="2"/>width: 100%;</text:p>
      <text:p text:style-name="Text_20_body"><text:s text:c="2"/>border: 0px;</text:p>
      <text:p text:style-name="Text_20_body"><text:s text:c="2"/>background-color: white;</text:p>
      <text:p text:style-name="Text_20_body"><text:s text:c="2"/>border-bottom: ${props =&gt; props.theme.boxBorder};</text:p>
      <text:p text:style-name="Text_20_body"><text:s text:c="2"/>border-radius: 0px;</text:p>
      <text:p text:style-name="Text_20_body"><text:s text:c="2"/>margin-bottom: 60px;</text:p>
      <text:p text:style-name="Text_20_body"><text:s text:c="2"/>display: flex;</text:p>
      <text:p text:style-name="Text_20_body"><text:s text:c="2"/>justify-content: center;</text:p>
      <text:p text:style-name="Text_20_body"><text:s text:c="2"/>align-items: center;</text:p>
      <text:p text:style-name="Text_20_body"><text:s text:c="2"/>padding: 25px 0px;</text:p>
      <text:p text:style-name="Text_20_body">`;</text:p>
      <text:p text:style-name="Text_20_body"/>
      <text:p text:style-name="Text_20_body">const HeaderWrapper = styled.div`</text:p>
      <text:p text:style-name="Text_20_body"><text:soft-page-break/><text:s text:c="2"/>width: 100%;</text:p>
      <text:p text:style-name="Text_20_body"><text:s text:c="2"/>text-align: center;</text:p>
      <text:p text:style-name="Text_20_body"><text:s text:c="2"/>max-width: ${props =&gt; props.theme.maxWidth};</text:p>
      <text:p text:style-name="Text_20_body"><text:s text:c="2"/>display: flex;</text:p>
      <text:p text:style-name="Text_20_body"><text:s text:c="2"/>justify-content: center;</text:p>
      <text:p text:style-name="Text_20_body">`;</text:p>
      <text:p text:style-name="Text_20_body"/>
      <text:p text:style-name="Text_20_body">const HeaderColumn = styled.div`</text:p>
      <text:p text:style-name="Text_20_body"><text:s text:c="2"/>width: 33%;</text:p>
      <text:p text:style-name="Text_20_body"><text:s text:c="2"/>text-align: center;</text:p>
      <text:p text:style-name="Text_20_body"><text:s text:c="2"/>&amp;:first-child {</text:p>
      <text:p text:style-name="Text_20_body"><text:s text:c="4"/>margin-right: auto;</text:p>
      <text:p text:style-name="Text_20_body"><text:s text:c="4"/>text-align: left;</text:p>
      <text:p text:style-name="Text_20_body"><text:s text:c="2"/>}</text:p>
      <text:p text:style-name="Text_20_body"><text:s text:c="2"/>&amp;:last-child {</text:p>
      <text:p text:style-name="Text_20_body"><text:s text:c="4"/>margin-left: auto;</text:p>
      <text:p text:style-name="Text_20_body"><text:s text:c="4"/>text-align: right;</text:p>
      <text:p text:style-name="Text_20_body"><text:s text:c="2"/>}</text:p>
      <text:p text:style-name="Text_20_body">`;</text:p>
      <text:p text:style-name="Text_20_body"/>
      <text:p text:style-name="Text_20_body">const SearchInput = styled(Input)`</text:p>
      <text:p text:style-name="Text_20_body"><text:s text:c="2"/>background-color: ${props =&gt; props.theme.bgColor};</text:p>
      <text:p text:style-name="Text_20_body"><text:s text:c="2"/>padding: 5px;</text:p>
      <text:p text:style-name="Text_20_body"><text:s text:c="2"/>height: auto;</text:p>
      <text:p text:style-name="Text_20_body"><text:s text:c="2"/>font-size: 14px;</text:p>
      <text:p text:style-name="Text_20_body"><text:s text:c="2"/>border-radius: 3px;</text:p>
      <text:p text:style-name="Text_20_body"><text:s text:c="2"/>text-align: center;</text:p>
      <text:p text:style-name="Text_20_body"><text:s text:c="2"/>width: 70%;</text:p>
      <text:p text:style-name="Text_20_body"><text:s text:c="2"/>&amp;::placeholder {</text:p>
      <text:p text:style-name="Text_20_body"><text:s text:c="4"/>opacity: 0.6;</text:p>
      <text:p text:style-name="Text_20_body"><text:s text:c="4"/>font-weight: 200;</text:p>
      <text:p text:style-name="Text_20_body"><text:s text:c="2"/>}</text:p>
      <text:p text:style-name="Text_20_body"><text:soft-page-break/>`;</text:p>
      <text:p text:style-name="Text_20_body"/>
      <text:p text:style-name="Text_20_body">const HeaderLink = styled(Link)`</text:p>
      <text:p text:style-name="Text_20_body"><text:s text:c="2"/>&amp;:not(:last-child) {</text:p>
      <text:p text:style-name="Text_20_body"><text:s text:c="4"/>margin-right: 30px;</text:p>
      <text:p text:style-name="Text_20_body"><text:s text:c="2"/>}</text:p>
      <text:p text:style-name="Text_20_body">`;</text:p>
      <text:p text:style-name="Text_20_body"/>
      <text:p text:style-name="Text_20_body">export default () =&gt; {</text:p>
      <text:p text:style-name="Text_20_body"><text:s text:c="2"/>const search = useInput();</text:p>
      <text:p text:style-name="Text_20_body"><text:s text:c="2"/>return (</text:p>
      <text:p text:style-name="Text_20_body"><text:s text:c="4"/>&lt;Header&gt;</text:p>
      <text:p text:style-name="Text_20_body"><text:s text:c="6"/>&lt;HeaderWrapper&gt;</text:p>
      <text:p text:style-name="Text_20_body"><text:s text:c="8"/>&lt;HeaderColumn&gt;</text:p>
      <text:p text:style-name="Text_20_body"><text:s text:c="10"/>&lt;Link to="/"&gt;</text:p>
      <text:p text:style-name="Text_20_body"><text:s text:c="12"/>&lt;InstaCamera /&gt;</text:p>
      <text:p text:style-name="Text_20_body"><text:s text:c="10"/>&lt;/Link&gt;</text:p>
      <text:p text:style-name="Text_20_body"><text:s text:c="8"/>&lt;/HeaderColumn&gt;</text:p>
      <text:p text:style-name="Text_20_body"><text:s text:c="8"/>&lt;HeaderColumn&gt;</text:p>
      <text:p text:style-name="Text_20_body"><text:s text:c="10"/>&lt;form&gt;</text:p>
      <text:p text:style-name="Text_20_body"><text:s text:c="12"/>&lt;SearchInput {...search} placeholder="검색" /&gt;</text:p>
      <text:p text:style-name="Text_20_body"><text:s text:c="10"/>&lt;/form&gt;</text:p>
      <text:p text:style-name="Text_20_body"><text:s text:c="8"/>&lt;/HeaderColumn&gt;</text:p>
      <text:p text:style-name="Text_20_body"><text:s text:c="8"/>&lt;HeaderColumn&gt;</text:p>
      <text:p text:style-name="Text_20_body"><text:s text:c="10"/>&lt;HeaderLink to="/explore"&gt;</text:p>
      <text:p text:style-name="Text_20_body"><text:s text:c="12"/>&lt;Compass /&gt;</text:p>
      <text:p text:style-name="Text_20_body"><text:s text:c="10"/>&lt;/HeaderLink&gt;</text:p>
      <text:p text:style-name="Text_20_body"><text:s text:c="10"/>&lt;HeaderLink to="/notifications"&gt;</text:p>
      <text:p text:style-name="Text_20_body"><text:s text:c="12"/>&lt;HeartEmpty /&gt;</text:p>
      <text:p text:style-name="Text_20_body"><text:s text:c="10"/>&lt;/HeaderLink&gt;</text:p>
      <text:p text:style-name="Text_20_body"><text:s text:c="10"/>&lt;HeaderLink to="/name"&gt;</text:p>
      <text:p text:style-name="Text_20_body"><text:s text:c="12"/>&lt;User /&gt;</text:p>
      <text:p text:style-name="Text_20_body"><text:soft-page-break/><text:s text:c="10"/>&lt;/HeaderLink&gt;</text:p>
      <text:p text:style-name="Text_20_body"><text:s text:c="8"/>&lt;/HeaderColumn&gt;</text:p>
      <text:p text:style-name="Text_20_body"><text:s text:c="6"/>&lt;/HeaderWrapper&gt;</text:p>
      <text:p text:style-name="Text_20_body"><text:s text:c="4"/>&lt;/Header&gt;</text:p>
      <text:p text:style-name="Text_20_body"><text:s text:c="2"/>);</text:p>
      <text:p text:style-name="Text_20_body">};</text:p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아이콘<text:span text:style-name="T42">(카메라): </text:span><text:a xlink:type="simple" xlink:href="https://iconmonstr.com/instagram-11-svg/" text:style-name="Internet_20_link" text:visited-style-name="Visited_20_Internet_20_Link">https://iconmonstr.com/instagram-11-svg/</text:a></text:p>
      <text:p text:style-name="Text_20_body"/>
      <text:h text:style-name="P122" text:outline-level="3"><text:span text:style-name="T41">2</text:span>) <text:span text:style-name="T41">App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88">import React from "react";</text:p>
      <text:p text:style-name="P88">import { ToastContainer, toast } from "react-toastify";</text:p>
      <text:p text:style-name="P88">import "react-toastify/dist/ReactToastify.css";</text:p>
      <text:p text:style-name="P88">import styled, { ThemeProvider } from "styled-components";</text:p>
      <text:p text:style-name="P88">import { HashRouter as Router } from "react-router-dom";</text:p>
      <text:p text:style-name="P88"/>
      <text:p text:style-name="P88">import { gql } from "apollo-boost";</text:p>
      <text:p text:style-name="P88">import GlobalStyles from "../Styles/GlobalStyles";</text:p>
      <text:p text:style-name="P88">import Theme from "../Styles/Theme";</text:p>
      <text:p text:style-name="P88"/>
      <text:p text:style-name="P88">import { useQuery } from "react-apollo-hooks";</text:p>
      <text:p text:style-name="P88">import Footer from "./Footer";</text:p>
      <text:p text:style-name="P88">import Header from "./Header";</text:p>
      <text:p text:style-name="P88">import Routes from "./Routes";</text:p>
      <text:p text:style-name="P88"/>
      <text:p text:style-name="P88">const QUERY = gql`</text:p>
      <text:p text:style-name="P88"><text:s text:c="2"/>{</text:p>
      <text:p text:style-name="P88"><text:s text:c="4"/>isLoggedIn @client</text:p>
      <text:p text:style-name="P88"><text:s text:c="2"/>}</text:p>
      <text:p text:style-name="P88">`;</text:p>
      <text:p text:style-name="P88"><text:soft-page-break/></text:p>
      <text:p text:style-name="P88">const Wrapper = styled.div`</text:p>
      <text:p text:style-name="P88"><text:s text:c="2"/>margin: 0 auto;</text:p>
      <text:p text:style-name="P88"><text:s text:c="2"/>max-width: ${props =&gt; props.theme.maxWidth};</text:p>
      <text:p text:style-name="P88"><text:s text:c="2"/>width: 100%;</text:p>
      <text:p text:style-name="P88">`;</text:p>
      <text:p text:style-name="P88"/>
      <text:p text:style-name="P88">export default () =&gt; {</text:p>
      <text:p text:style-name="P88"><text:s text:c="2"/>const {</text:p>
      <text:p text:style-name="P88"><text:s text:c="4"/>data: { isLoggedIn }</text:p>
      <text:p text:style-name="P88"><text:s text:c="2"/>} = useQuery(QUERY);</text:p>
      <text:p text:style-name="P88"/>
      <text:p text:style-name="P88"><text:s text:c="2"/>return (</text:p>
      <text:p text:style-name="P88"><text:s text:c="4"/>&lt;ThemeProvider theme={Theme}&gt;</text:p>
      <text:p text:style-name="P88"><text:s text:c="6"/>&lt;&gt;</text:p>
      <text:p text:style-name="P88"><text:s text:c="8"/>&lt;GlobalStyles /&gt;</text:p>
      <text:p text:style-name="P88"><text:s text:c="8"/>&lt;Router&gt;</text:p>
      <text:p text:style-name="P88"><text:s text:c="10"/>&lt;&gt;</text:p>
      <text:p text:style-name="P88"><text:s text:c="12"/>&lt;Header /&gt;</text:p>
      <text:p text:style-name="P88"><text:s text:c="12"/>&lt;Wrapper&gt;</text:p>
      <text:p text:style-name="P88"><text:s text:c="14"/>&lt;Routes isLoggedIn={isLoggedIn} /&gt;</text:p>
      <text:p text:style-name="P88"><text:s text:c="14"/>&lt;Footer /&gt;</text:p>
      <text:p text:style-name="P88"><text:s text:c="12"/>&lt;/Wrapper&gt;</text:p>
      <text:p text:style-name="P88"><text:s text:c="10"/>&lt;/&gt;</text:p>
      <text:p text:style-name="P88"><text:s text:c="8"/>&lt;/Router&gt;</text:p>
      <text:p text:style-name="P88"><text:s text:c="8"/>&lt;ToastContainer position={toast.POSITION.BOTTOM_LEFT} /&gt;</text:p>
      <text:p text:style-name="P88"><text:s text:c="6"/>&lt;/&gt;</text:p>
      <text:p text:style-name="P88"><text:s text:c="4"/>&lt;/ThemeProvider&gt;</text:p>
      <text:p text:style-name="P88"><text:s text:c="2"/>);</text:p>
      <text:p text:style-name="P88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22" text:outline-level="3"><text:soft-page-break/><text:span text:style-name="T41">3</text:span>) <text:span text:style-name="T41">theme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88">const BOX_BORDER = "1px solid #e6e6e6";</text:p>
      <text:p text:style-name="P88">const BORDER_RADIUS = "4px";</text:p>
      <text:p text:style-name="P88"/>
      <text:p text:style-name="P88">export default {</text:p>
      <text:p text:style-name="P88"><text:s text:c="2"/>maxWidth: "935px",</text:p>
      <text:p text:style-name="P88"><text:s text:c="2"/>bgColor: "#FAFAFA",</text:p>
      <text:p text:style-name="P88"><text:s text:c="2"/>blackColor: "#262626",</text:p>
      <text:p text:style-name="P88"><text:s text:c="2"/>darkGreyColor: "#999",</text:p>
      <text:p text:style-name="P88"><text:s text:c="2"/>lightGreyColor: "#c7c7c7",</text:p>
      <text:p text:style-name="P88"><text:s text:c="2"/>redColor: "#ED4956",</text:p>
      <text:p text:style-name="P88"><text:s text:c="2"/>blueColor: "#3897f0",</text:p>
      <text:p text:style-name="P88"><text:s text:c="2"/>darkBlueColor: "#003569",</text:p>
      <text:p text:style-name="P88"><text:s text:c="2"/>boxBorder: "1px solid #e6e6e6",</text:p>
      <text:p text:style-name="P88"><text:s text:c="2"/>borderRadius: "4px",</text:p>
      <text:p text:style-name="P88"><text:s text:c="2"/>whiteBox: `</text:p>
      <text:p text:style-name="P88"><text:s text:c="4"/>border:${BOX_BORDER};</text:p>
      <text:p text:style-name="P88"><text:s text:c="4"/>border-radius:${BORDER_RADIUS};</text:p>
      <text:p text:style-name="P88"><text:s text:c="4"/>background-color: white;</text:p>
      <text:p text:style-name="P88"><text:s text:c="2"/>`</text:p>
      <text:p text:style-name="P88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23" text:outline-level="3"><text:span text:style-name="T43">4</text:span>) <text:span text:style-name="T43">Routes.js(Router.js에서 Routes.js로 이름 바꿈)</text:span></text:h>
      <text:p text:style-name="P52"><text:span text:style-name="T41">-</text:span>----------------<text:span text:style-name="T2">-------------------------------------------------------------------------------------------------------</text:span></text:p>
      <text:p text:style-name="P89">import PropTypes from "prop-types";</text:p>
      <text:p text:style-name="P89">import { Route, Switch } from "react-router-dom";</text:p>
      <text:p text:style-name="P89">import Auth from "../Routes/Auth";</text:p>
      <text:p text:style-name="P89">import Feed from "../Routes/Feed";</text:p>
      <text:p text:style-name="P89"/>
      <text:p text:style-name="P89">import React from "react";</text:p>
      <text:p text:style-name="P89"><text:soft-page-break/></text:p>
      <text:p text:style-name="P89">const LoggedInRoutes = () =&gt; (</text:p>
      <text:p text:style-name="P89"><text:s text:c="2"/>&lt;&gt;</text:p>
      <text:p text:style-name="P89"><text:s text:c="4"/>&lt;Route exact path="/" component={Feed} /&gt;</text:p>
      <text:p text:style-name="P89"><text:s text:c="2"/>&lt;/&gt;</text:p>
      <text:p text:style-name="P89">);</text:p>
      <text:p text:style-name="P89"/>
      <text:p text:style-name="P89">const LoggedOutRoutes = () =&gt; (</text:p>
      <text:p text:style-name="P89"><text:s text:c="2"/>&lt;&gt;</text:p>
      <text:p text:style-name="P89"><text:s text:c="4"/>&lt;Route exact path="/" component={Auth} /&gt;</text:p>
      <text:p text:style-name="P89"><text:s text:c="2"/>&lt;/&gt;</text:p>
      <text:p text:style-name="P89">);</text:p>
      <text:p text:style-name="P89"/>
      <text:p text:style-name="P89">const Routes = ({ isLoggedIn }) =&gt; (</text:p>
      <text:p text:style-name="P89"><text:s text:c="2"/>&lt;Switch&gt;{isLoggedIn ? &lt;LoggedInRoutes /&gt; : &lt;LoggedOutRoutes /&gt;}&lt;/Switch&gt;</text:p>
      <text:p text:style-name="P89">);</text:p>
      <text:p text:style-name="P89"/>
      <text:p text:style-name="P89">Routes.propTypes = {</text:p>
      <text:p text:style-name="P89"><text:s text:c="2"/>isLoggedIn: PropTypes.bool.isRequired</text:p>
      <text:p text:style-name="P89">};</text:p>
      <text:p text:style-name="P89"/>
      <text:p text:style-name="P89">export default Routes;</text:p>
      <text:p text:style-name="P52"><text:span text:style-name="T12">-</text:span>----------------<text:span text:style-name="T2">-------------------------------------------------------------------------------------------------------</text:span></text:p>
      <text:h text:style-name="P124" text:outline-level="3"><text:span text:style-name="T44">5</text:span>) <text:span text:style-name="T44">Icon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React from "react";</text:p>
      <text:p text:style-name="P58"/>
      <text:p text:style-name="P58">export const InstaCamera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oft-page-break/><text:s text:c="4"/>viewBox="0 0 24 24"</text:p>
      <text:p text:style-name="P58"><text:s text:c="2"/>&gt;</text:p>
      <text:p text:style-name="P58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58"><text:s text:c="2"/>&lt;/svg&gt;</text:p>
      <text:p text:style-name="P58">);</text:p>
      <text:p text:style-name="P58"/>
      <text:p text:style-name="P58">export const Compass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58"><text:s text:c="2"/>&lt;/svg&gt;</text:p>
      <text:p text:style-name="P58">);</text:p>
      <text:p text:style-name="P58"/>
      <text:p text:style-name="P58">export const HeartEmpty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oft-page-break/><text:s text:c="4"/>height="24"</text:p>
      <text:p text:style-name="P58"><text:s text:c="4"/>viewBox="0 0 24 24"</text:p>
      <text:p text:style-name="P58"><text:s text:c="2"/>&gt;</text:p>
      <text:p text:style-name="P58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58"><text:s text:c="2"/>&lt;/svg&gt;</text:p>
      <text:p text:style-name="P58">);</text:p>
      <text:p text:style-name="P58"/>
      <text:p text:style-name="P58">export const HeartFull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4.248c-3.148-5.402-12-3.825-12 2.944 0 4.661 5.571 9.427 12 15.808 6.43-6.381 12-11.147 12-15.808 0-6.792-8.875-8.306-12-2.944z" /&gt;</text:p>
      <text:p text:style-name="P58"><text:s text:c="2"/>&lt;/svg&gt;</text:p>
      <text:p text:style-name="P58">);</text:p>
      <text:p text:style-name="P58"/>
      <text:p text:style-name="P58">export const User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58"><text:soft-page-break/><text:s text:c="2"/>&lt;/svg&gt;</text:p>
      <text:p text:style-name="P58">);</text:p>
      <text:p text:style-name="P58"/>
      <text:p text:style-name="P58">export const Comment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58"><text:s text:c="2"/>&lt;/svg&gt;</text:p>
      <text:p text:style-name="P58">);</text:p>
      <text:p text:style-name="P53"><text:span text:style-name="T41">-</text:span>----------------<text:span text:style-name="T2">-------------------------------------------------------------------------------------------------------</text:span></text:p>
      <text:h text:style-name="Heading_20_2" text:outline-level="2">6.1 Header Logic part One</text:h>
      <text:h text:style-name="Heading_20_3" text:outline-level="3">1) <text:span text:style-name="T45">Route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PropTypes from "prop-types";</text:p>
      <text:p text:style-name="P58">import { Route, Switch } from "react-router-dom";</text:p>
      <text:p text:style-name="P58">import Auth from "../Routes/Auth";</text:p>
      <text:p text:style-name="P58">import Feed from "../Routes/Feed";</text:p>
      <text:p text:style-name="P58">import Explore from "../Routes/Explore";</text:p>
      <text:p text:style-name="P58">import Search from "../Routes/Search";</text:p>
      <text:p text:style-name="P58">import Profile from "../Routes/Profile";</text:p>
      <text:p text:style-name="P58"/>
      <text:p text:style-name="P58">import React from "react";</text:p>
      <text:p text:style-name="P58"/>
      <text:p text:style-name="P58">const LoggedInRoutes = () =&gt; (</text:p>
      <text:p text:style-name="P58"><text:soft-page-break/><text:s text:c="2"/>&lt;Switch&gt;</text:p>
      <text:p text:style-name="P58"><text:s text:c="4"/>&lt;Route exact path="/" component={Feed} /&gt;</text:p>
      <text:p text:style-name="P58"><text:s text:c="4"/>&lt;Route path="/explore" component={Explore} /&gt;</text:p>
      <text:p text:style-name="P58"><text:s text:c="4"/>&lt;Route path="/search" component={Search} /&gt;</text:p>
      <text:p text:style-name="P58"><text:s text:c="4"/>&lt;Route path="/:name" component={Profile} /&gt;</text:p>
      <text:p text:style-name="P58"><text:s text:c="2"/>&lt;/Switch&gt;</text:p>
      <text:p text:style-name="P58">);</text:p>
      <text:p text:style-name="P58"/>
      <text:p text:style-name="P58">const LoggedOutRoutes = () =&gt; (</text:p>
      <text:p text:style-name="P58"><text:s text:c="2"/>&lt;Switch&gt;</text:p>
      <text:p text:style-name="P58"><text:s text:c="4"/>&lt;Route exact path="/" component={Auth} /&gt;</text:p>
      <text:p text:style-name="P58"><text:s text:c="2"/>&lt;/Switch&gt;</text:p>
      <text:p text:style-name="P58">);</text:p>
      <text:p text:style-name="P58"/>
      <text:p text:style-name="P58">const Routes = ({ isLoggedIn }) =&gt;</text:p>
      <text:p text:style-name="P58"><text:s text:c="2"/>isLoggedIn ? &lt;LoggedInRoutes /&gt; : &lt;LoggedOutRoutes /&gt;;</text:p>
      <text:p text:style-name="P58"/>
      <text:p text:style-name="P58">Routes.propTypes = {</text:p>
      <text:p text:style-name="P58"><text:s text:c="2"/>isLoggedIn: PropTypes.bool.isRequired</text:p>
      <text:p text:style-name="P58">};</text:p>
      <text:p text:style-name="P58"/>
      <text:p text:style-name="P58">export default Routes;</text:p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Text_20_body">모든<text:span text:style-name="T46"> 것은 profile 을 위한 것이다. explore, notifiaction, see the image 등 모든 것들이 앞에 와야하고 뒤에는 profile component가 와야 한다. </text:span></text:p>
      <text:p text:style-name="P90">edit-profile로 가는 사람들도 profile을 받게 된다. 그럼 explore로 갈 수 없게된다. 이게 바로 explore를 name앞에 둔 이유이다. </text:p>
      <text:p text:style-name="P91">header에 누가 로그인했는지 볼 수 있는 query API를 가지고 있어야 한다. </text:p>
      <text:p text:style-name="P92">Switch가 뭐냐면 딱 하나의 라우트만 렌더링 해준다. 그냥 fragment(&lt;&gt;)를 쓰니까 동시에 route하는 버그가 있어서 이걸 씀. </text:p>
      <text:h text:style-name="Heading_20_3" text:outline-level="3">2) Search.js</text:h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0"><text:soft-page-break/>export default () =&gt; "Search";</text:p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3"/>
      <text:h text:style-name="Heading_20_3" text:outline-level="3">3) header.js</text:h>
      <text:p text:style-name="P63">user에서 search로 redirect하도록 react router dom을 이용할 것이다. 하지만 먼저 router object에 먼저 접근해야 한다. </text:p>
      <text:p text:style-name="P63">withrouter는 내가 넣을려는 component에다 다른 router의 능력들을 주는 것이다. </text:p>
      <text:p text:style-name="P64">withRouter만 있으면 우리에게 router가 할 수 있는 모든 것들에 access를 줄 것이다. 여기서 우리가 하고 싶은건 history.push이다. </text:p>
      <text:p text:style-name="P64">이 <text:span text:style-name="T47">hook은 search를 준다는 것과 이거는 onChange와 value를 준다는 것을 기억해야 한다. 근데 이경우에는 value가 필요하다. </text:span></text:p>
      <text:p text:style-name="P64">이 <text:span text:style-name="T48">history는 우리가 withRouter component를 넘기지 않으면 여기 없을 것이다. </text:span>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59">import React from "react";</text:p>
      <text:p text:style-name="P59">import styled from "styled-components";</text:p>
      <text:p text:style-name="P59">import { Link, withRouter } from "react-router-dom";</text:p>
      <text:p text:style-name="P59">import Input from "./Input";</text:p>
      <text:p text:style-name="P59">import useInput from "../Hooks/useInput";</text:p>
      <text:p text:style-name="P59">import { Compass, HeartEmpty, User, Logo } from "./Icons";</text:p>
      <text:p text:style-name="P59">import { gql } from "apollo-boost";</text:p>
      <text:p text:style-name="P59">import { useQuery } from "react-apollo-hooks";</text:p>
      <text:p text:style-name="P59"/>
      <text:p text:style-name="P59">const Header = styled.header`</text:p>
      <text:p text:style-name="P59"><text:s text:c="2"/>width: 100%;</text:p>
      <text:p text:style-name="P59"><text:s text:c="2"/>border: 0px;</text:p>
      <text:p text:style-name="P59"><text:s text:c="2"/>background-color: white;</text:p>
      <text:p text:style-name="P59"><text:s text:c="2"/>border-bottom: ${props =&gt; props.theme.boxBorder};</text:p>
      <text:p text:style-name="P59"><text:s text:c="2"/>border-radius: 0px;</text:p>
      <text:p text:style-name="P59"><text:s text:c="2"/>margin-bottom: 60px;</text:p>
      <text:p text:style-name="P59"><text:s text:c="2"/>display: flex;</text:p>
      <text:p text:style-name="P59"><text:s text:c="2"/>justify-content: center;</text:p>
      <text:p text:style-name="P59"><text:s text:c="2"/>align-items: center;</text:p>
      <text:p text:style-name="P59"><text:soft-page-break/><text:s text:c="2"/>padding: 25px 0px;</text:p>
      <text:p text:style-name="P59">`;</text:p>
      <text:p text:style-name="P59"/>
      <text:p text:style-name="P59">const HeaderWrapper = styled.div`</text:p>
      <text:p text:style-name="P59"><text:s text:c="2"/>width: 100%;</text:p>
      <text:p text:style-name="P59"><text:s text:c="2"/>text-align: center;</text:p>
      <text:p text:style-name="P59"><text:s text:c="2"/>max-width: ${props =&gt; props.theme.maxWidth};</text:p>
      <text:p text:style-name="P59"><text:s text:c="2"/>display: flex;</text:p>
      <text:p text:style-name="P59"><text:s text:c="2"/>justify-content: center;</text:p>
      <text:p text:style-name="P59">`;</text:p>
      <text:p text:style-name="P59"/>
      <text:p text:style-name="P59">const HeaderColumn = styled.div`</text:p>
      <text:p text:style-name="P59"><text:s text:c="2"/>width: 33%;</text:p>
      <text:p text:style-name="P59"><text:s text:c="2"/>text-align: center;</text:p>
      <text:p text:style-name="P59"><text:s text:c="2"/>&amp;:first-child {</text:p>
      <text:p text:style-name="P59"><text:s text:c="4"/>margin-right: auto;</text:p>
      <text:p text:style-name="P59"><text:s text:c="4"/>text-align: left;</text:p>
      <text:p text:style-name="P59"><text:s text:c="2"/>}</text:p>
      <text:p text:style-name="P59"><text:s text:c="2"/>&amp;:last-child {</text:p>
      <text:p text:style-name="P59"><text:s text:c="4"/>margin-left: auto;</text:p>
      <text:p text:style-name="P59"><text:s text:c="4"/>text-align: right;</text:p>
      <text:p text:style-name="P59"><text:s text:c="2"/>}</text:p>
      <text:p text:style-name="P59">`;</text:p>
      <text:p text:style-name="P59"/>
      <text:p text:style-name="P59">const SearchInput = styled(Input)`</text:p>
      <text:p text:style-name="P59"><text:s text:c="2"/>background-color: ${props =&gt; props.theme.bgColor};</text:p>
      <text:p text:style-name="P59"><text:s text:c="2"/>padding: 5px;</text:p>
      <text:p text:style-name="P59"><text:s text:c="2"/>height: auto;</text:p>
      <text:p text:style-name="P59"><text:s text:c="2"/>font-size: 14px;</text:p>
      <text:p text:style-name="P59"><text:s text:c="2"/>border-radius: 3px;</text:p>
      <text:p text:style-name="P59"><text:s text:c="2"/>text-align: center;</text:p>
      <text:p text:style-name="P59"><text:s text:c="2"/>width: 70%;</text:p>
      <text:p text:style-name="P59"><text:soft-page-break/><text:s text:c="2"/>&amp;::placeholder {</text:p>
      <text:p text:style-name="P59"><text:s text:c="4"/>opacity: 0.6;</text:p>
      <text:p text:style-name="P59"><text:s text:c="4"/>font-weight: 200;</text:p>
      <text:p text:style-name="P59"><text:s text:c="2"/>}</text:p>
      <text:p text:style-name="P59">`;</text:p>
      <text:p text:style-name="P59"/>
      <text:p text:style-name="P59">const HeaderLink = styled(Link)`</text:p>
      <text:p text:style-name="P59"><text:s text:c="2"/>&amp;:not(:last-child) {</text:p>
      <text:p text:style-name="P59"><text:s text:c="4"/>margin-right: 30px;</text:p>
      <text:p text:style-name="P59"><text:s text:c="2"/>}</text:p>
      <text:p text:style-name="P59">`;</text:p>
      <text:p text:style-name="P59"/>
      <text:p text:style-name="P59">const ME = gql`</text:p>
      <text:p text:style-name="P59"><text:s text:c="2"/>{</text:p>
      <text:p text:style-name="P59"><text:s text:c="4"/>me {</text:p>
      <text:p text:style-name="P59"><text:s text:c="6"/>name</text:p>
      <text:p text:style-name="P59"><text:s text:c="4"/>}</text:p>
      <text:p text:style-name="P59"><text:s text:c="2"/>}</text:p>
      <text:p text:style-name="P59">`;</text:p>
      <text:p text:style-name="P59"/>
      <text:p text:style-name="P59">export default withRouter(({ history }) =&gt; {</text:p>
      <text:p text:style-name="P59"><text:s text:c="2"/>const search = useInput("");</text:p>
      <text:p text:style-name="P59"><text:s text:c="2"/>const meQuery = useQuery(ME);</text:p>
      <text:p text:style-name="P59"><text:s text:c="2"/>console.log(meQuery);</text:p>
      <text:p text:style-name="P59"><text:s text:c="2"/>const onSearchSubmit = async e =&gt; {</text:p>
      <text:p text:style-name="P59"><text:s text:c="4"/>await e.preventDefault();</text:p>
      <text:p text:style-name="P59"><text:s text:c="4"/>history.push(`/search?term=${search.value}`);</text:p>
      <text:p text:style-name="P59"><text:s text:c="2"/>};</text:p>
      <text:p text:style-name="P59"><text:s text:c="2"/>return (</text:p>
      <text:p text:style-name="P59"><text:s text:c="4"/>&lt;Header&gt;</text:p>
      <text:p text:style-name="P59"><text:s text:c="6"/>&lt;HeaderWrapper&gt;</text:p>
      <text:p text:style-name="P59"><text:s text:c="8"/>&lt;HeaderColumn&gt;</text:p>
      <text:p text:style-name="P59"><text:soft-page-break/><text:s text:c="10"/>&lt;Link to="/"&gt;</text:p>
      <text:p text:style-name="P59"><text:s text:c="12"/>&lt;Logo /&gt;</text:p>
      <text:p text:style-name="P59"><text:s text:c="10"/>&lt;/Link&gt;</text:p>
      <text:p text:style-name="P59"><text:s text:c="8"/>&lt;/HeaderColumn&gt;</text:p>
      <text:p text:style-name="P59"><text:s text:c="8"/>&lt;HeaderColumn&gt;</text:p>
      <text:p text:style-name="P59"><text:s text:c="10"/>&lt;form onSubmit={onSearchSubmit}&gt;</text:p>
      <text:p text:style-name="P59"><text:s text:c="12"/>&lt;SearchInput {...search} placeholder="검색" /&gt;</text:p>
      <text:p text:style-name="P59"><text:s text:c="10"/>&lt;/form&gt;</text:p>
      <text:p text:style-name="P59"><text:s text:c="8"/>&lt;/HeaderColumn&gt;</text:p>
      <text:p text:style-name="P59"><text:s text:c="8"/>&lt;HeaderColumn&gt;</text:p>
      <text:p text:style-name="P59"><text:s text:c="10"/>&lt;HeaderLink to="/explore"&gt;</text:p>
      <text:p text:style-name="P59"><text:s text:c="12"/>&lt;Compass /&gt;</text:p>
      <text:p text:style-name="P59"><text:s text:c="10"/>&lt;/HeaderLink&gt;</text:p>
      <text:p text:style-name="P59"><text:s text:c="10"/>&lt;HeaderLink to="/notifications"&gt;</text:p>
      <text:p text:style-name="P59"><text:s text:c="12"/>&lt;HeartEmpty /&gt;</text:p>
      <text:p text:style-name="P59"><text:s text:c="10"/>&lt;/HeaderLink&gt;</text:p>
      <text:p text:style-name="P59"><text:s text:c="10"/>&lt;HeaderLink to="/name"&gt;</text:p>
      <text:p text:style-name="P59"><text:s text:c="12"/>&lt;User /&gt;</text:p>
      <text:p text:style-name="P59"><text:s text:c="10"/>&lt;/HeaderLink&gt;</text:p>
      <text:p text:style-name="P59"><text:s text:c="8"/>&lt;/HeaderColumn&gt;</text:p>
      <text:p text:style-name="P59"><text:s text:c="6"/>&lt;/HeaderWrapper&gt;</text:p>
      <text:p text:style-name="P59"><text:s text:c="4"/>&lt;/Header&gt;</text:p>
      <text:p text:style-name="P59"><text:s text:c="2"/>);</text:p>
      <text:p text:style-name="P59">});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65">지금 이상태로는 작동을 안하는데 이유는, 우리는 token이 있지만 request에 보내지 않았다. </text:p>
      <text:p text:style-name="P65"/>
      <text:h text:style-name="Heading_20_1" text:outline-level="1">6.2 Header Logic part Two</text:h>
      <text:h text:style-name="P125" text:outline-level="3">1) me.js(insta 폴더 -&gt; User폴더 -&gt; Me 폴더)</text:h>
      <text:p text:style-name="P86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7"><text:soft-page-break/>import { prisma } from "../../../../generated/prisma-client";</text:p>
      <text:p text:style-name="P67"/>
      <text:p text:style-name="P67">export default {</text:p>
      <text:p text:style-name="P67"><text:s text:c="2"/>Query: {</text:p>
      <text:p text:style-name="P67"><text:s text:c="4"/>me: async (_, __, { request, isAuthenticated }) =&gt; {</text:p>
      <text:p text:style-name="P67"><text:s text:c="6"/>isAuthenticated(request);</text:p>
      <text:p text:style-name="P67"><text:s text:c="6"/>const { user } = request;</text:p>
      <text:p text:style-name="P67"><text:s text:c="6"/>return await prisma.user({ id: user.id });</text:p>
      <text:p text:style-name="P67"><text:s text:c="4"/>}</text:p>
      <text:p text:style-name="P67"><text:s text:c="2"/>}</text:p>
      <text:p text:style-name="P67">};</text:p>
      <text:p text:style-name="P62"><text:span text:style-name="T41">-</text:span>----------------<text:span text:style-name="T2">-------------------------------------------------------------------------------------------------------</text:span></text:p>
      <text:p text:style-name="P62">이제는 <text:span text:style-name="T51">post를 가져올 필요가 없다. computed fields덕분에 원하면 언제든 가져올 수 있다. </text:span></text:p>
      <text:h text:style-name="Heading_20_3" text:outline-level="3"><text:span text:style-name="T50">2</text:span>) Client.js<text:span text:style-name="T49">(in Apollo)</text:span></text:h>
      <text:p text:style-name="P85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6">import ApolloClient from "apollo-boost";</text:p>
      <text:p text:style-name="P66">import { defaults, resolvers } from "./LocalState";</text:p>
      <text:p text:style-name="P66"/>
      <text:p text:style-name="P66">export default new ApolloClient({</text:p>
      <text:p text:style-name="P66"><text:s text:c="2"/>uri: "http://localhost:4000",</text:p>
      <text:p text:style-name="P66"><text:s text:c="2"/>clientState: {</text:p>
      <text:p text:style-name="P66"><text:s text:c="4"/>defaults,</text:p>
      <text:p text:style-name="P66"><text:s text:c="4"/>resolvers</text:p>
      <text:p text:style-name="P66"><text:s text:c="2"/>},</text:p>
      <text:p text:style-name="P66"><text:s text:c="2"/>headers: {</text:p>
      <text:p text:style-name="P66"><text:s text:c="4"/>Authorization: `Bearer ${localStorage.getItem("token")}`</text:p>
      <text:p text:style-name="P66"><text:s text:c="2"/>}</text:p>
      <text:p text:style-name="P66">});</text:p>
      <text:p text:style-name="P61"><text:span text:style-name="T41">-</text:span>----------------<text:span text:style-name="T2">-------------------------------------------------------------------------------------------------------</text:span></text:p>
      <text:p text:style-name="P68">apollo boost를 수정해야 한다. 왜냐하면 apollo boost가 api에 token을 보내고 있지 않기 때문이다.</text:p>
      <text:p text:style-name="P68"><text:a xlink:type="simple" xlink:href="https://www.apollographql.com/docs/react/essentials/get-started" text:style-name="Internet_20_link" text:visited-style-name="Visited_20_Internet_20_Link">https://www.apollographql.com/docs/react/essentials/get-started</text:a></text:p>
      <text:p text:style-name="Text_20_body"><text:bookmark text:name="configuration"/><text:soft-page-break/><text:a xlink:type="simple" xlink:href="https://www.apollographql.com/docs/react/essentials/get-started#configuration" text:style-name="Internet_20_link" text:visited-style-name="Visited_20_Internet_20_Link">Configuration options</text:a>을 보면 <text:span text:style-name="T49">headers를 사용할 수 있다. </text:span></text:p>
      <text:p text:style-name="P68"/>
      <text:h text:style-name="Heading_20_3" text:outline-level="3">3) header.js</text:h>
      <text:p text:style-name="P71">------------------------------------------------------------------------------------------------------------------------</text:p>
      <text:p text:style-name="P70">import React from "react";</text:p>
      <text:p text:style-name="P70">import styled from "styled-components";</text:p>
      <text:p text:style-name="P70">import { Link, withRouter } from "react-router-dom";</text:p>
      <text:p text:style-name="P70">import Input from "./Input";</text:p>
      <text:p text:style-name="P70">import useInput from "../Hooks/useInput";</text:p>
      <text:p text:style-name="P70">import { Compass, HeartEmpty, User, Logo } from "./Icons";</text:p>
      <text:p text:style-name="P70">import { gql } from "apollo-boost";</text:p>
      <text:p text:style-name="P70">import { useQuery } from "react-apollo-hooks";</text:p>
      <text:p text:style-name="P70"/>
      <text:p text:style-name="P70">const Header = styled.header`</text:p>
      <text:p text:style-name="P70"><text:s text:c="2"/>width: 100%;</text:p>
      <text:p text:style-name="P70"><text:s text:c="2"/>border: 0px;</text:p>
      <text:p text:style-name="P70"><text:s text:c="2"/>background-color: white;</text:p>
      <text:p text:style-name="P70"><text:s text:c="2"/>border-bottom: ${props =&gt; props.theme.boxBorder};</text:p>
      <text:p text:style-name="P70"><text:s text:c="2"/>border-radius: 0px;</text:p>
      <text:p text:style-name="P70"><text:s text:c="2"/>margin-bottom: 60px;</text:p>
      <text:p text:style-name="P70"><text:s text:c="2"/>display: flex;</text:p>
      <text:p text:style-name="P70"><text:s text:c="2"/>justify-content: center;</text:p>
      <text:p text:style-name="P70"><text:s text:c="2"/>align-items: center;</text:p>
      <text:p text:style-name="P70"><text:s text:c="2"/>padding: 25px 0px;</text:p>
      <text:p text:style-name="P70">`;</text:p>
      <text:p text:style-name="P70"/>
      <text:p text:style-name="P70">const HeaderWrapper = styled.div`</text:p>
      <text:p text:style-name="P70"><text:s text:c="2"/>width: 100%;</text:p>
      <text:p text:style-name="P70"><text:s text:c="2"/>text-align: center;</text:p>
      <text:p text:style-name="P70"><text:s text:c="2"/>max-width: ${props =&gt; props.theme.maxWidth};</text:p>
      <text:p text:style-name="P70"><text:s text:c="2"/>display: flex;</text:p>
      <text:p text:style-name="P70"><text:soft-page-break/><text:s text:c="2"/>justify-content: center;</text:p>
      <text:p text:style-name="P70">`;</text:p>
      <text:p text:style-name="P70"/>
      <text:p text:style-name="P70">const HeaderColumn = styled.div`</text:p>
      <text:p text:style-name="P70"><text:s text:c="2"/>width: 33%;</text:p>
      <text:p text:style-name="P70"><text:s text:c="2"/>text-align: center;</text:p>
      <text:p text:style-name="P70"><text:s text:c="2"/>&amp;:first-child {</text:p>
      <text:p text:style-name="P70"><text:s text:c="4"/>margin-right: auto;</text:p>
      <text:p text:style-name="P70"><text:s text:c="4"/>text-align: left;</text:p>
      <text:p text:style-name="P70"><text:s text:c="2"/>}</text:p>
      <text:p text:style-name="P70"><text:s text:c="2"/>&amp;:last-child {</text:p>
      <text:p text:style-name="P70"><text:s text:c="4"/>margin-left: auto;</text:p>
      <text:p text:style-name="P70"><text:s text:c="4"/>text-align: right;</text:p>
      <text:p text:style-name="P70"><text:s text:c="2"/>}</text:p>
      <text:p text:style-name="P70">`;</text:p>
      <text:p text:style-name="P70"/>
      <text:p text:style-name="P70">const SearchInput = styled(Input)`</text:p>
      <text:p text:style-name="P70"><text:s text:c="2"/>background-color: ${props =&gt; props.theme.bgColor};</text:p>
      <text:p text:style-name="P70"><text:s text:c="2"/>padding: 5px;</text:p>
      <text:p text:style-name="P70"><text:s text:c="2"/>height: auto;</text:p>
      <text:p text:style-name="P70"><text:s text:c="2"/>font-size: 14px;</text:p>
      <text:p text:style-name="P70"><text:s text:c="2"/>border-radius: 3px;</text:p>
      <text:p text:style-name="P70"><text:s text:c="2"/>text-align: center;</text:p>
      <text:p text:style-name="P70"><text:s text:c="2"/>width: 70%;</text:p>
      <text:p text:style-name="P70"><text:s text:c="2"/>&amp;::placeholder {</text:p>
      <text:p text:style-name="P70"><text:s text:c="4"/>opacity: 0.6;</text:p>
      <text:p text:style-name="P70"><text:s text:c="4"/>font-weight: 200;</text:p>
      <text:p text:style-name="P70"><text:s text:c="2"/>}</text:p>
      <text:p text:style-name="P70">`;</text:p>
      <text:p text:style-name="P70"/>
      <text:p text:style-name="P70">const HeaderLink = styled(Link)`</text:p>
      <text:p text:style-name="P70"><text:s text:c="2"/>&amp;:not(:last-child) {</text:p>
      <text:p text:style-name="P70"><text:soft-page-break/><text:s text:c="4"/>margin-right: 30px;</text:p>
      <text:p text:style-name="P70"><text:s text:c="2"/>}</text:p>
      <text:p text:style-name="P70">`;</text:p>
      <text:p text:style-name="P70"/>
      <text:p text:style-name="P70">const ME = gql`</text:p>
      <text:p text:style-name="P70"><text:s text:c="2"/>{</text:p>
      <text:p text:style-name="P70"><text:s text:c="4"/>me {</text:p>
      <text:p text:style-name="P70"><text:s text:c="6"/>name</text:p>
      <text:p text:style-name="P70"><text:s text:c="4"/>}</text:p>
      <text:p text:style-name="P70"><text:s text:c="2"/>}</text:p>
      <text:p text:style-name="P70">`;</text:p>
      <text:p text:style-name="P70"/>
      <text:p text:style-name="P70">export default withRouter(({ history }) =&gt; {</text:p>
      <text:p text:style-name="P70"><text:s text:c="2"/>const search = useInput("");</text:p>
      <text:p text:style-name="P70"><text:s text:c="2"/>const { data } = useQuery(ME);</text:p>
      <text:p text:style-name="P70"/>
      <text:p text:style-name="P70"><text:s text:c="2"/>const onSearchSubmit = async e =&gt; {</text:p>
      <text:p text:style-name="P70"><text:s text:c="4"/>await e.preventDefault();</text:p>
      <text:p text:style-name="P70"><text:s text:c="4"/>history.push(`/search?term=${search.value}`);</text:p>
      <text:p text:style-name="P70"><text:s text:c="2"/>};</text:p>
      <text:p text:style-name="P70"><text:s text:c="2"/>return (</text:p>
      <text:p text:style-name="P70"><text:s text:c="4"/>&lt;Header&gt;</text:p>
      <text:p text:style-name="P70"><text:s text:c="6"/>&lt;HeaderWrapper&gt;</text:p>
      <text:p text:style-name="P70"><text:s text:c="8"/>&lt;HeaderColumn&gt;</text:p>
      <text:p text:style-name="P70"><text:s text:c="10"/>&lt;Link to="/"&gt;</text:p>
      <text:p text:style-name="P70"><text:s text:c="12"/>&lt;Logo /&gt;</text:p>
      <text:p text:style-name="P70"><text:s text:c="10"/>&lt;/Link&gt;</text:p>
      <text:p text:style-name="P70"><text:s text:c="8"/>&lt;/HeaderColumn&gt;</text:p>
      <text:p text:style-name="P70"><text:s text:c="8"/>&lt;HeaderColumn&gt;</text:p>
      <text:p text:style-name="P70"><text:s text:c="10"/>&lt;form onSubmit={onSearchSubmit}&gt;</text:p>
      <text:p text:style-name="P70"><text:s text:c="12"/>&lt;SearchInput {...search} placeholder="검색" /&gt;</text:p>
      <text:p text:style-name="P70"><text:s text:c="10"/>&lt;/form&gt;</text:p>
      <text:p text:style-name="P70"><text:soft-page-break/><text:s text:c="8"/>&lt;/HeaderColumn&gt;</text:p>
      <text:p text:style-name="P70"><text:s text:c="8"/>&lt;HeaderColumn&gt;</text:p>
      <text:p text:style-name="P70"><text:s text:c="10"/>&lt;HeaderLink to="/explore"&gt;</text:p>
      <text:p text:style-name="P70"><text:s text:c="12"/>&lt;Compass /&gt;</text:p>
      <text:p text:style-name="P70"><text:s text:c="10"/>&lt;/HeaderLink&gt;</text:p>
      <text:p text:style-name="P70"><text:s text:c="10"/>&lt;HeaderLink to="/notifications"&gt;</text:p>
      <text:p text:style-name="P70"><text:s text:c="12"/>&lt;HeartEmpty /&gt;</text:p>
      <text:p text:style-name="P70"><text:s text:c="10"/>&lt;/HeaderLink&gt;</text:p>
      <text:p text:style-name="P70"><text:s text:c="10"/>{!data.me ? (</text:p>
      <text:p text:style-name="P70"><text:s text:c="12"/>&lt;HeaderLink to="/#"&gt;</text:p>
      <text:p text:style-name="P70"><text:s text:c="14"/>&lt;User /&gt;</text:p>
      <text:p text:style-name="P70"><text:s text:c="12"/>&lt;/HeaderLink&gt;</text:p>
      <text:p text:style-name="P70"><text:s text:c="10"/>) : (</text:p>
      <text:p text:style-name="P70"><text:s text:c="12"/>&lt;HeaderLink to={data.me.name}&gt;</text:p>
      <text:p text:style-name="P70"><text:s text:c="14"/>&lt;User /&gt;</text:p>
      <text:p text:style-name="P70"><text:s text:c="12"/>&lt;/HeaderLink&gt;</text:p>
      <text:p text:style-name="P70"><text:s text:c="10"/>)}</text:p>
      <text:p text:style-name="P70"><text:s text:c="8"/>&lt;/HeaderColumn&gt;</text:p>
      <text:p text:style-name="P70"><text:s text:c="6"/>&lt;/HeaderWrapper&gt;</text:p>
      <text:p text:style-name="P70"><text:s text:c="4"/>&lt;/Header&gt;</text:p>
      <text:p text:style-name="P70"><text:s text:c="2"/>);</text:p>
      <text:p text:style-name="P70">});</text:p>
      <text:p text:style-name="P71">------------------------------------------------------------------------------------------------------------------------</text:p>
      <text:p text:style-name="P69"><text:span text:style-name="T52">!</text:span>data.me은 <text:span text:style-name="T52">data.me</text:span>가 존재하지 않으면을 의미한다.<text:span text:style-name="T52"> </text:span></text:p>
      <text:p text:style-name="P68"/>
      <text:h text:style-name="Heading_20_1" text:outline-level="1">7. Fronted: Feed</text:h>
      <text:h text:style-name="Heading_20_2" text:outline-level="2">7.0 Getting the Feed and Loader</text:h>
      <text:p text:style-name="P93">feed는 그냥 우리가 photos를 받을 수 있는 방법이다. 그러나 photo component를 만들어야 하는데 스타일이 있지는 않다. 지금은 footer를 분리할 작은 wrapper를 만든다. </text:p>
      <text:h text:style-name="Heading_20_3" text:outline-level="3"><text:soft-page-break/>1) Footer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styled from "styled-components";</text:p>
      <text:p text:style-name="P72"/>
      <text:p text:style-name="P72">const Footer = styled.footer`</text:p>
      <text:p text:style-name="P72"><text:s text:c="2"/>display: flex;</text:p>
      <text:p text:style-name="P72"><text:s text:c="2"/>justify-content: space-between;</text:p>
      <text:p text:style-name="P72"><text:s text:c="2"/>align-items: center;</text:p>
      <text:p text:style-name="P72"><text:s text:c="2"/>text-transform: uppercase;</text:p>
      <text:p text:style-name="P72"><text:s text:c="2"/>font-weight: 600;</text:p>
      <text:p text:style-name="P72"><text:s text:c="2"/>font-size: 12px;</text:p>
      <text:p text:style-name="P72"><text:s text:c="2"/>margin: 50px 0px;</text:p>
      <text:p text:style-name="P72">`;</text:p>
      <text:p text:style-name="P72"/>
      <text:p text:style-name="P72">const List = styled.ul`</text:p>
      <text:p text:style-name="P72"><text:s text:c="2"/>display: flex;</text:p>
      <text:p text:style-name="P72">`;</text:p>
      <text:p text:style-name="P72"/>
      <text:p text:style-name="P72">const ListItem = styled.li`</text:p>
      <text:p text:style-name="P72"><text:s text:c="2"/>&amp;:not(:last-child) {</text:p>
      <text:p text:style-name="P72"><text:s text:c="4"/>margin-right: 16px;</text:p>
      <text:p text:style-name="P72"><text:s text:c="2"/>}</text:p>
      <text:p text:style-name="P72">`;</text:p>
      <text:p text:style-name="P72"/>
      <text:p text:style-name="P72">const Link = styled.a`</text:p>
      <text:p text:style-name="P72"><text:s text:c="2"/>color: ${props =&gt; props.theme.darkBlueColor};</text:p>
      <text:p text:style-name="P72">`;</text:p>
      <text:p text:style-name="P72"/>
      <text:p text:style-name="P72">const Copyright = styled.span`</text:p>
      <text:p text:style-name="P72"><text:s text:c="2"/>color: ${props =&gt; props.theme.darkGreyColor};</text:p>
      <text:p text:style-name="P72">`;</text:p>
      <text:p text:style-name="P72"><text:soft-page-break/></text:p>
      <text:p text:style-name="P72">export default () =&gt; (</text:p>
      <text:p text:style-name="P72"><text:s text:c="2"/>&lt;Footer&gt;</text:p>
      <text:p text:style-name="P72"><text:s text:c="4"/>&lt;List&gt;</text:p>
      <text:p text:style-name="P72"><text:s text:c="6"/>&lt;ListItem&gt;</text:p>
      <text:p text:style-name="P72"><text:s text:c="8"/>&lt;Link href="#"&gt;About us&lt;/Link&gt;</text:p>
      <text:p text:style-name="P72"><text:s text:c="6"/>&lt;/ListItem&gt;</text:p>
      <text:p text:style-name="P72"><text:s text:c="6"/>&lt;ListItem&gt;</text:p>
      <text:p text:style-name="P72"><text:s text:c="8"/>&lt;Link href="#"&gt;Press&lt;/Link&gt;</text:p>
      <text:p text:style-name="P72"><text:s text:c="6"/>&lt;/ListItem&gt;</text:p>
      <text:p text:style-name="P72"><text:s text:c="6"/>&lt;ListItem&gt;</text:p>
      <text:p text:style-name="P72"><text:s text:c="8"/>&lt;Link href="#"&gt;API&lt;/Link&gt;</text:p>
      <text:p text:style-name="P72"><text:s text:c="6"/>&lt;/ListItem&gt;</text:p>
      <text:p text:style-name="P72"><text:s text:c="6"/>&lt;ListItem&gt;</text:p>
      <text:p text:style-name="P72"><text:s text:c="8"/>&lt;Link href="#"&gt;Jobs&lt;/Link&gt;</text:p>
      <text:p text:style-name="P72"><text:s text:c="6"/>&lt;/ListItem&gt;</text:p>
      <text:p text:style-name="P72"><text:s text:c="6"/>&lt;ListItem&gt;</text:p>
      <text:p text:style-name="P72"><text:s text:c="8"/>&lt;Link href="#"&gt;Privacy&lt;/Link&gt;</text:p>
      <text:p text:style-name="P72"><text:s text:c="6"/>&lt;/ListItem&gt;</text:p>
      <text:p text:style-name="P72"><text:s text:c="6"/>&lt;ListItem&gt;</text:p>
      <text:p text:style-name="P72"><text:s text:c="8"/>&lt;Link href="#"&gt;Terms&lt;/Link&gt;</text:p>
      <text:p text:style-name="P72"><text:s text:c="6"/>&lt;/ListItem&gt;</text:p>
      <text:p text:style-name="P72"><text:s text:c="6"/>&lt;ListItem&gt;</text:p>
      <text:p text:style-name="P72"><text:s text:c="8"/>&lt;Link href="#"&gt;Directory&lt;/Link&gt;</text:p>
      <text:p text:style-name="P72"><text:s text:c="6"/>&lt;/ListItem&gt;</text:p>
      <text:p text:style-name="P72"><text:s text:c="6"/>&lt;ListItem&gt;</text:p>
      <text:p text:style-name="P72"><text:s text:c="8"/>&lt;Link href="#"&gt;Profiles&lt;/Link&gt;</text:p>
      <text:p text:style-name="P72"><text:s text:c="6"/>&lt;/ListItem&gt;</text:p>
      <text:p text:style-name="P72"><text:s text:c="6"/>&lt;ListItem&gt;</text:p>
      <text:p text:style-name="P72"><text:s text:c="8"/>&lt;Link href="#"&gt;Hashtags&lt;/Link&gt;</text:p>
      <text:p text:style-name="P72"><text:s text:c="6"/>&lt;/ListItem&gt;</text:p>
      <text:p text:style-name="P72"><text:s text:c="6"/>&lt;ListItem&gt;</text:p>
      <text:p text:style-name="P72"><text:soft-page-break/><text:s text:c="8"/>&lt;Link href="#"&gt;Language&lt;/Link&gt;</text:p>
      <text:p text:style-name="P72"><text:s text:c="6"/>&lt;/ListItem&gt;</text:p>
      <text:p text:style-name="P72"><text:s text:c="4"/>&lt;/List&gt;</text:p>
      <text:p text:style-name="P72"><text:s text:c="4"/>&lt;Copyright&gt;InstaClone {new Date().getFullYear()} &amp;copy;&lt;/Copyright&gt;</text:p>
      <text:p text:style-name="P72"><text:s text:c="2"/>&lt;/Footer&gt;</text:p>
      <text:p text:style-name="P72">);</text:p>
      <text:p text:style-name="P72">------------------------------------------------------------------------------------------------------------------------</text:p>
      <text:h text:style-name="Heading_20_3" text:outline-level="3">2) Feed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{ gql } from "apollo-boost";</text:p>
      <text:p text:style-name="P72">import { useQuery } from "react-apollo-hooks";</text:p>
      <text:p text:style-name="P72">import styled from "styled-components";</text:p>
      <text:p text:style-name="P72">import Loader from "../Components/Loader";</text:p>
      <text:p text:style-name="P72"/>
      <text:p text:style-name="P72">const FEED_QUERY = gql`</text:p>
      <text:p text:style-name="P72"><text:s text:c="2"/>{</text:p>
      <text:p text:style-name="P72"><text:s text:c="4"/>seeFeed {</text:p>
      <text:p text:style-name="P72"><text:s text:c="6"/>id</text:p>
      <text:p text:style-name="P72"><text:s text:c="6"/>location</text:p>
      <text:p text:style-name="P72"><text:s text:c="6"/>caption</text:p>
      <text:p text:style-name="P72"><text:s text:c="6"/>user {</text:p>
      <text:p text:style-name="P72"><text:s text:c="8"/>id</text:p>
      <text:p text:style-name="P72"><text:s text:c="8"/>avatar</text:p>
      <text:p text:style-name="P72"><text:s text:c="8"/>name</text:p>
      <text:p text:style-name="P72"><text:s text:c="6"/>}</text:p>
      <text:p text:style-name="P72"><text:s text:c="6"/>files {</text:p>
      <text:p text:style-name="P72"><text:s text:c="8"/>id</text:p>
      <text:p text:style-name="P72"><text:s text:c="8"/>url</text:p>
      <text:p text:style-name="P72"><text:s text:c="6"/>}</text:p>
      <text:p text:style-name="P72"><text:s text:c="6"/>likeCount</text:p>
      <text:p text:style-name="P72"><text:s text:c="6"/>isLiked</text:p>
      <text:p text:style-name="P72"><text:soft-page-break/><text:s text:c="6"/>comments {</text:p>
      <text:p text:style-name="P72"><text:s text:c="8"/>id</text:p>
      <text:p text:style-name="P72"><text:s text:c="8"/>text</text:p>
      <text:p text:style-name="P72"><text:s text:c="8"/>user {</text:p>
      <text:p text:style-name="P72"><text:s text:c="10"/>id</text:p>
      <text:p text:style-name="P72"><text:s text:c="10"/>name</text:p>
      <text:p text:style-name="P72"><text:s text:c="8"/>}</text:p>
      <text:p text:style-name="P72"><text:s text:c="6"/>}</text:p>
      <text:p text:style-name="P72"><text:s text:c="6"/>createdAt</text:p>
      <text:p text:style-name="P72"><text:s text:c="4"/>}</text:p>
      <text:p text:style-name="P72"><text:s text:c="2"/>}</text:p>
      <text:p text:style-name="P72">`;</text:p>
      <text:p text:style-name="P72"/>
      <text:p text:style-name="P72">const Wrapper = styled.div`</text:p>
      <text:p text:style-name="P72"><text:s text:c="2"/>display: flex;</text:p>
      <text:p text:style-name="P72"><text:s text:c="2"/>flex-direction: column;</text:p>
      <text:p text:style-name="P72"><text:s text:c="2"/>align-items: center;</text:p>
      <text:p text:style-name="P72"><text:s text:c="2"/>min-height: 80vh;</text:p>
      <text:p text:style-name="P72">`;</text:p>
      <text:p text:style-name="P72"/>
      <text:p text:style-name="P72">export default () =&gt; {</text:p>
      <text:p text:style-name="P72"><text:s text:c="2"/>const { data, loading } = useQuery(FEED_QUERY);</text:p>
      <text:p text:style-name="P72"><text:s text:c="2"/>return &lt;Wrapper&gt;{loading &amp;&amp; &lt;Loader /&gt;}&lt;/Wrapper&gt;;</text:p>
      <text:p text:style-name="P72">};</text:p>
      <text:p text:style-name="P72">------------------------------------------------------------------------------------------------------------------------</text:p>
      <text:p text:style-name="P77">개발자도구의 apollo에서 docs를 확인하자</text:p>
      <text:p text:style-name="P77"/>
      <text:h text:style-name="Heading_20_3" text:outline-level="3">3) Loader.js</text:h>
      <text:p text:style-name="P73">------------------------------------------------------------------------------------------------------------------------</text:p>
      <text:p text:style-name="P73">import React from "react";</text:p>
      <text:p text:style-name="P73">import styled, { keyframes } from "styled-components";</text:p>
      <text:p text:style-name="P73"><text:soft-page-break/>import { Logo } from "./Icons";</text:p>
      <text:p text:style-name="P73"/>
      <text:p text:style-name="P73">const Animation = keyframes`</text:p>
      <text:p text:style-name="P73"><text:s text:c="2"/>0% {</text:p>
      <text:p text:style-name="P73"><text:s text:c="4"/>opacity: 0</text:p>
      <text:p text:style-name="P73"><text:s text:c="2"/>}</text:p>
      <text:p text:style-name="P73"><text:s text:c="2"/>50% {</text:p>
      <text:p text:style-name="P73"><text:s text:c="4"/>opacity: 1</text:p>
      <text:p text:style-name="P73"><text:s text:c="2"/>}</text:p>
      <text:p text:style-name="P73"><text:s text:c="2"/>100% {</text:p>
      <text:p text:style-name="P73"><text:s text:c="4"/>opacity: 0</text:p>
      <text:p text:style-name="P73"><text:s text:c="2"/>}</text:p>
      <text:p text:style-name="P73">`;</text:p>
      <text:p text:style-name="P73"/>
      <text:p text:style-name="P73">const Loader = styled.div`</text:p>
      <text:p text:style-name="P73"><text:s text:c="2"/>animation: ${Animation} 2s linear infinite;</text:p>
      <text:p text:style-name="P73">`;</text:p>
      <text:p text:style-name="P73"/>
      <text:p text:style-name="P73">export default () =&gt; (</text:p>
      <text:p text:style-name="P73"><text:s text:c="2"/>&lt;Loader&gt;</text:p>
      <text:p text:style-name="P73"><text:s text:c="4"/>&lt;Logo size={36} /&gt;</text:p>
      <text:p text:style-name="P73"><text:s text:c="2"/>&lt;/Loader&gt;</text:p>
      <text:p text:style-name="P73">);</text:p>
      <text:p text:style-name="P73">------------------------------------------------------------------------------------------------------------------------</text:p>
      <text:p text:style-name="P78">이것은 loading중인 무억가 있을때 원하는 곳 어디든 넣을 수 있는 loader가 될 것이다. </text:p>
      <text:p text:style-name="P79">0.5s =&gt; 5ms를 의미</text:p>
      <text:h text:style-name="P126" text:outline-level="3"><text:span text:style-name="T53">4</text:span>) <text:span text:style-name="T53">Icons</text:span>.js</text:h>
      <text:p text:style-name="P74">------------------------------------------------------------------------------------------------------------------------</text:p>
      <text:p text:style-name="P74">import React from "react";</text:p>
      <text:p text:style-name="P74"/>
      <text:p text:style-name="P74">export const Logo = ({ size = 24 }) =&gt; (</text:p>
      <text:p text:style-name="P74"><text:soft-page-break/><text:s text:c="2"/>&lt;svg</text:p>
      <text:p text:style-name="P74"><text:s text:c="4"/>xmlns="http://www.w3.org/2000/svg"</text:p>
      <text:p text:style-name="P74"><text:s text:c="4"/>width={size}</text:p>
      <text:p text:style-name="P74"><text:s text:c="4"/>height={size}</text:p>
      <text:p text:style-name="P74"><text:s text:c="4"/>viewBox="0 0 24 24"</text:p>
      <text:p text:style-name="P74"><text:s text:c="2"/>&gt;</text:p>
      <text:p text:style-name="P74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74"><text:s text:c="2"/>&lt;/svg&gt;</text:p>
      <text:p text:style-name="P74">);</text:p>
      <text:p text:style-name="P74"/>
      <text:p text:style-name="P74">export const Compass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74"><text:s text:c="2"/>&lt;/svg&gt;</text:p>
      <text:p text:style-name="P74">);</text:p>
      <text:p text:style-name="P74"/>
      <text:p text:style-name="P74"><text:soft-page-break/>export const HeartEmpty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74"><text:s text:c="2"/>&lt;/svg&gt;</text:p>
      <text:p text:style-name="P74">);</text:p>
      <text:p text:style-name="P74"/>
      <text:p text:style-name="P74">export const HeartFull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4.248c-3.148-5.402-12-3.825-12 2.944 0 4.661 5.571 9.427 12 15.808 6.43-6.381 12-11.147 12-15.808 0-6.792-8.875-8.306-12-2.944z" /&gt;</text:p>
      <text:p text:style-name="P74"><text:s text:c="2"/>&lt;/svg&gt;</text:p>
      <text:p text:style-name="P74">);</text:p>
      <text:p text:style-name="P74"/>
      <text:p text:style-name="P74">export const User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oft-page-break/><text:s text:c="2"/>&gt;</text:p>
      <text:p text:style-name="P74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74"><text:s text:c="2"/>&lt;/svg&gt;</text:p>
      <text:p text:style-name="P74">);</text:p>
      <text:p text:style-name="P74"/>
      <text:p text:style-name="P74">export const Comment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74"><text:s text:c="2"/>&lt;/svg&gt;</text:p>
      <text:p text:style-name="P74">);</text:p>
      <text:p text:style-name="P74">------------------------------------------------------------------------------------------------------------------------</text:p>
      <text:p text:style-name="P74"/>
      <text:h text:style-name="Heading_20_1" text:outline-level="1">7.1 Post Component part One</text:h>
      <text:h text:style-name="Heading_20_3" text:outline-level="3">1) Feed.js</text:h>
      <text:p text:style-name="P75">------------------------------------------------------------------------------------------------------------------------</text:p>
      <text:p text:style-name="P75">import React from "react";</text:p>
      <text:p text:style-name="P75">import { gql } from "apollo-boost";</text:p>
      <text:p text:style-name="P75">import { useQuery } from "react-apollo-hooks";</text:p>
      <text:p text:style-name="P75">import styled from "styled-components";</text:p>
      <text:p text:style-name="P75">import Loader from "../Components/Loader";</text:p>
      <text:p text:style-name="P75"><text:soft-page-break/>import Post from "./Post";</text:p>
      <text:p text:style-name="P75"/>
      <text:p text:style-name="P75">const FEED_QUERY = gql`</text:p>
      <text:p text:style-name="P75"><text:s text:c="2"/>{</text:p>
      <text:p text:style-name="P75"><text:s text:c="4"/>seeFeed {</text:p>
      <text:p text:style-name="P75"><text:s text:c="6"/>id</text:p>
      <text:p text:style-name="P75"><text:s text:c="6"/>location</text:p>
      <text:p text:style-name="P75"><text:s text:c="6"/>caption</text:p>
      <text:p text:style-name="P75"><text:s text:c="6"/>user {</text:p>
      <text:p text:style-name="P75"><text:s text:c="8"/>id</text:p>
      <text:p text:style-name="P75"><text:s text:c="8"/>avatar</text:p>
      <text:p text:style-name="P75"><text:s text:c="8"/>name</text:p>
      <text:p text:style-name="P75"><text:s text:c="6"/>}</text:p>
      <text:p text:style-name="P75"><text:s text:c="6"/>files {</text:p>
      <text:p text:style-name="P75"><text:s text:c="8"/>id</text:p>
      <text:p text:style-name="P75"><text:s text:c="8"/>url</text:p>
      <text:p text:style-name="P75"><text:s text:c="6"/>}</text:p>
      <text:p text:style-name="P75"><text:s text:c="6"/>likeCount</text:p>
      <text:p text:style-name="P75"><text:s text:c="6"/>isLiked</text:p>
      <text:p text:style-name="P75"><text:s text:c="6"/>comments {</text:p>
      <text:p text:style-name="P75"><text:s text:c="8"/>id</text:p>
      <text:p text:style-name="P75"><text:s text:c="8"/>text</text:p>
      <text:p text:style-name="P75"><text:s text:c="8"/>user {</text:p>
      <text:p text:style-name="P75"><text:s text:c="10"/>id</text:p>
      <text:p text:style-name="P75"><text:s text:c="10"/>name</text:p>
      <text:p text:style-name="P75"><text:s text:c="8"/>}</text:p>
      <text:p text:style-name="P75"><text:s text:c="6"/>}</text:p>
      <text:p text:style-name="P75"><text:s text:c="6"/>createdAt</text:p>
      <text:p text:style-name="P75"><text:s text:c="4"/>}</text:p>
      <text:p text:style-name="P75"><text:s text:c="2"/>}</text:p>
      <text:p text:style-name="P75">`;</text:p>
      <text:p text:style-name="P75"/>
      <text:p text:style-name="P75"><text:soft-page-break/>const Wrapper = styled.div`</text:p>
      <text:p text:style-name="P75"><text:s text:c="2"/>display: flex;</text:p>
      <text:p text:style-name="P75"><text:s text:c="2"/>flex-direction: column;</text:p>
      <text:p text:style-name="P75"><text:s text:c="2"/>align-items: center;</text:p>
      <text:p text:style-name="P75"><text:s text:c="2"/>min-height: 80vh;</text:p>
      <text:p text:style-name="P75">`;</text:p>
      <text:p text:style-name="P75"/>
      <text:p text:style-name="P75">export default () =&gt; {</text:p>
      <text:p text:style-name="P75"><text:s text:c="2"/>const { data, loading } = useQuery(FEED_QUERY);</text:p>
      <text:p text:style-name="P75"><text:s text:c="2"/>return (</text:p>
      <text:p text:style-name="P75"><text:s text:c="4"/>&lt;Wrapper&gt;</text:p>
      <text:p text:style-name="P75"><text:s text:c="6"/>{loading &amp;&amp; &lt;Loader /&gt;}</text:p>
      <text:p text:style-name="P75"><text:s text:c="6"/>{!loading &amp;&amp;</text:p>
      <text:p text:style-name="P75"><text:s text:c="8"/>data &amp;&amp;</text:p>
      <text:p text:style-name="P75"><text:s text:c="8"/>data.seeFeed &amp;&amp;</text:p>
      <text:p text:style-name="P75"><text:s text:c="8"/>data.seeFeed.map(post =&gt; (</text:p>
      <text:p text:style-name="P75"><text:s text:c="10"/>&lt;Post</text:p>
      <text:p text:style-name="P75"><text:s text:c="12"/>key={post.id}</text:p>
      <text:p text:style-name="P75"><text:s text:c="12"/>id={post.id}</text:p>
      <text:p text:style-name="P75"><text:s text:c="12"/>user={post.user}</text:p>
      <text:p text:style-name="P75"><text:s text:c="12"/>files={post.files}</text:p>
      <text:p text:style-name="P75"><text:s text:c="12"/>likeCount={post.likeCount}</text:p>
      <text:p text:style-name="P75"><text:s text:c="12"/>isLiked={post.isLiked}</text:p>
      <text:p text:style-name="P75"><text:s text:c="12"/>comments={post.comments}</text:p>
      <text:p text:style-name="P75"><text:s text:c="12"/>createdAt={post.createdAt}</text:p>
      <text:p text:style-name="P75"><text:s text:c="10"/>/&gt;</text:p>
      <text:p text:style-name="P75"><text:s text:c="8"/>))}</text:p>
      <text:p text:style-name="P75"><text:s text:c="4"/>&lt;/Wrapper&gt;</text:p>
      <text:p text:style-name="P75"><text:s text:c="2"/>);</text:p>
      <text:p text:style-name="P75">};</text:p>
      <text:p text:style-name="P75">------------------------------------------------------------------------------------------------------------------------</text:p>
      <text:h text:style-name="P127" text:outline-level="3"><text:soft-page-break/><text:span text:style-name="T54">2</text:span>) <text:span text:style-name="T55">index.js</text:span></text:h>
      <text:p text:style-name="P94">이 컴포넌트는 엄청 클것이라는 것을 알기에 초기부터 이렇게 만든다. </text:p>
      <text:p text:style-name="P76">------------------------------------------------------------------------------------------------------------------------</text:p>
      <text:p text:style-name="P76">import PostContainer from "./PostContainer";</text:p>
      <text:p text:style-name="P76">export default PostContainer;</text:p>
      <text:p text:style-name="P76">------------------------------------------------------------------------------------------------------------------------</text:p>
      <text:h text:style-name="P128" text:outline-level="3"><text:span text:style-name="T55">3</text:span>) <text:span text:style-name="T55">PostContainer.js</text:span></text:h>
      <text:p text:style-name="P96">------------------------------------------------------------------------------------------------------------------------</text:p>
      <text:p text:style-name="P96">import React, { useState } from "react";</text:p>
      <text:p text:style-name="P96">import PropTypes from "prop-types";</text:p>
      <text:p text:style-name="P96">import PostPresenter from "./PostPresenter";</text:p>
      <text:p text:style-name="P96">import useInput from "../../Hooks/useInput";</text:p>
      <text:p text:style-name="P96"/>
      <text:p text:style-name="P96">const PostContainer = ({</text:p>
      <text:p text:style-name="P96"><text:s text:c="2"/>id,</text:p>
      <text:p text:style-name="P96"><text:s text:c="2"/>user,</text:p>
      <text:p text:style-name="P96"><text:s text:c="2"/>files,</text:p>
      <text:p text:style-name="P96"><text:s text:c="2"/>likeCount,</text:p>
      <text:p text:style-name="P96"><text:s text:c="2"/>isLiked,</text:p>
      <text:p text:style-name="P96"><text:s text:c="2"/>comments,</text:p>
      <text:p text:style-name="P96"><text:s text:c="2"/>createdAt</text:p>
      <text:p text:style-name="P96">}) =&gt; {</text:p>
      <text:p text:style-name="P96"><text:s text:c="2"/>return &lt;PostPresenter /&gt;;</text:p>
      <text:p text:style-name="P96">};</text:p>
      <text:p text:style-name="P96">PostContainer.prototype = {</text:p>
      <text:p text:style-name="P96"><text:s text:c="2"/>id: PropTypes.string.isRequired,</text:p>
      <text:p text:style-name="P96"><text:s text:c="2"/>user: PropTypes.shape({</text:p>
      <text:p text:style-name="P96"><text:s text:c="4"/>id: PropTypes.string.isRequired,</text:p>
      <text:p text:style-name="P96"><text:s text:c="4"/>avatar: PropTypes.string,</text:p>
      <text:p text:style-name="P96"><text:s text:c="4"/>name: PropTypes.string.isRequired</text:p>
      <text:p text:style-name="P96"><text:s text:c="2"/>}).isRequired,</text:p>
      <text:p text:style-name="P96"><text:soft-page-break/><text:s text:c="2"/>files: PropTypes.arrayOf(</text:p>
      <text:p text:style-name="P96"><text:s text:c="4"/>PropTypes.shape({</text:p>
      <text:p text:style-name="P96"><text:s text:c="6"/>id: PropTypes.string.isRequired,</text:p>
      <text:p text:style-name="P96"><text:s text:c="6"/>url: PropTypes.string.isRequired</text:p>
      <text:p text:style-name="P96"><text:s text:c="4"/>})</text:p>
      <text:p text:style-name="P96"><text:s text:c="2"/>).isRequired,</text:p>
      <text:p text:style-name="P96"><text:s text:c="2"/>likeCount: PropTypes.number.isRequired,</text:p>
      <text:p text:style-name="P96"><text:s text:c="2"/>isLiked: PropTypes.bool.isRequired,</text:p>
      <text:p text:style-name="P96"><text:s text:c="2"/>comments: PropTypes.arrayOf(</text:p>
      <text:p text:style-name="P96"><text:s text:c="4"/>PropTypes.shape({</text:p>
      <text:p text:style-name="P96"><text:s text:c="6"/>id: PropTypes.string.isRequired,</text:p>
      <text:p text:style-name="P96"><text:s text:c="6"/>text: PropTypes.string.isRequired,</text:p>
      <text:p text:style-name="P96"><text:s text:c="6"/>user: PropTypes.shape({</text:p>
      <text:p text:style-name="P96"><text:s text:c="8"/>id: PropTypes.string.isRequired,</text:p>
      <text:p text:style-name="P96"><text:s text:c="8"/>name: PropTypes.string.isRequired</text:p>
      <text:p text:style-name="P96"><text:s text:c="6"/>}).isRequired</text:p>
      <text:p text:style-name="P96"><text:s text:c="4"/>})</text:p>
      <text:p text:style-name="P96"><text:s text:c="2"/>).isRequired,</text:p>
      <text:p text:style-name="P96"><text:s text:c="2"/>createdA: PropTypes.string</text:p>
      <text:p text:style-name="P96">};</text:p>
      <text:p text:style-name="P96"/>
      <text:p text:style-name="P96">export default PostContainer;</text:p>
      <text:p text:style-name="P96">------------------------------------------------------------------------------------------------------------------------</text:p>
      <text:p text:style-name="P99">export default 하지 않는 이유는 PostContainer.propTypes해야 하기 때문이다. </text:p>
      <text:h text:style-name="P128" text:outline-level="3"><text:span text:style-name="T55">3</text:span>) <text:span text:style-name="T55">PostPresenter.js</text:span></text:h>
      <text:p text:style-name="P96">------------------------------------------------------------------------------------------------------------------------</text:p>
      <text:p text:style-name="P96">export default () =&gt; "Post";</text:p>
      <text:p text:style-name="P96">------------------------------------------------------------------------------------------------------------------------</text:p>
      <text:h text:style-name="Heading_20_1" text:outline-level="1">7.2<text:span text:style-name="T56"> Post component part Two</text:span></text:h>
      <text:p text:style-name="P100">1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18:05.343376876</meta:creation-date>
    <meta:generator>LibreOffice/6.0.7.3$Linux_X86_64 LibreOffice_project/00m0$Build-3</meta:generator>
    <dc:date>2019-05-26T15:24:39.311846906</dc:date>
    <meta:editing-duration>PT8H11M16S</meta:editing-duration>
    <meta:editing-cycles>48</meta:editing-cycles>
    <meta:document-statistic meta:table-count="0" meta:image-count="1" meta:object-count="0" meta:page-count="87" meta:paragraph-count="2421" meta:word-count="8185" meta:character-count="74275" meta:non-whitespace-character-count="61953"/>
  </office:meta>
</office:document-meta>
</file>